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"/>
  <manifest:file-entry manifest:full-path="ObjectReplacements/Object 20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gBlue Terminal 437TT" svg:font-family="'BigBlue Terminal 437TT', monospace, monospace, 'Droid Sans Mono', monospace, monospac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002cm" fo:margin-left="0.36cm" fo:margin-top="0cm" fo:margin-bottom="0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2cm"/>
    </style:style>
    <style:style style:name="Table1.D" style:family="table-column">
      <style:table-column-properties style:column-width="1.748cm"/>
    </style:style>
    <style:style style:name="Table1.E" style:family="table-column">
      <style:table-column-properties style:column-width="2.752cm"/>
    </style:style>
    <style:style style:name="Table1.F" style:family="table-column">
      <style:table-column-properties style:column-width="1.75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border-line-width-left="0.026cm 0.026cm 0.026cm" style:border-line-width-top="0.026cm 0.026cm 0.026cm" fo:padding-left="0.071cm" fo:padding-right="0.071cm" fo:padding-top="0cm" fo:padding-bottom="0cm" fo:border-left="2.25pt double #000000" fo:border-right="0.75pt solid #000000" fo:border-top="2.25pt double #000000" fo:border-bottom="0.75pt solid #000000"/>
    </style:style>
    <style:style style:name="Table1.B1" style:family="table-cell">
      <style:table-cell-properties style:border-line-width-top="0.026cm 0.026cm 0.026cm" fo:padding-left="0.071cm" fo:padding-right="0.071cm" fo:padding-top="0cm" fo:padding-bottom="0cm" fo:border-left="0.75pt solid #000000" fo:border-right="0.75pt solid #000000" fo:border-top="2.25pt double #000000" fo:border-bottom="0.75pt solid #000000"/>
    </style:style>
    <style:style style:name="Table1.G1" style:family="table-cell">
      <style:table-cell-properties style:border-line-width-right="0.026cm 0.026cm 0.026cm" style:border-line-width-top="0.026cm 0.026cm 0.026cm" fo:padding-left="0.071cm" fo:padding-right="0.071cm" fo:padding-top="0cm" fo:padding-bottom="0cm" fo:border-left="0.75pt solid #000000" fo:border-right="2.25pt double #000000" fo:border-top="2.25pt double #000000" fo:border-bottom="0.75pt solid #000000"/>
    </style:style>
    <style:style style:name="Table1.A2" style:family="table-cell">
      <style:table-cell-properties style:border-line-width-left="0.026cm 0.026cm 0.026cm" fo:padding-left="0.071cm" fo:padding-right="0.071cm" fo:padding-top="0cm" fo:padding-bottom="0cm" fo:border-left="2.25pt double #000000" fo:border-right="0.75pt solid #000000" fo:border-top="0.75pt solid #000000" fo:border-bottom="0.75pt solid #000000"/>
    </style:style>
    <style:style style:name="Table1.B2" style:family="table-cell">
      <style:table-cell-properties fo:padding-left="0.071cm" fo:padding-right="0.071cm" fo:padding-top="0cm" fo:padding-bottom="0cm" fo:border="0.75pt solid #000000"/>
    </style:style>
    <style:style style:name="Table1.G2" style:family="table-cell">
      <style:table-cell-properties style:border-line-width-right="0.026cm 0.026cm 0.026cm" fo:padding-left="0.071cm" fo:padding-right="0.071cm" fo:padding-top="0cm" fo:padding-bottom="0cm" fo:border-left="0.75pt solid #000000" fo:border-right="2.25pt double #000000" fo:border-top="0.75pt solid #000000" fo:border-bottom="0.75pt solid #000000"/>
    </style:style>
    <style:style style:name="Table1.B3" style:family="table-cell">
      <style:table-cell-properties style:vertical-align="middle" fo:padding-left="0.071cm" fo:padding-right="0.071cm" fo:padding-top="0cm" fo:padding-bottom="0cm" fo:border="0.75pt solid #000000"/>
    </style:style>
    <style:style style:name="Table1.G3" style:family="table-cell">
      <style:table-cell-properties style:vertical-align="middle" style:border-line-width-right="0.026cm 0.026cm 0.026cm" fo:padding-left="0.071cm" fo:padding-right="0.071cm" fo:padding-top="0cm" fo:padding-bottom="0cm" fo:border-left="0.75pt solid #000000" fo:border-right="2.25pt double #000000" fo:border-top="0.75pt solid #000000" fo:border-bottom="0.75pt solid #000000"/>
    </style:style>
    <style:style style:name="Table1.A4" style:family="table-cell">
      <style:table-cell-properties style:border-line-width-left="0.026cm 0.026cm 0.026cm" style:border-line-width-bottom="0.026cm 0.026cm 0.026cm" fo:padding-left="0.071cm" fo:padding-right="0.071cm" fo:padding-top="0cm" fo:padding-bottom="0cm" fo:border-left="2.25pt double #000000" fo:border-right="0.75pt solid #000000" fo:border-top="0.75pt solid #000000" fo:border-bottom="2.25pt double #000000"/>
    </style:style>
    <style:style style:name="Table1.B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C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D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E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F4" style:family="table-cell">
      <style:table-cell-properties style:border-line-width-bottom="0.026cm 0.026cm 0.026cm" fo:padding-left="0.071cm" fo:padding-right="0.071cm" fo:padding-top="0cm" fo:padding-bottom="0cm" fo:border-left="0.75pt solid #000000" fo:border-right="0.75pt solid #000000" fo:border-top="0.75pt solid #000000" fo:border-bottom="2.25pt double #000000"/>
    </style:style>
    <style:style style:name="Table1.G4" style:family="table-cell">
      <style:table-cell-properties style:border-line-width-right="0.026cm 0.026cm 0.026cm" style:border-line-width-bottom="0.026cm 0.026cm 0.026cm" fo:padding-left="0.071cm" fo:padding-right="0.071cm" fo:padding-top="0cm" fo:padding-bottom="0cm" fo:border-left="0.75pt solid #000000" fo:border-right="2.25pt double #000000" fo:border-top="0.75pt solid #000000" fo:border-bottom="2.25pt double #000000"/>
    </style:style>
    <style:style style:name="Table2" style:family="table">
      <style:table-properties style:width="3.54cm" table:align="center" style:writing-mode="lr-tb"/>
    </style:style>
    <style:style style:name="Table2.A" style:family="table-column">
      <style:table-column-properties style:column-width="0.889cm"/>
    </style:style>
    <style:style style:name="Table2.B" style:family="table-column">
      <style:table-column-properties style:column-width="0.884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3.54cm" table:align="center" style:writing-mode="lr-tb"/>
    </style:style>
    <style:style style:name="Table3.A" style:family="table-column">
      <style:table-column-properties style:column-width="0.889cm"/>
    </style:style>
    <style:style style:name="Table3.B" style:family="table-column">
      <style:table-column-properties style:column-width="0.88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6.492cm" fo:margin-left="0.009cm" fo:margin-top="0cm" fo:margin-bottom="0cm" table:align="left" style:writing-mode="lr-tb"/>
    </style:style>
    <style:style style:name="Table11.A" style:family="table-column">
      <style:table-column-properties style:column-width="5.226cm"/>
    </style:style>
    <style:style style:name="Table11.B" style:family="table-column">
      <style:table-column-properties style:column-width="1.967cm"/>
    </style:style>
    <style:style style:name="Table11.C" style:family="table-column">
      <style:table-column-properties style:column-width="1.979cm"/>
    </style:style>
    <style:style style:name="Table11.D" style:family="table-column">
      <style:table-column-properties style:column-width="2.748cm"/>
    </style:style>
    <style:style style:name="Table11.F" style:family="table-column">
      <style:table-column-properties style:column-width="1.824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5.523cm" table:align="center" style:writing-mode="lr-tb"/>
    </style:style>
    <style:style style:name="Table4.A" style:family="table-column">
      <style:table-column-properties style:column-width="0.725cm"/>
    </style:style>
    <style:style style:name="Table4.B" style:family="table-column">
      <style:table-column-properties style:column-width="0.96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3.755cm" fo:margin-top="0cm" fo:margin-bottom="0cm" table:align="center" style:writing-mode="lr-tb"/>
    </style:style>
    <style:style style:name="Table13.A" style:family="table-column">
      <style:table-column-properties style:column-width="1.998cm"/>
    </style:style>
    <style:style style:name="Table13.B" style:family="table-column">
      <style:table-column-properties style:column-width="11.756cm"/>
    </style:style>
    <style:style style:name="Table13.1" style:family="table-row">
      <style:table-row-properties style:min-row-height="0.984cm" fo:keep-together="auto"/>
    </style:style>
    <style:style style:name="Table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3.2" style:family="table-row">
      <style:table-row-properties fo:keep-together="auto"/>
    </style:style>
    <style:style style:name="Table13.3" style:family="table-row">
      <style:table-row-properties style:min-row-height="0.718cm" fo:keep-together="auto"/>
    </style:style>
    <style:style style:name="Table13.4" style:family="table-row">
      <style:table-row-properties fo:keep-together="auto"/>
    </style:style>
    <style:style style:name="Table5" style:family="table">
      <style:table-properties style:width="5.757cm" table:align="center" style:writing-mode="lr-tb"/>
    </style:style>
    <style:style style:name="Table5.A" style:family="table-column">
      <style:table-column-properties style:column-width="0.9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F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F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5.8cm" table:align="center" style:writing-mode="lr-tb"/>
    </style:style>
    <style:style style:name="Table6.A" style:family="table-column">
      <style:table-column-properties style:column-width="0.967cm"/>
    </style:style>
    <style:style style:name="Table6.1" style:family="table-row">
      <style:table-row-properties style:min-row-height="1.02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F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F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5.798cm" table:align="center" style:writing-mode="lr-tb"/>
    </style:style>
    <style:style style:name="Table7.A" style:family="table-column">
      <style:table-column-properties style:column-width="0.997cm"/>
    </style:style>
    <style:style style:name="Table7.B" style:family="table-column">
      <style:table-column-properties style:column-width="0.958cm"/>
    </style:style>
    <style:style style:name="Table7.C" style:family="table-column">
      <style:table-column-properties style:column-width="0.956cm"/>
    </style:style>
    <style:style style:name="Table7.D" style:family="table-column">
      <style:table-column-properties style:column-width="0.977cm"/>
    </style:style>
    <style:style style:name="Table7.F" style:family="table-column">
      <style:table-column-properties style:column-width="0.954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7.939cm" table:align="center" style:writing-mode="lr-tb"/>
    </style:style>
    <style:style style:name="Table8.A" style:family="table-column">
      <style:table-column-properties style:column-width="0.96cm"/>
    </style:style>
    <style:style style:name="Table8.B" style:family="table-column">
      <style:table-column-properties style:column-width="1.395cm"/>
    </style:style>
    <style:style style:name="Table8.D" style:family="table-column">
      <style:table-column-properties style:column-width="1.397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F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F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6.541cm" table:align="center" style:writing-mode="lr-tb"/>
    </style:style>
    <style:style style:name="Table9.A" style:family="table-column">
      <style:table-column-properties style:column-width="0.96cm"/>
    </style:style>
    <style:style style:name="Table9.B" style:family="table-column">
      <style:table-column-properties style:column-width="1.395cm"/>
    </style:style>
    <style:style style:name="Table9.1" style:family="table-row">
      <style:table-row-properties style:min-row-height="0.699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E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5.214cm" table:align="center" style:writing-mode="lr-tb"/>
    </style:style>
    <style:style style:name="Table10.A" style:family="table-column">
      <style:table-column-properties style:column-width="1.081cm"/>
    </style:style>
    <style:style style:name="Table10.B" style:family="table-column">
      <style:table-column-properties style:column-width="1.395cm"/>
    </style:style>
    <style:style style:name="Table10.D" style:family="table-column">
      <style:table-column-properties style:column-width="1.342cm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D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3.538cm" table:align="center" style:writing-mode="lr-tb"/>
    </style:style>
    <style:style style:name="Table12.A" style:family="table-column">
      <style:table-column-properties style:column-width="0.96cm"/>
    </style:style>
    <style:style style:name="Table12.B" style:family="table-column">
      <style:table-column-properties style:column-width="1.395cm"/>
    </style:style>
    <style:style style:name="Table12.C" style:family="table-column">
      <style:table-column-properties style:column-width="1.184cm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5.609cm" table:align="center" style:writing-mode="lr-tb"/>
    </style:style>
    <style:style style:name="Table14.A" style:family="table-column">
      <style:table-column-properties style:column-width="0.748cm"/>
    </style:style>
    <style:style style:name="Table14.B" style:family="table-column">
      <style:table-column-properties style:column-width="0.972cm"/>
    </style:style>
    <style:style style:name="Table14.F" style:family="table-column">
      <style:table-column-properties style:column-width="0.974cm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F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F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7.939cm" table:align="center" style:writing-mode="lr-tb"/>
    </style:style>
    <style:style style:name="Table15.A" style:family="table-column">
      <style:table-column-properties style:column-width="0.96cm"/>
    </style:style>
    <style:style style:name="Table15.B" style:family="table-column">
      <style:table-column-properties style:column-width="1.395cm"/>
    </style:style>
    <style:style style:name="Table15.D" style:family="table-column">
      <style:table-column-properties style:column-width="1.397cm"/>
    </style:style>
    <style:style style:name="Table15.1" style:family="table-row"/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F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F2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7.939cm" table:align="center" style:writing-mode="lr-tb"/>
    </style:style>
    <style:style style:name="Table16.A" style:family="table-column">
      <style:table-column-properties style:column-width="0.96cm"/>
    </style:style>
    <style:style style:name="Table16.B" style:family="table-column">
      <style:table-column-properties style:column-width="1.395cm"/>
    </style:style>
    <style:style style:name="Table16.D" style:family="table-column">
      <style:table-column-properties style:column-width="1.397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F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2pt" officeooo:paragraph-rsid="000e6637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2pt" officeooo:paragraph-rsid="001459b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  <style:text-properties style:font-name="Times New Roman" fo:font-size="12pt" officeooo:rsid="000cf260" officeooo:paragraph-rsid="000cf260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  <style:text-properties style:font-name="Times New Roman" fo:font-size="12pt" officeooo:rsid="000cf260" officeooo:paragraph-rsid="000e6637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2pt" officeooo:rsid="001459b1" officeooo:paragraph-rsid="001459b1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2pt" style:font-size-asian="12pt" style:font-name-complex="Times New Roman1" style:font-size-complex="10pt"/>
    </style:style>
    <style:style style:name="P9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" fo:font-size="12pt" style:font-size-asian="12pt" style:font-name-complex="Times New Roman1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" fo:font-size="12pt" style:font-size-asian="12pt" style:font-name-complex="Times New Roman1" style:font-size-complex="10pt"/>
    </style:style>
    <style:style style:name="P11" style:family="paragraph" style:parent-style-name="Standard">
      <style:paragraph-properties fo:margin-top="0cm" fo:margin-bottom="0cm" style:contextual-spacing="true" fo:text-align="justify" style:justify-single-word="false" fo:orphans="0" fo:widows="0"/>
      <style:text-properties style:font-name="Times New Roman" fo:font-size="12pt" officeooo:paragraph-rsid="000e6637" style:font-size-asian="12pt" style:font-name-complex="Times New Roman1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2pt" officeooo:paragraph-rsid="000fad6c" style:font-size-asian="12pt" style:font-name-complex="Times New Roman1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" fo:font-size="12pt" officeooo:paragraph-rsid="0010cfad" style:font-size-asian="12pt" style:font-name-complex="Times New Roman1" style:font-size-complex="10pt"/>
    </style:style>
    <style:style style:name="P14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" fo:font-size="12pt" officeooo:paragraph-rsid="001459b1" style:font-size-asian="12pt" style:font-name-complex="Times New Roman1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style:font-name="Times New Roman" fo:font-size="12pt" officeooo:paragraph-rsid="0010cfad" style:font-size-asian="12pt" style:font-name-complex="Times New Roman1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0cf260" officeooo:paragraph-rsid="000cf260" style:font-size-asian="12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0e6637" officeooo:paragraph-rsid="000e663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paragraph-rsid="000e663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1459b1" officeooo:paragraph-rsid="001459b1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style:letter-kerning="false" style:font-size-asian="12pt" style:font-name-complex="Times New Roman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size-asian="12pt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officeooo:paragraph-rsid="000e6637" style:letter-kerning="false" style:font-size-asian="12pt" style:font-name-complex="Times New Roman1" style:font-size-complex="12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size-asian="12pt" style:font-name-complex="Times New Roman1" style:font-size-complex="12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fo:font-weight="bold" style:letter-kerning="false" style:font-size-asian="12pt" style:font-weight-asian="bold" style:font-name-complex="Times New Roman1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.018cm" fo:margin-right="0.134cm" fo:margin-top="0cm" fo:margin-bottom="0cm" style:contextual-spacing="false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.004cm" fo:margin-top="0cm" fo:margin-bottom="0cm" style:contextual-spacing="false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.018cm" fo:margin-right="0.129cm" fo:margin-top="0cm" fo:margin-bottom="0cm" style:contextual-spacing="false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.018cm" fo:margin-right="0.127cm" fo:margin-top="0cm" fo:margin-bottom="0cm" style:contextual-spacing="false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.018cm" fo:margin-right="0.122cm" fo:margin-top="0cm" fo:margin-bottom="0cm" style:contextual-spacing="false" fo:text-align="center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6.182cm" fo:margin-right="0.044cm" fo:margin-top="0cm" fo:margin-bottom="0cm" style:contextual-spacing="false" fo:line-height="132%" fo:text-indent="-4.34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officeooo:paragraph-rsid="000329c5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Times New Roman" fo:font-size="14pt" officeooo:paragraph-rsid="000329c5" style:font-size-asian="14pt" style:font-name-complex="Times New Roman1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4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47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officeooo:paragraph-rsid="000329c5" style:font-size-asian="14pt" style:font-name-complex="Times New Roman1" style:font-size-complex="14pt"/>
    </style:style>
    <style:style style:name="P4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officeooo:rsid="00190b2c" officeooo:paragraph-rsid="000329c5" style:font-size-asian="14pt" style:font-name-complex="Times New Roman1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name="Times New Roman" fo:font-size="14pt" style:font-size-asian="14pt" style:font-name-complex="Times New Roman1"/>
    </style:style>
    <style:style style:name="P5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name-complex="Times New Roman1"/>
    </style:style>
    <style:style style:name="P5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name="Times New Roman" fo:font-size="14pt" officeooo:paragraph-rsid="000e6637" style:font-size-asian="14pt" style:font-name-complex="Times New Roman1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4pt" style:font-size-asian="14pt" style:font-name-complex="Times New Roman1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Times New Roman" fo:font-size="14pt" style:font-size-asian="14pt" style:font-name-complex="Times New Roman1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0.97cm" style:auto-text-indent="false"/>
      <style:text-properties style:font-name="Times New Roman" fo:font-size="14pt" style:font-size-asian="14pt" style:font-name-complex="Times New Roman1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  <style:text-properties style:font-name="Times New Roman" fo:font-size="14pt" style:font-size-asian="14pt" style:font-name-complex="Times New Roman1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1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4pt" style:font-size-asian="14pt" style:font-name-complex="Times New Roman1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  <style:text-properties style:font-name="Times New Roman" fo:font-size="14pt" officeooo:rsid="000cf260" officeooo:paragraph-rsid="000cf260" style:font-size-asian="14pt" style:font-name-complex="Times New Roman1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  <style:text-properties style:font-name="Times New Roman" fo:font-size="14pt" officeooo:rsid="000cf260" officeooo:paragraph-rsid="000e6637" style:font-size-asian="14pt" style:font-name-complex="Times New Roman1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rsid="000cf260" officeooo:paragraph-rsid="000e6637" style:font-size-asian="14pt" style:font-name-complex="Times New Roman1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  <style:text-properties style:font-name="Times New Roman" fo:font-size="14pt" officeooo:rsid="000e6637" officeooo:paragraph-rsid="000cf260" style:font-size-asian="14pt" style:font-name-complex="Times New Roman1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4pt" officeooo:rsid="001459b1" officeooo:paragraph-rsid="001459b1" style:font-size-asian="14pt" style:font-name-complex="Times New Roman1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officeooo:paragraph-rsid="000329c5" style:font-size-asian="14pt" style:font-size-complex="14pt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1.199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4pt" officeooo:rsid="0004b7eb" officeooo:paragraph-rsid="0004b7eb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4pt" officeooo:rsid="000580da" officeooo:paragraph-rsid="000580da" style:font-size-asian="14pt" style:font-size-complex="14pt"/>
    </style:style>
    <style:style style:name="P6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officeooo:paragraph-rsid="000329c5" style:font-size-asian="14pt" style:font-size-complex="14pt"/>
    </style:style>
    <style:style style:name="P70" style:family="paragraph" style:parent-style-name="Standard">
      <style:paragraph-properties fo:margin-left="0cm" fo:margin-right="0cm" fo:line-height="100%" fo:text-align="justify" style:justify-single-word="false" fo:text-indent="0.97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1" style:family="paragraph" style:parent-style-name="Standard">
      <style:paragraph-properties fo:margin-left="0cm" fo:margin-right="0cm" fo:line-height="100%" fo:text-align="justify" style:justify-single-word="false" fo:text-indent="0.97cm" style:auto-text-indent="false"/>
      <style:text-properties style:font-name="Times New Roman" fo:font-size="14pt" fo:font-weight="bold" officeooo:paragraph-rsid="000329c5" style:font-size-asian="14pt" style:font-weight-asian="bold" style:font-name-complex="Times New Roman1" style:font-size-complex="14pt" style:font-weight-complex="bold"/>
    </style:style>
    <style:style style:name="P7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fo:language="ru" fo:country="RU" style:letter-kerning="false" style:font-size-asian="14pt" style:font-name-complex="Times New Roman1" style:font-size-complex="14pt" style:language-complex="ar" style:country-complex="SA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4pt" officeooo:rsid="0010cfad" officeooo:paragraph-rsid="0010cfad" style:font-size-asian="12.25pt" style:font-size-complex="14pt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size-asian="11pt" style:font-name-complex="Times New Roman1" style:font-size-complex="11pt" style:language-complex="ar" style:country-complex="SA" style:font-weight-complex="bold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  <style:text-properties style:font-name="Times New Roman" fo:language="en" fo:country="US" officeooo:paragraph-rsid="000e6637" style:font-name-complex="Times New Roman1"/>
    </style:style>
    <style:style style:name="P77" style:family="paragraph" style:parent-style-name="Body_20_Text_20_2">
      <style:paragraph-properties fo:margin-left="0cm" fo:margin-right="0cm" fo:line-height="100%" fo:text-indent="1cm" style:auto-text-indent="false"/>
    </style:style>
    <style:style style:name="P78" style:family="paragraph" style:parent-style-name="Основной_20_текст_20_22">
      <style:paragraph-properties fo:margin-left="0cm" fo:margin-right="0cm" fo:line-height="100%" fo:text-indent="1cm" style:auto-text-indent="false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80" style:family="paragraph" style:parent-style-name="Standard">
      <style:paragraph-properties fo:margin-left="0cm" fo:margin-right="0cm" fo:line-height="100%" fo:text-align="justify" style:justify-single-word="false" fo:text-indent="1cm" style:auto-text-indent="false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</style:style>
    <style:style style:name="P8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751cm" style:auto-text-indent="false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86" style:family="paragraph" style:parent-style-name="Standard">
      <style:paragraph-properties fo:margin-left="2.752cm" fo:margin-right="0cm" fo:margin-top="0cm" fo:margin-bottom="0cm" style:contextual-spacing="false" fo:line-height="100%" fo:text-align="justify" style:justify-single-word="false" fo:text-indent="-2.752cm" style:auto-text-indent="false"/>
    </style:style>
    <style:style style:name="P87" style:family="paragraph" style:parent-style-name="Standard">
      <style:paragraph-properties fo:margin-left="2cm" fo:margin-right="0.25cm" fo:margin-top="0cm" fo:margin-bottom="0cm" style:contextual-spacing="false" fo:line-height="100%" fo:text-align="justify" style:justify-single-word="false" fo:text-indent="-1.251cm" style:auto-text-indent="false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officeooo:paragraph-rsid="000fad6c"/>
    </style:style>
    <style:style style:name="P89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officeooo:paragraph-rsid="0012a0cc"/>
    </style:style>
    <style:style style:name="P90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</style:style>
    <style:style style:name="P91" style:family="paragraph" style:parent-style-name="Standard">
      <style:paragraph-properties fo:margin-left="0.018cm" fo:margin-right="0.129cm" fo:margin-top="0cm" fo:margin-bottom="0cm" style:contextual-spacing="false" fo:line-height="100%" fo:text-align="center" style:justify-single-word="false" fo:text-indent="-0.018cm" style:auto-text-indent="false"/>
    </style:style>
    <style:style style:name="P92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9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0329c5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9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6" style:family="paragraph" style:parent-style-name="Standard">
      <style:paragraph-properties fo:margin-left="0.018cm" fo:margin-right="0.129cm" fo:margin-top="0cm" fo:margin-bottom="0cm" style:contextual-spacing="false" fo:line-height="100%" fo:text-align="center" style:justify-single-word="false" fo:text-indent="-0.018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7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8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fo:color="#000000" loext:opacity="100%" style:font-name="Times New Roman" fo:font-size="14pt" officeooo:rsid="00017649" officeooo:paragraph-rsid="00017649" style:font-name-asian="Times New Roman1" style:font-size-asian="14pt" style:font-name-complex="Times New Roman1" style:font-size-complex="14pt"/>
    </style:style>
    <style:style style:name="P9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" fo:font-size="12pt" fo:language="ru" fo:country="RU" style:letter-kerning="false" fo:background-color="transparent" style:font-size-asian="12pt" style:font-name-complex="Times New Roman1" style:font-size-complex="12pt" style:language-complex="ar" style:country-complex="SA" style:font-weight-complex="bold"/>
    </style:style>
    <style:style style:name="P100" style:family="paragraph" style:parent-style-name="Table_20_Contents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" fo:font-size="12pt" fo:language="ru" fo:country="RU" officeooo:paragraph-rsid="000fad6c" style:letter-kerning="false" fo:background-color="transparent" style:font-size-asian="12pt" style:font-name-complex="Times New Roman1" style:font-size-complex="12pt" style:language-complex="ar" style:country-complex="SA" style:font-weight-complex="bold"/>
    </style:style>
    <style:style style:name="P101" style:family="paragraph" style:parent-style-name="Table_20_Contents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" fo:font-size="12pt" fo:language="ru" fo:country="RU" officeooo:paragraph-rsid="0010cfad" style:letter-kerning="false" fo:background-color="transparent" style:font-size-asian="12pt" style:font-name-complex="Times New Roman1" style:font-size-complex="12pt" style:language-complex="ar" style:country-complex="SA" style:font-weight-complex="bold"/>
    </style:style>
    <style:style style:name="P10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" fo:font-size="12pt" style:letter-kerning="false" fo:background-color="transparent" style:font-size-asian="12pt" style:font-size-complex="12pt" style:language-complex="ar" style:country-complex="SA"/>
    </style:style>
    <style:style style:name="P103" style:family="paragraph" style:parent-style-name="Table_20_Contents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" fo:font-size="12pt" fo:language="en" fo:country="US" officeooo:paragraph-rsid="000fad6c" style:letter-kerning="false" fo:background-color="transparent" style:font-size-asian="12pt" style:font-name-complex="Times New Roman1" style:font-size-complex="12pt" style:language-complex="ar" style:country-complex="SA" style:font-weight-complex="bold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officeooo:paragraph-rsid="0012a0cc"/>
    </style:style>
    <style:style style:name="P105" style:family="paragraph" style:parent-style-name="Standard">
      <style:paragraph-properties fo:margin-left="0.25cm" fo:margin-right="0cm" fo:margin-top="0cm" fo:margin-bottom="0cm" style:contextual-spacing="true" fo:text-align="start" style:justify-single-word="false" fo:text-indent="1cm" style:auto-text-indent="false"/>
      <style:text-properties officeooo:paragraph-rsid="000580da"/>
    </style:style>
    <style:style style:name="P106" style:family="paragraph" style:parent-style-name="Standard">
      <style:paragraph-properties fo:margin-left="1.251cm" fo:margin-right="0cm" fo:margin-top="0cm" fo:margin-bottom="0cm" style:contextual-spacing="true" fo:text-indent="-1.251cm" style:auto-text-indent="false"/>
      <style:text-properties officeooo:paragraph-rsid="000580da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fo:font-weight="normal" officeooo:rsid="0007657d" officeooo:paragraph-rsid="0007657d" style:font-weight-asian="normal" style:font-weight-complex="normal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Courier New" fo:font-size="12pt" style:font-size-asian="12pt" style:font-size-complex="12pt"/>
    </style:style>
    <style:style style:name="P10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line-height="108%" fo:text-align="start" style:justify-single-word="false" fo:orphans="2" fo:widows="2" fo:text-indent="1cm" style:auto-text-indent="false" style:page-number="auto" fo:background-color="transparent" fo:keep-with-next="always" style:writing-mode="lr-tb"/>
      <style:text-properties officeooo:paragraph-rsid="000329c5"/>
    </style:style>
    <style:style style:name="P110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line-height="108%" fo:text-align="start" style:justify-single-word="false" fo:orphans="2" fo:widows="2" fo:text-indent="1cm" style:auto-text-indent="false" style:page-number="auto" fo:background-color="transparent" fo:keep-with-next="always" style:writing-mode="lr-tb"/>
      <style:text-properties style:font-name="Times New Roman" fo:font-size="14pt" officeooo:paragraph-rsid="000329c5" style:font-size-asian="14pt" style:font-size-complex="14pt"/>
    </style:style>
    <style:style style:name="P111" style:family="paragraph" style:parent-style-name="Standard" style:master-page-name="First_20_Page">
      <style:paragraph-properties fo:margin-left="0.018cm" fo:margin-right="0.134cm" fo:margin-top="0cm" fo:margin-bottom="0cm" style:contextual-spacing="false" fo:text-align="center" style:justify-single-word="false" fo:text-indent="-0.018cm" style:auto-text-indent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4pt" fo:font-weight="bold" style:font-size-asian="14pt" style:font-weight-asian="bold" style:font-name-complex="Times New Roman1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4pt" fo:font-weight="normal" officeooo:rsid="0007657d" officeooo:paragraph-rsid="0007657d" style:font-size-asian="14pt" style:font-weight-asian="normal" style:font-name-complex="Times New Roman1" style:font-weight-complex="normal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4pt" style:font-size-asian="14pt" style:font-name-complex="Times New Roman1"/>
    </style:style>
    <style:style style:name="P115" style:family="paragraph" style:parent-style-name="Standard">
      <style:paragraph-properties fo:margin-left="0.25cm" fo:margin-right="0cm" fo:margin-top="0cm" fo:margin-bottom="0cm" style:contextual-spacing="true" fo:text-align="start" style:justify-single-word="false" fo:text-indent="1cm" style:auto-text-indent="false"/>
      <style:text-properties style:font-name="Times New Roman" fo:font-size="12pt" officeooo:paragraph-rsid="000580da" style:font-size-asian="12pt" style:font-name-complex="Times New Roman1" style:font-size-complex="12pt" style:font-weight-complex="bold"/>
    </style:style>
    <style:style style:name="P116" style:family="paragraph" style:parent-style-name="Standard">
      <style:paragraph-properties fo:margin-left="1.251cm" fo:margin-right="0cm" fo:margin-top="0cm" fo:margin-bottom="0cm" style:contextual-spacing="true" fo:text-indent="-1.251cm" style:auto-text-indent="false"/>
      <style:text-properties style:font-name="Times New Roman" fo:font-size="12pt" officeooo:paragraph-rsid="000580da" style:font-size-asian="12pt" style:font-name-complex="Times New Roman1" style:font-size-complex="12pt" style:font-weight-complex="bold"/>
    </style:style>
    <style:style style:name="P11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style:font-name="Times New Roman" fo:font-size="12pt" officeooo:paragraph-rsid="0010cfad" style:font-size-asian="12pt" style:font-name-complex="Times New Roman1" style:font-size-complex="12pt"/>
    </style:style>
    <style:style style:name="P118" style:family="paragraph" style:parent-style-name="Standard" style:list-style-name="">
      <loext:graphic-properties draw:fill="none"/>
      <style:paragraph-properties fo:margin-left="0cm" fo:margin-right="0cm" fo:margin-top="0.353cm" fo:margin-bottom="0.212cm" style:contextual-spacing="false" fo:line-height="108%" fo:text-align="justify" style:justify-single-word="false" fo:orphans="2" fo:widows="2" fo:text-indent="1cm" style:auto-text-indent="false" fo:background-color="transparent" style:writing-mode="lr-tb"/>
      <style:text-properties officeooo:paragraph-rsid="000329c5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Courier New" fo:font-size="12pt" style:font-size-asian="12pt" style:font-name-complex="Times New Roman1" style:font-size-complex="12pt"/>
    </style:style>
    <style:style style:name="P120" style:family="paragraph" style:parent-style-name="Standard">
      <style:paragraph-properties fo:margin-left="0cm" fo:margin-right="0cm" fo:line-height="100%" fo:text-align="justify" style:justify-single-word="false" fo:text-indent="0.97cm" style:auto-text-indent="false"/>
      <style:text-properties officeooo:rsid="0017cf1c"/>
    </style:style>
    <style:style style:name="P1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97cm" style:auto-text-indent="false"/>
    </style:style>
    <style:style style:name="P1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8ce53"/>
    </style:style>
    <style:style style:name="P123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officeooo:paragraph-rsid="0019f154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.97cm" style:auto-text-indent="false" fo:break-before="page"/>
      <style:text-properties style:font-name="Times New Roman" fo:font-size="14pt" fo:font-weight="bold" officeooo:rsid="0017cf1c" officeooo:paragraph-rsid="0017cf1c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.97cm" style:auto-text-indent="false"/>
      <style:text-properties style:font-name="Times New Roman" fo:font-size="14pt" fo:font-weight="bold" officeooo:rsid="0017cf1c" officeooo:paragraph-rsid="0017cf1c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top="0cm" fo:margin-bottom="0cm" style:contextual-spacing="false" style:line-height-at-least="0.503cm"/>
      <style:text-properties fo:color="#fdfeff" loext:opacity="100%" style:font-name="BigBlue Terminal 437TT" fo:font-size="10.5pt" fo:font-weight="normal" fo:background-color="#030d22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.97cm" style:auto-text-indent="false"/>
      <style:text-properties fo:color="#000000" loext:opacity="100%" style:font-name="Times New Roman" fo:font-size="14pt" fo:font-weight="normal" officeooo:rsid="0017cf1c" officeooo:paragraph-rsid="0017cf1c" fo:background-color="#ffffff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.97cm" style:auto-text-indent="false" fo:break-before="page"/>
      <style:text-properties fo:color="#000000" loext:opacity="100%" style:font-name="Times New Roman" fo:font-size="14pt" fo:font-weight="bold" officeooo:rsid="0018ce53" officeooo:paragraph-rsid="0018ce53" fo:background-color="#ffffff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.97cm" style:auto-text-indent="false"/>
      <style:text-properties fo:color="#000000" loext:opacity="100%" style:font-name="Times New Roman" fo:font-size="14pt" fo:font-weight="bold" officeooo:rsid="0017cf1c" officeooo:paragraph-rsid="0017cf1c" fo:background-color="#ffffff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 New" fo:font-size="12pt" fo:font-weight="normal" officeooo:rsid="0017cf1c" officeooo:paragraph-rsid="0017cf1c" fo:background-color="#ffffff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urier New" fo:font-size="12pt" fo:font-weight="normal" fo:background-color="#ffffff" style:font-size-asian="12pt" style:font-size-complex="12pt"/>
    </style:style>
    <style:style style:name="P132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urier New" fo:font-size="12pt" fo:font-weight="normal" officeooo:rsid="0017cf1c" officeooo:paragraph-rsid="0017cf1c" fo:background-color="#ffffff" style:font-size-asian="12pt" style:font-size-complex="12pt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.97cm" style:auto-text-indent="false"/>
      <style:text-properties fo:color="#000000" loext:opacity="100%" style:font-name="Courier New" fo:font-size="12pt" fo:font-weight="normal" officeooo:rsid="0018ce53" officeooo:paragraph-rsid="0018ce53" fo:background-color="#ffffff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urier New" fo:font-size="12pt" fo:background-color="#ffffff" style:font-size-asian="12pt" style:font-size-complex="12pt"/>
    </style:style>
    <style:style style:name="P135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urier New" fo:font-size="12pt" fo:font-style="italic" fo:font-weight="normal" fo:background-color="#ffffff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" fo:font-size="12pt" officeooo:rsid="000e6637" officeooo:paragraph-rsid="000e6637" style:font-size-asian="12pt" style:font-size-complex="12pt"/>
    </style:style>
    <style:style style:name="P137" style:family="paragraph" style:parent-style-name="Table_20_Contents">
      <style:text-properties style:font-name="Times New Roman" fo:font-size="12pt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n" fo:font-size="12pt" officeooo:rsid="0019f154" officeooo:paragraph-rsid="0019f154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" fo:font-size="12pt" officeooo:paragraph-rsid="001a4bea" style:font-size-asian="12pt" style:font-size-complex="12pt"/>
    </style:style>
    <style:style style:name="P141" style:family="paragraph" style:parent-style-name="Table_20_Contents">
      <style:text-properties fo:font-size="14pt" style:font-size-asian="14pt" style:font-size-complex="14pt"/>
    </style:style>
    <style:style style:name="T1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0pt"/>
    </style:style>
    <style:style style:name="T3" style:family="text">
      <style:text-properties style:font-name="Times New Roman" fo:font-size="14pt" style:font-size-asian="14pt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officeooo:rsid="00190b2c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74eec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87538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2a0cc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459b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8ce53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9f154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2a0cc" style:font-size-asian="14pt" style:font-name-complex="Times New Roman1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officeooo:rsid="0012a0cc" style:font-size-asian="14pt" style:font-size-complex="14pt"/>
    </style:style>
    <style:style style:name="T16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T19" style:family="text">
      <style:text-properties style:font-name="Times New Roman" fo:font-size="14pt" fo:font-style="italic" style:font-size-asian="14pt" style:font-style-asian="italic" style:font-name-complex="Times New Roman1"/>
    </style:style>
    <style:style style:name="T20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1" style:family="text">
      <style:text-properties style:font-name="Times New Roman" fo:font-size="14pt" fo:font-style="italic" officeooo:rsid="0019f154" style:font-size-asian="14pt" style:font-style-asian="italic" style:font-name-complex="Times New Roman1" style:font-size-complex="14pt"/>
    </style:style>
    <style:style style:name="T22" style:family="text">
      <style:text-properties style:font-name="Times New Roman" fo:font-size="14pt" fo:language="en" fo:country="US" style:font-size-asian="14pt" style:font-name-complex="Times New Roman1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fo:font-style="italic" style:font-size-asian="14pt" style:font-style-asian="italic" style:font-name-complex="Times New Roman1"/>
    </style:style>
    <style:style style:name="T25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26" style:family="text">
      <style:text-properties style:font-name="Times New Roman" fo:font-size="13.5pt" style:font-size-asian="13.5pt" style:font-name-complex="Times New Roman1" style:font-size-complex="13.5pt"/>
    </style:style>
    <style:style style:name="T2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8" style:family="text">
      <style:text-properties fo:color="#000000" loext:opacity="100%" style:font-name="Times New Roman" fo:font-size="14pt" officeooo:rsid="00017649" style:font-name-asian="Times New Roman1" style:font-size-asian="14pt" style:font-name-complex="Times New Roman1" style:font-size-complex="14pt"/>
    </style:style>
    <style:style style:name="T29" style:family="text">
      <style:text-properties style:text-position="sub 58%" style:font-name="Times New Roman" fo:font-size="14pt" fo:font-style="italic" style:font-size-asian="14pt" style:font-style-asian="italic" style:font-name-complex="Times New Roman1" style:font-size-complex="14pt"/>
    </style:style>
    <style:style style:name="T30" style:family="text">
      <style:text-properties style:text-position="sub 58%" style:font-name="Times New Roman" fo:font-size="14pt" fo:font-style="italic" officeooo:rsid="0019f154" style:font-size-asian="14pt" style:font-style-asian="italic" style:font-name-complex="Times New Roman1" style:font-size-complex="14pt"/>
    </style:style>
    <style:style style:name="T31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32" style:family="text">
      <style:text-properties style:text-position="sub 58%" style:font-name="Times New Roman" fo:font-size="14pt" officeooo:rsid="0019f154" style:font-size-asian="14pt" style:font-name-complex="Times New Roman1" style:font-size-complex="14pt"/>
    </style:style>
    <style:style style:name="T33" style:family="text">
      <style:text-properties style:text-position="sub 58%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34" style:family="text">
      <style:text-properties style:text-position="sub 58%" style:font-name="Times New Roman" fo:font-size="18pt" fo:font-style="italic" style:font-size-asian="18pt" style:font-style-asian="italic" style:font-name-complex="Times New Roman1"/>
    </style:style>
    <style:style style:name="T35" style:family="text">
      <style:text-properties style:text-position="sub 58%" style:font-name="Times New Roman" fo:font-size="18pt" fo:font-style="italic" style:font-size-asian="18pt" style:font-style-asian="italic" style:font-name-complex="Times New Roman1" style:font-size-complex="18pt"/>
    </style:style>
    <style:style style:name="T36" style:family="text">
      <style:text-properties style:text-position="sub 58%" style:font-name="Times New Roman" fo:font-size="18pt" style:font-size-asian="18pt" style:font-name-complex="Times New Roman1"/>
    </style:style>
    <style:style style:name="T37" style:family="text">
      <style:text-properties style:font-size-complex="14pt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size-complex="14pt"/>
    </style:style>
    <style:style style:name="T40" style:family="text">
      <style:text-properties fo:font-weight="bold" fo:background-color="transparent" loext:char-shading-value="0" style:font-name-complex="Times New Roman1"/>
    </style:style>
    <style:style style:name="T41" style:family="text">
      <style:text-properties fo:font-style="italic"/>
    </style:style>
    <style:style style:name="T42" style:family="text">
      <style:text-properties fo:font-style="italic" style:font-style-asian="italic"/>
    </style:style>
    <style:style style:name="T43" style:family="text">
      <style:text-properties style:text-position="super 58%" style:font-name="Times New Roman" fo:font-size="18pt" style:font-size-asian="18pt" style:font-name-complex="Times New Roman1"/>
    </style:style>
    <style:style style:name="T44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45" style:family="text">
      <style:text-properties style:font-name="Symbol" fo:font-size="14pt" style:font-name-asian="Symbol1" style:font-size-asian="14pt" style:font-name-complex="Symbol1"/>
    </style:style>
    <style:style style:name="T46" style:family="text">
      <style:text-properties officeooo:rsid="00190b2c"/>
    </style:style>
    <style:style style:name="T47" style:family="text">
      <style:text-properties style:font-name-complex="Times New Roman1"/>
    </style:style>
    <style:style style:name="T48" style:family="text">
      <style:text-properties officeooo:rsid="00174eec" style:font-name-complex="Times New Roman1"/>
    </style:style>
    <style:style style:name="T49" style:family="text">
      <style:text-properties officeooo:rsid="00187538" style:font-name-complex="Times New Roman1"/>
    </style:style>
    <style:style style:name="T50" style:family="text">
      <style:text-properties officeooo:rsid="00190b2c" style:font-name-complex="Times New Roman1"/>
    </style:style>
    <style:style style:name="T51" style:family="text">
      <style:text-properties officeooo:rsid="00187538"/>
    </style:style>
    <style:style style:name="T52" style:family="text">
      <style:text-properties fo:font-size="12pt" style:font-size-asian="12pt" style:font-size-complex="10pt"/>
    </style:style>
    <style:style style:name="T53" style:family="text">
      <style:text-properties fo:font-size="12pt" fo:language="en" fo:country="US" style:font-size-asian="12pt" style:font-size-complex="10pt"/>
    </style:style>
    <style:style style:name="T54" style:family="text">
      <style:text-properties officeooo:rsid="00094d1f"/>
    </style:style>
    <style:style style:name="T55" style:family="text">
      <style:text-properties officeooo:rsid="000e6637"/>
    </style:style>
    <style:style style:name="T56" style:family="text">
      <style:text-properties fo:font-size="14pt" style:font-size-asian="14pt"/>
    </style:style>
    <style:style style:name="T57" style:family="text">
      <style:text-properties officeooo:rsid="000fad6c"/>
    </style:style>
    <style:style style:name="T58" style:family="text">
      <style:text-properties fo:language="ru" fo:country="RU" style:font-name-complex="Times New Roman1" style:font-weight-complex="bold"/>
    </style:style>
    <style:style style:name="T59" style:family="text">
      <style:text-properties fo:language="en" fo:country="US" style:font-name-complex="Times New Roman1" style:font-weight-complex="bold"/>
    </style:style>
    <style:style style:name="T60" style:family="text">
      <style:text-properties style:font-size-complex="12pt"/>
    </style:style>
    <style:style style:name="T61" style:family="text">
      <style:text-properties officeooo:rsid="0010cfad"/>
    </style:style>
    <style:style style:name="T62" style:family="text">
      <style:text-properties officeooo:rsid="0012a0cc"/>
    </style:style>
    <style:style style:name="T63" style:family="text">
      <style:text-properties fo:background-color="transparent" loext:char-shading-value="0" style:font-name-complex="Times New Roman1"/>
    </style:style>
    <style:style style:name="T64" style:family="text">
      <style:text-properties officeooo:rsid="0012a0cc" fo:background-color="transparent" loext:char-shading-value="0" style:font-name-complex="Times New Roman1"/>
    </style:style>
    <style:style style:name="T65" style:family="text">
      <style:text-properties officeooo:rsid="001459b1"/>
    </style:style>
    <style:style style:name="T6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7" style:family="text">
      <style:text-properties style:text-position="0% 100%" style:font-name="Times New Roman" fo:font-size="14pt" fo:font-style="italic" officeooo:rsid="0019f154" style:font-size-asian="14pt" style:font-style-asian="italic" style:font-name-complex="Times New Roman1" style:font-size-complex="14pt"/>
    </style:style>
    <style:style style:name="T68" style:family="text">
      <style:text-properties style:text-position="0% 100%" style:font-name="Times New Roman" fo:font-size="14pt" officeooo:rsid="0019f154" style:font-size-asian="14pt" style:font-name-complex="Times New Roman1" style:font-size-complex="14pt"/>
    </style:style>
    <style:style style:name="T69" style:family="text">
      <style:text-properties officeooo:rsid="001a4bea"/>
    </style:style>
    <style:style style:name="fr1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Министерство образования Республики Беларусь </text:p>
      <text:p text:style-name="P29"><text:s/></text:p>
      <text:p text:style-name="P30">Учреждение образования </text:p>
      <text:p text:style-name="P33">«Белорусский государственный университет информатики и радиоэлектроники» </text:p>
      <text:p text:style-name="P27"><text:s/></text:p>
      <text:p text:style-name="P28">Кафедра электронных вычислительных машин </text:p>
      <text:p text:style-name="P27"><text:s/></text:p>
      <text:p text:style-name="P27"><text:s/></text:p>
      <text:p text:style-name="P27"><text:s/></text:p>
      <text:p text:style-name="P27"><text:s/></text:p>
      <text:p text:style-name="P27"><text:s/></text:p>
      <text:p text:style-name="P27"/>
      <text:p text:style-name="P34"/>
      <text:p text:style-name="P27"><text:s/></text:p>
      <text:p text:style-name="P29"><text:s/></text:p>
      <text:p text:style-name="P31">Лабораторная работа №4 </text:p>
      <text:p text:style-name="P32">«Методы и процедуры принятия решений при многих критериях» </text:p>
      <text:p text:style-name="P31">Вариант № 3</text:p>
      <text:p text:style-name="P29"><text:s/></text:p>
      <text:p text:style-name="P29"><text:s/></text:p>
      <text:p text:style-name="P29"><text:s/></text:p>
      <text:p text:style-name="P29"><text:s text:c="2"/></text:p>
      <text:p text:style-name="P97">Выполнил <text:s text:c="86"/>Проверил:</text:p>
      <text:p text:style-name="P90"><text:span text:style-name="T27">студент группы </text:span><text:span text:style-name="T28">050502</text:span><text:span text:style-name="T27">: <text:s text:c="59"/></text:span><text:span text:style-name="T28">Селезнев А.И.</text:span></text:p>
      <text:p text:style-name="P98">Крачковский А.В.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/></text:p>
      <text:p text:style-name="P91"><text:span text:style-name="T27">Минск 202</text:span><text:span text:style-name="T28">3</text:span></text:p>
      <text:p text:style-name="P70"><text:soft-page-break/>1. Исходные данные для выполнения</text:p>
      <text:p text:style-name="P35">Предлагаются шесть вариантов площадки для строительства нового предприятия. Характеристики площадок следующие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row table:style-name="Table1.1">
          <table:table-cell table:style-name="Table1.A1" office:value-type="string">
            <text:p text:style-name="P2">Площадка</text:p>
          </table:table-cell>
          <table:table-cell table:style-name="Table1.B1" office:value-type="string">
            <text:p text:style-name="P2">Пл1</text:p>
          </table:table-cell>
          <table:table-cell table:style-name="Table1.B1" office:value-type="string">
            <text:p text:style-name="P2">Пл2</text:p>
          </table:table-cell>
          <table:table-cell table:style-name="Table1.B1" office:value-type="string">
            <text:p text:style-name="P2">Пл3</text:p>
          </table:table-cell>
          <table:table-cell table:style-name="Table1.B1" office:value-type="string">
            <text:p text:style-name="P2">Пл4</text:p>
          </table:table-cell>
          <table:table-cell table:style-name="Table1.B1" office:value-type="string">
            <text:p text:style-name="P2">Пл5</text:p>
          </table:table-cell>
          <table:table-cell table:style-name="Table1.G1" office:value-type="string">
            <text:p text:style-name="P2">Пл6</text:p>
          </table:table-cell>
        </table:table-row>
        <table:table-row table:style-name="Table1.1">
          <table:table-cell table:style-name="Table1.A2" office:value-type="string">
            <text:p text:style-name="P2">Уровень развития дорожной сети</text:p>
          </table:table-cell>
          <table:table-cell table:style-name="Table1.B2" office:value-type="string">
            <text:p text:style-name="P2">средняя</text:p>
          </table:table-cell>
          <table:table-cell table:style-name="Table1.B2" office:value-type="string">
            <text:p text:style-name="P2">плохая</text:p>
          </table:table-cell>
          <table:table-cell table:style-name="Table1.B2" office:value-type="string">
            <text:p text:style-name="P2">развитая</text:p>
          </table:table-cell>
          <table:table-cell table:style-name="Table1.B2" office:value-type="string">
            <text:p text:style-name="P2">развитая (немного лучше, чем для Пл3)</text:p>
          </table:table-cell>
          <table:table-cell table:style-name="Table1.B2" office:value-type="string">
            <text:p text:style-name="P2">средняя</text:p>
          </table:table-cell>
          <table:table-cell table:style-name="Table1.G2" office:value-type="string">
            <text:p text:style-name="P2">плохая</text:p>
          </table:table-cell>
        </table:table-row>
        <table:table-row table:style-name="Table1.1">
          <table:table-cell table:style-name="Table1.A2" office:value-type="string">
            <text:p text:style-name="P2">Энергоснабжение</text:p>
          </table:table-cell>
          <table:table-cell table:style-name="Table1.B3" office:value-type="string">
            <text:p text:style-name="P2">хорошее</text:p>
          </table:table-cell>
          <table:table-cell table:style-name="Table1.B3" office:value-type="string">
            <text:p text:style-name="P2">хорошее</text:p>
          </table:table-cell>
          <table:table-cell table:style-name="Table1.B3" office:value-type="string">
            <text:p text:style-name="P2">плохое</text:p>
          </table:table-cell>
          <table:table-cell table:style-name="Table1.B3" office:value-type="string">
            <text:p text:style-name="P2">среднее</text:p>
          </table:table-cell>
          <table:table-cell table:style-name="Table1.B3" office:value-type="string">
            <text:p text:style-name="P2">очень хорошее</text:p>
          </table:table-cell>
          <table:table-cell table:style-name="Table1.G3" office:value-type="string">
            <text:p text:style-name="P2">среднее</text:p>
          </table:table-cell>
        </table:table-row>
        <table:table-row table:style-name="Table1.1">
          <table:table-cell table:style-name="Table1.A4" office:value-type="string">
            <text:p text:style-name="P2">Затраты на подго-товку к строитель-ству, млн ден.ед.</text:p>
          </table:table-cell>
          <table:table-cell table:style-name="Table1.B4" office:value-type="string">
            <text:p text:style-name="P2">3,5</text:p>
          </table:table-cell>
          <table:table-cell table:style-name="Table1.C4" office:value-type="string">
            <text:p text:style-name="P2">2,5</text:p>
          </table:table-cell>
          <table:table-cell table:style-name="Table1.D4" office:value-type="string">
            <text:p text:style-name="P2">3</text:p>
          </table:table-cell>
          <table:table-cell table:style-name="Table1.E4" office:value-type="string">
            <text:p text:style-name="P2">3,5</text:p>
          </table:table-cell>
          <table:table-cell table:style-name="Table1.F4" office:value-type="string">
            <text:p text:style-name="P2">3</text:p>
          </table:table-cell>
          <table:table-cell table:style-name="Table1.G4" office:value-type="string">
            <text:p text:style-name="P2">2,0</text:p>
          </table:table-cell>
        </table:table-row>
      </table:table>
      <text:p text:style-name="P35">Важность критериев оценивается двумя экспертами.</text:p>
      <text:p text:style-name="P35">По мнению первого эксперта, наиболее важный критерий - затраты на подготовку к строительству, менее важны (и одинаково важны между собой) уровень развития дорожной сети и энергоснабжение.</text:p>
      <text:p text:style-name="P35">По мнению второго эксперта, наиболее важный критерий - уровень развития дорожной сети, немного менее важный - затраты на подготовку к строительству, еще немного менее важный - энергоснабжение.</text:p>
      <text:p text:style-name="P96"/>
      <text:p text:style-name="P96"/>
      <text:p text:style-name="P71">2. Выбор множества Парето</text:p>
      <text:p text:style-name="P64">Выбор множества Парето-оптимальных решений (множества Парето) представляет собой отбор перспективных альтернатив, из которых затем отбирается одна (лучшая) альтернатива.</text:p>
      <text:p text:style-name="P64">Выберем множества Парето:</text:p>
      <text:p text:style-name="P48">Для удобства обозначим что A1 = „Уровень развития дорожной сети“, A2 = „Энергоснабжение“, а A3 = „Затраты на подготовку к строительству, млн ден. ед.“. При знаке „&gt;“ будем подразумевать „лучше“, при „=“ равны и при „&lt;“ хуже.</text:p>
      <text:h text:style-name="P109" text:outline-level="2"><text:span text:style-name="T7">2.1 </text:span><text:span text:style-name="T4">Сравним Пл1 и Пл2: </text:span></text:h>
      <text:p text:style-name="P69"><text:span text:style-name="T48">A1</text:span><text:span text:style-name="T47"> Пл1 </text:span><text:span text:style-name="T48">&gt;</text:span><text:span text:style-name="T47"> Пл2;</text:span></text:p>
      <text:p text:style-name="P69">A2 Пл1 = Пл2;</text:p>
      <text:p text:style-name="P69">A3 Пл1 &lt; Пл2</text:p>
      <text:p text:style-name="P69">Таким образом, ни одну из альтернатив исключить нельзя, так как по некоторым критериям лучше одна, а по другим – другая.</text:p>
      <text:h text:style-name="P109" text:outline-level="2"><text:soft-page-break/><text:span text:style-name="T8">2.2 </text:span><text:span text:style-name="T4">Сравним Пл1 и Пл3.</text:span></text:h>
      <text:p text:style-name="P69"><text:span text:style-name="T48">A1</text:span><text:span text:style-name="T47"> Пл1 </text:span><text:span text:style-name="T48">&lt;</text:span><text:span text:style-name="T47"> Пл</text:span><text:span text:style-name="T49">3</text:span><text:span text:style-name="T47">;</text:span></text:p>
      <text:p text:style-name="P69">A2 Пл1 &gt; Пл<text:span text:style-name="T51">3</text:span>;</text:p>
      <text:p text:style-name="P93"><text:span text:style-name="T4">A3 Пл1 &lt; Пл</text:span><text:span text:style-name="T8">3;</text:span></text:p>
      <text:p text:style-name="P36">Ни одна из альтернатив не исключается.</text:p>
      <text:h text:style-name="P109" text:outline-level="2"><text:span text:style-name="T8">2.3 </text:span><text:span text:style-name="T4">Сравним Пл1 и Пл4.</text:span></text:h>
      <text:p text:style-name="P69"><text:span text:style-name="T48">A1</text:span><text:span text:style-name="T47"> Пл1 </text:span><text:span text:style-name="T48">&lt;</text:span><text:span text:style-name="T47"> Пл</text:span><text:span text:style-name="T49">4</text:span><text:span text:style-name="T47">;</text:span></text:p>
      <text:p text:style-name="P69">A2 Пл1 &gt; Пл<text:span text:style-name="T51">4</text:span>;</text:p>
      <text:h text:style-name="P118" text:outline-level="2"><text:span text:style-name="T4">A3 Пл1 </text:span><text:span text:style-name="T6">=</text:span><text:span text:style-name="T4"> Пл</text:span><text:span text:style-name="T8">4;</text:span></text:h>
      <text:p text:style-name="P36">Ни одна из альтернатив не исключается.</text:p>
      <text:h text:style-name="P109" text:outline-level="2"><text:span text:style-name="T6">2.4 </text:span><text:span text:style-name="T4">Сравним Пл1 и Пл5.</text:span></text:h>
      <text:p text:style-name="P69"><text:span text:style-name="T48">A1</text:span><text:span text:style-name="T47"> Пл1 </text:span><text:span text:style-name="T50">=</text:span><text:span text:style-name="T47"> Пл</text:span><text:span text:style-name="T50">5</text:span><text:span text:style-name="T47">;</text:span></text:p>
      <text:p text:style-name="P69">A2 Пл1 &lt; Пл<text:span text:style-name="T46">5</text:span>;</text:p>
      <text:h text:style-name="P118" text:outline-level="2"><text:span text:style-name="T4">A3 Пл1 &lt; Пл</text:span><text:span text:style-name="T6">5</text:span><text:span text:style-name="T8">;</text:span></text:h>
      <text:p text:style-name="P49">Здесь мы можем заметить что Пл1 ничем не превосходит Пл5, напротив, является более худшей альтернативой, из чего следует что мы можем исключить Пл1 из дальнейшего сравнения.</text:p>
      <text:h text:style-name="P110" text:outline-level="2">2.5 Остальные</text:h>
      <text:p text:style-name="P93"><text:span text:style-name="T4">Аналогично сравниваются остальные альтернативы. </text:span><text:span text:style-name="T6">Но дальнейшие сравнения не приведут к исключению какой-либо альтернативы.</text:span></text:p>
      <text:p text:style-name="P40">Таким образом, во множество Парето <text:span text:style-name="T46">войдут</text:span> альтернативы Пл2, Пл3, Пл4, Пл5 и Пл6. Именно из них будет затем выбираться лучшая альтернатива.</text:p>
      <text:p text:style-name="P56"/>
      <text:p text:style-name="P70">3. Второй способ анализа альтернатив</text:p>
      <text:p text:style-name="P72">3.1 Метод предпочтений</text:p>
      <text:p text:style-name="P53">Метод основан на ранжировании альтернатив, выполняемом группой экспертов. Каждый из экспертов (независимо от других) выполняет ранжирование альтернатив, т.е. указывает, какая из альтернатив, по его мнению, является лучшей, какая - следующей за ней, и т.д. </text:p>
      <text:p text:style-name="P79"><text:span text:style-name="T16">1 </text:span><text:span text:style-name="T4">Каждому эксперту предлагается выполнить ранжирование альтернатив <text:s/>по предпочтению. В данном примере каждый эксперт присваивает номер 1 фактору, который (по его мнению) оказывает наибольшее влияние на рост </text:span><text:soft-page-break/><text:span text:style-name="T4">производительности труда; 2 - следующему по важности фактору, и т.д. Оценки, указанные экспертами, сводятся в таблицу (матрицу) размером </text:span><text:span text:style-name="T20">M</text:span><text:span text:style-name="T23">x</text:span><text:span text:style-name="T20">N</text:span><text:span text:style-name="T4">, где </text:span><text:span text:style-name="T20">M</text:span><text:span text:style-name="T4"> - количество экспертов, </text:span><text:span text:style-name="T20">N</text:span><text:span text:style-name="T4">- количество альтернатив (в данном примере - количество факторов роста производительности труда). Обозначим эти оценки как </text:span><text:span text:style-name="T20">X</text:span><text:span text:style-name="T29">ij</text:span><text:span text:style-name="T4">, </text:span><text:span text:style-name="T20">i</text:span><text:span text:style-name="T4">=1,...,</text:span><text:span text:style-name="T20">M</text:span><text:span text:style-name="T4">, </text:span><text:span text:style-name="T20">j</text:span><text:span text:style-name="T4">=1,...,</text:span><text:span text:style-name="T20">N</text:span><text:span text:style-name="T4">.</text:span></text:p>
      <text:p text:style-name="P38">Ранжирование альтернатив по предпочтению представлено в таблице 3.1.1.</text:p>
      <text:p text:style-name="P35"/>
      <text:p text:style-name="P105"><text:span text:style-name="T2"><text:tab/><text:tab/><text:tab/> <text:s text:c="12"/>Таблица 3.1.1 — </text:span><text:span text:style-name="T1">Матрица</text:span></text:p>
      <text:p text:style-name="P115"><text:tab/><text:tab/><text:tab/><text:tab/> экспертных оценок для</text:p>
      <text:p text:style-name="P115"><text:tab/><text:tab/><text:tab/><text:tab/> метода предпочтений</text:p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67">А1</text:p>
          </table:table-cell>
          <table:table-cell table:style-name="Table2.A1" office:value-type="string">
            <text:p text:style-name="P67">А2</text:p>
          </table:table-cell>
          <table:table-cell table:style-name="Table2.D1" office:value-type="string">
            <text:p text:style-name="P67">А3</text:p>
          </table:table-cell>
        </table:table-row>
        <table:table-row>
          <table:table-cell table:style-name="Table2.A2" office:value-type="string">
            <text:p text:style-name="P67">Э1</text:p>
          </table:table-cell>
          <table:table-cell table:style-name="Table2.A2" office:value-type="string">
            <text:p text:style-name="P67">2</text:p>
          </table:table-cell>
          <table:table-cell table:style-name="Table2.A2" office:value-type="string">
            <text:p text:style-name="P67">2</text:p>
          </table:table-cell>
          <table:table-cell table:style-name="Table2.D2" office:value-type="string">
            <text:p text:style-name="P67">1</text:p>
          </table:table-cell>
        </table:table-row>
        <table:table-row>
          <table:table-cell table:style-name="Table2.A2" office:value-type="string">
            <text:p text:style-name="P67">Э2</text:p>
          </table:table-cell>
          <table:table-cell table:style-name="Table2.A2" office:value-type="string">
            <text:p text:style-name="P67">1</text:p>
          </table:table-cell>
          <table:table-cell table:style-name="Table2.A2" office:value-type="string">
            <text:p text:style-name="P67">3</text:p>
          </table:table-cell>
          <table:table-cell table:style-name="Table2.D2" office:value-type="string">
            <text:p text:style-name="P67">2</text:p>
          </table:table-cell>
        </table:table-row>
      </table:table>
      <text:p text:style-name="P42"/>
      <text:p text:style-name="P41"/>
      <text:p text:style-name="P81"><text:span text:style-name="T16">2 </text:span><text:span text:style-name="T4">Затем производится преобразование матрицы оценок по формуле: </text:span></text:p>
      <text:p text:style-name="P81"><text:span text:style-name="T25">B</text:span><text:span text:style-name="T33">ij</text:span><text:span text:style-name="T23"> = </text:span><text:span text:style-name="T25">N</text:span><text:span text:style-name="T23"> - </text:span><text:span text:style-name="T25">X</text:span><text:span text:style-name="T33">ij</text:span><text:span text:style-name="T23">, <text:s text:c="68"/></text:span><text:span text:style-name="T25">i</text:span><text:span text:style-name="T23">=1,...,</text:span><text:span text:style-name="T25">M</text:span><text:span text:style-name="T23">, </text:span><text:span text:style-name="T25">j</text:span><text:span text:style-name="T23">=1,...,</text:span><text:span text:style-name="T25">N</text:span><text:span text:style-name="T23">. </text:span></text:p>
      <text:p text:style-name="P39">Это означает, что каждая экспертная оценка вычитается из количества альтернатив.</text:p>
      <text:p text:style-name="P39">Для данного примера получена матрица, приведенная в таблице 3.1.2.</text:p>
      <text:p text:style-name="P41"/>
      <text:p text:style-name="P106"><text:span text:style-name="T2"><text:s text:c="11"/><text:tab/><text:tab/><text:tab/><text:tab/><text:tab/>Таблица 3.1.2 — </text:span><text:span text:style-name="T1">Преоб-</text:span></text:p>
      <text:p text:style-name="P116"><text:tab/><text:tab/><text:tab/><text:tab/><text:tab/>разованная матрица</text:p>
      <text:p text:style-name="P116"><text:tab/><text:tab/><text:tab/><text:tab/><text:tab/>экспертных оценок для</text:p>
      <text:p text:style-name="P116"><text:tab/><text:tab/><text:tab/><text:tab/><text:tab/>метода предпочтений</text:p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68">А1</text:p>
          </table:table-cell>
          <table:table-cell table:style-name="Table3.A1" office:value-type="string">
            <text:p text:style-name="P68">А2</text:p>
          </table:table-cell>
          <table:table-cell table:style-name="Table3.D1" office:value-type="string">
            <text:p text:style-name="P68">А3</text:p>
          </table:table-cell>
        </table:table-row>
        <table:table-row>
          <table:table-cell table:style-name="Table3.A2" office:value-type="string">
            <text:p text:style-name="P68">Э1</text:p>
          </table:table-cell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68">1</text:p>
          </table:table-cell>
          <table:table-cell table:style-name="Table3.D2" office:value-type="string">
            <text:p text:style-name="P68">2</text:p>
          </table:table-cell>
        </table:table-row>
        <table:table-row>
          <table:table-cell table:style-name="Table3.A2" office:value-type="string">
            <text:p text:style-name="P68">Э2</text:p>
          </table:table-cell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68">0</text:p>
          </table:table-cell>
          <table:table-cell table:style-name="Table3.D2" office:value-type="string">
            <text:p text:style-name="P68">1</text:p>
          </table:table-cell>
        </table:table-row>
      </table:table>
      <text:p text:style-name="P41"/>
      <text:p text:style-name="P112"/>
      <text:p text:style-name="P107"><text:span text:style-name="T3">После выполнения вышеперечисленных шагов, можно загрузить данные в написанную программу (код программы можно увидеть в </text:span><text:span text:style-name="T18">Приложении А</text:span><text:span text:style-name="T3">, выполнение программы в </text:span><text:span text:style-name="T18">Приложении Б</text:span><text:span text:style-name="T3">, так же при работе программы создается конфигурационный файл, содержимое которого можно увидеть в </text:span><text:span text:style-name="T18">Приложении В</text:span><text:span text:style-name="T3">)</text:span></text:p>
      <text:p text:style-name="P113"/>
      <text:p text:style-name="P79"><text:span text:style-name="T3">В данном примере</text:span><text:span text:style-name="T20"> V</text:span><text:span text:style-name="T31">1 </text:span><text:span text:style-name="T4">= 0.4286; </text:span><text:span text:style-name="T20">V</text:span><text:span text:style-name="T31">2 </text:span><text:span text:style-name="T4">= 0.1429; </text:span><text:span text:style-name="T20">V</text:span><text:span text:style-name="T31">3 </text:span><text:span text:style-name="T4">= 0.4286</text:span></text:p>
      <text:p text:style-name="P53"><text:soft-page-break/>Чем больше вес, тем более предпочтительной является альтернатива (по мнению экспертов).</text:p>
      <text:p text:style-name="P53"/>
      <text:p text:style-name="P53"><text:span text:style-name="T54">Таким образом,</text:span> самыми предпочтительными альтернативами являются уровень развития дорожной сети и затраты на подготовку к строительству; следующая по важности альтернатива – энергоснабжение.</text:p>
      <text:p text:style-name="P50"/>
      <text:p text:style-name="P35"/>
      <text:p text:style-name="P72">3.2 Модифицированный алгоритм Кемени-Снелла</text:p>
      <text:p text:style-name="P53">Рассматриваемый алгоритм предназначен для ранжирования альтернатив с учетом их оценок по нескольким критериям. </text:p>
      <text:p text:style-name="P53">Основное преимущество алгоритма – возможность анализа и выбора альтернатив, оцениваемых по критериям различных видов: числовым, качественным, “да-нет” и т.д. Алгоритм также позволяет учитывать суждения ЛПР о важности критериев.</text:p>
      <text:p text:style-name="P53">Алгоритм основан на ранжировании и попарном сравнении альтернатив по каждому критерию.</text:p>
      <text:p text:style-name="P83"><text:span text:style-name="T5">Составим таблицу после выбора множества </text:span><text:span text:style-name="T4">Парето (см. таблицу 3.2.1)</text:span></text:p>
      <text:p text:style-name="P37"/>
      <text:p text:style-name="P9">Таблица 3.2.1 — Множество Парето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column table:style-name="Table11.F"/>
        <table:table-row table:style-name="Table11.1">
          <table:table-cell table:style-name="Table11.A1" office:value-type="string">
            <text:p text:style-name="P22">Площадка</text:p>
          </table:table-cell>
          <table:table-cell table:style-name="Table11.A1" office:value-type="string">
            <text:p text:style-name="P26">Пл2</text:p>
          </table:table-cell>
          <table:table-cell table:style-name="Table11.A1" office:value-type="string">
            <text:p text:style-name="P26">Пл3</text:p>
          </table:table-cell>
          <table:table-cell table:style-name="Table11.A1" office:value-type="string">
            <text:p text:style-name="P26">Пл4</text:p>
          </table:table-cell>
          <table:table-cell table:style-name="Table11.A1" office:value-type="string">
            <text:p text:style-name="P26">Пл5</text:p>
          </table:table-cell>
          <table:table-cell table:style-name="Table11.A1" office:value-type="string">
            <text:p text:style-name="P26">Пл6</text:p>
          </table:table-cell>
        </table:table-row>
        <table:table-row table:style-name="Table11.1">
          <table:table-cell table:style-name="Table11.A1" office:value-type="string">
            <text:p text:style-name="P22">Уровень развития дорожной сети</text:p>
          </table:table-cell>
          <table:table-cell table:style-name="Table11.A1" office:value-type="string">
            <text:p text:style-name="P23">плохая</text:p>
          </table:table-cell>
          <table:table-cell table:style-name="Table11.A1" office:value-type="string">
            <text:p text:style-name="P23">развитая</text:p>
          </table:table-cell>
          <table:table-cell table:style-name="Table11.A1" office:value-type="string">
            <text:p text:style-name="P23">развитая (немного лучше, чем для Пл3)</text:p>
          </table:table-cell>
          <table:table-cell table:style-name="Table11.A1" office:value-type="string">
            <text:p text:style-name="P23">средняя</text:p>
          </table:table-cell>
          <table:table-cell table:style-name="Table11.A1" office:value-type="string">
            <text:p text:style-name="P23">плохая</text:p>
          </table:table-cell>
        </table:table-row>
        <table:table-row table:style-name="Table11.1">
          <table:table-cell table:style-name="Table11.A1" office:value-type="string">
            <text:p text:style-name="P22">Энергоснабжение</text:p>
          </table:table-cell>
          <table:table-cell table:style-name="Table11.A1" office:value-type="string">
            <text:p text:style-name="P23">хорошее</text:p>
          </table:table-cell>
          <table:table-cell table:style-name="Table11.A1" office:value-type="string">
            <text:p text:style-name="P23">плохое</text:p>
          </table:table-cell>
          <table:table-cell table:style-name="Table11.A1" office:value-type="string">
            <text:p text:style-name="P23">среднее</text:p>
          </table:table-cell>
          <table:table-cell table:style-name="Table11.A1" office:value-type="string">
            <text:p text:style-name="P23">очень хорошее</text:p>
          </table:table-cell>
          <table:table-cell table:style-name="Table11.A1" office:value-type="string">
            <text:p text:style-name="P23">среднее</text:p>
          </table:table-cell>
        </table:table-row>
        <table:table-row table:style-name="Table11.1">
          <table:table-cell table:style-name="Table11.A1" office:value-type="string">
            <text:p text:style-name="P22">Затраты на подготовку к строительству, млн ден.ед.</text:p>
          </table:table-cell>
          <table:table-cell table:style-name="Table11.A1" office:value-type="string">
            <text:p text:style-name="P23">2,5</text:p>
          </table:table-cell>
          <table:table-cell table:style-name="Table11.A1" office:value-type="string">
            <text:p text:style-name="P23">3</text:p>
          </table:table-cell>
          <table:table-cell table:style-name="Table11.A1" office:value-type="string">
            <text:p text:style-name="P23">3,5</text:p>
          </table:table-cell>
          <table:table-cell table:style-name="Table11.A1" office:value-type="string">
            <text:p text:style-name="P23">3</text:p>
          </table:table-cell>
          <table:table-cell table:style-name="Table11.A1" office:value-type="string">
            <text:p text:style-name="P23">2,0</text:p>
          </table:table-cell>
        </table:table-row>
      </table:table>
      <text:p text:style-name="P41"/>
      <text:p text:style-name="P57">Выбор альтернативы на основе модифицированного алгоритма Кемени–Снелла реализуется в следующем порядке.</text:p>
      <text:p text:style-name="P82"><text:span text:style-name="T16">1</text:span><text:span text:style-name="T3"> С помощью одного из методов экспертных оценок находятся веса критериев, представляющие собой числовые оценки их важности. <text:s/>В данном примере использовался метод приоритетов (см. подраздел 3.1)</text:span></text:p>
      <text:p text:style-name="P79"><text:span text:style-name="T16">2</text:span><text:span text:style-name="T3"> Выполняется ранжирование альтернатив по каждому из критериев. При этом лучшая альтернатива по данному критерию получает оценку (ранг) 1, следующая за ней – оценку 2, и т.д. Если альтернативы по данному критерию одинаковы, то они получают </text:span><text:span text:style-name="T19">одинаковые</text:span><text:span text:style-name="T3"> оценки. Результаты ранжирования сводятся в матрицу. Для данной задачи матрица ранжирований приведена в таблице 3.2.2.</text:span></text:p>
      <text:p text:style-name="P53"/>
      <text:p text:style-name="P53"/>
      <text:p text:style-name="P51"><text:soft-page-break/></text:p>
      <text:p text:style-name="P51"/>
      <text:p text:style-name="P51"/>
      <text:p text:style-name="P10"><text:tab/><text:tab/><text:tab/><text:tab/>Таблица 3.2.2 — Матрица ранжирований</text:p>
      <table:table table:name="Table4" table:style-name="Table4">
        <table:table-column table:style-name="Table4.A"/>
        <table:table-column table:style-name="Table4.B" table:number-columns-repeated="5"/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>Пл2</text:p>
          </table:table-cell>
          <table:table-cell table:style-name="Table4.A1" office:value-type="string">
            <text:p text:style-name="P17">Пл3</text:p>
          </table:table-cell>
          <table:table-cell table:style-name="Table4.A1" office:value-type="string">
            <text:p text:style-name="P17">Пл4</text:p>
          </table:table-cell>
          <table:table-cell table:style-name="Table4.A1" office:value-type="string">
            <text:p text:style-name="P17">Пл5</text:p>
          </table:table-cell>
          <table:table-cell table:style-name="Table4.F1" office:value-type="string">
            <text:p text:style-name="P17">Пл6</text:p>
          </table:table-cell>
        </table:table-row>
        <table:table-row>
          <table:table-cell table:style-name="Table4.A2" office:value-type="string">
            <text:p text:style-name="P17">К1</text:p>
          </table:table-cell>
          <table:table-cell table:style-name="Table4.A2" office:value-type="string">
            <text:p text:style-name="P17">4</text:p>
          </table:table-cell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7">3</text:p>
          </table:table-cell>
          <table:table-cell table:style-name="Table4.F2" office:value-type="string">
            <text:p text:style-name="P17">4</text:p>
          </table:table-cell>
        </table:table-row>
        <table:table-row>
          <table:table-cell table:style-name="Table4.A2" office:value-type="string">
            <text:p text:style-name="P17">К2</text:p>
          </table:table-cell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7">4</text:p>
          </table:table-cell>
          <table:table-cell table:style-name="Table4.A2" office:value-type="string">
            <text:p text:style-name="P17">3</text:p>
          </table:table-cell>
          <table:table-cell table:style-name="Table4.A2" office:value-type="string">
            <text:p text:style-name="P17">1</text:p>
          </table:table-cell>
          <table:table-cell table:style-name="Table4.F2" office:value-type="string">
            <text:p text:style-name="P17">3</text:p>
          </table:table-cell>
        </table:table-row>
        <table:table-row>
          <table:table-cell table:style-name="Table4.A2" office:value-type="string">
            <text:p text:style-name="P17">К3</text:p>
          </table:table-cell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7">3</text:p>
          </table:table-cell>
          <table:table-cell table:style-name="Table4.A2" office:value-type="string">
            <text:p text:style-name="P17">4</text:p>
          </table:table-cell>
          <table:table-cell table:style-name="Table4.A2" office:value-type="string">
            <text:p text:style-name="P17">3</text:p>
          </table:table-cell>
          <table:table-cell table:style-name="Table4.F2" office:value-type="string">
            <text:p text:style-name="P17">1</text:p>
          </table:table-cell>
        </table:table-row>
      </table:table>
      <text:p text:style-name="P44"/>
      <text:p text:style-name="P78"><text:span text:style-name="T38">3</text:span> На основе ранжирования альтернатив по каждому из критериев составляется матрица парных сравнений. Всего составляется <text:span text:style-name="T42">M</text:span> таких матриц, где <text:span text:style-name="T42">M</text:span> - количество критериев. Матрицы заполняются по правилам, приведенным в таблице 3.2.3.</text:p>
      <text:p text:style-name="P8"/>
      <text:p text:style-name="P8">Таблица 3.2.3 — Правила заполнения матриц парных сравнений </text:p>
      <text:p text:style-name="P8">в модифицированном алгоритме Кемени-Снелла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4"><draw:frame draw:style-name="fr1" draw:name="Object18" text:anchor-type="as-char" svg:width="0.847cm" svg:height="1.016cm" draw:z-index="0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3.A1" office:value-type="string">
            <text:p text:style-name="P58">Значение</text:p>
          </table:table-cell>
        </table:table-row>
        <table:table-row table:style-name="Table13.2">
          <table:table-cell table:style-name="Table13.A1" office:value-type="string">
            <text:p text:style-name="P58">1</text:p>
          </table:table-cell>
          <table:table-cell table:style-name="Table13.A1" office:value-type="string">
            <text:p text:style-name="P94"><text:span text:style-name="T3">По </text:span><text:span text:style-name="T19">i</text:span><text:span text:style-name="T3">-му критерию </text:span><text:span text:style-name="T19">j</text:span><text:span text:style-name="T3">-я альтернатива лучше </text:span><text:span text:style-name="T19">k</text:span><text:span text:style-name="T3">-й</text:span></text:p>
          </table:table-cell>
        </table:table-row>
        <table:table-row table:style-name="Table13.3">
          <table:table-cell table:style-name="Table13.A1" office:value-type="string">
            <text:p text:style-name="P58">-1</text:p>
          </table:table-cell>
          <table:table-cell table:style-name="Table13.A1" office:value-type="string">
            <text:p text:style-name="P94"><text:span text:style-name="T3">По </text:span><text:span text:style-name="T19">i</text:span><text:span text:style-name="T3">-му критерию </text:span><text:span text:style-name="T19">j</text:span><text:span text:style-name="T3">-я альтернатива хуже </text:span><text:span text:style-name="T19">k</text:span><text:span text:style-name="T3">-й</text:span></text:p>
          </table:table-cell>
        </table:table-row>
        <table:table-row table:style-name="Table13.4">
          <table:table-cell table:style-name="Table13.A1" office:value-type="string">
            <text:p text:style-name="P58">0</text:p>
          </table:table-cell>
          <table:table-cell table:style-name="Table13.A1" office:value-type="string">
            <text:p text:style-name="P94"><text:span text:style-name="T3">По </text:span><text:span text:style-name="T19">i</text:span><text:span text:style-name="T3">-му критерию </text:span><text:span text:style-name="T19">j</text:span><text:span text:style-name="T3">-я и </text:span><text:span text:style-name="T19">k</text:span><text:span text:style-name="T3">-я альтернативы одинаковы</text:span></text:p>
          </table:table-cell>
        </table:table-row>
      </table:table>
      <text:p text:style-name="P41"/>
      <text:p text:style-name="P78">Здесь <text:span text:style-name="T42">i</text:span> - номер матрицы (номер критерия).</text:p>
      <text:p text:style-name="P56">Для рассматриваемой задачи матрицы парных сравнений по критериям К1-К3 приведены в таблицах 3.2.4 – 3.2.6.</text:p>
      <text:p text:style-name="P56"/>
      <text:section text:style-name="Sect1" text:name="Section1">
        <text:p text:style-name="P5">Таблица 3.2.4 — Парные сравнения по критерию К1</text:p>
        <text:p text:style-name="P5"/>
        <table:table table:name="Table5" table:style-name="Table5">
          <table:table-column table:style-name="Table5.A" table:number-columns-repeated="6"/>
          <table:table-row>
            <table:table-cell table:style-name="Table5.A1" office:value-type="string">
              <text:p text:style-name="P19"/>
            </table:table-cell>
            <table:table-cell table:style-name="Table5.A1" office:value-type="string">
              <text:p text:style-name="P3">Пл<text:span text:style-name="T55">2</text:span></text:p>
            </table:table-cell>
            <table:table-cell table:style-name="Table5.A1" office:value-type="string">
              <text:p text:style-name="P3">Пл<text:span text:style-name="T55">3</text:span></text:p>
            </table:table-cell>
            <table:table-cell table:style-name="Table5.A1" office:value-type="string">
              <text:p text:style-name="P3">Пл<text:span text:style-name="T55">4</text:span></text:p>
            </table:table-cell>
            <table:table-cell table:style-name="Table5.A1" office:value-type="string">
              <text:p text:style-name="P3">Пл<text:span text:style-name="T55">5</text:span></text:p>
            </table:table-cell>
            <table:table-cell table:style-name="Table5.F1" office:value-type="string">
              <text:p text:style-name="P3">Пл<text:span text:style-name="T55">6</text:span></text:p>
            </table:table-cell>
          </table:table-row>
          <table:table-row>
            <table:table-cell table:style-name="Table5.A2" office:value-type="string">
              <text:p text:style-name="P3">Пл<text:span text:style-name="T55">2</text:span></text:p>
            </table:table-cell>
            <table:table-cell table:style-name="Table5.A2" office:value-type="string">
              <text:p text:style-name="P19">-</text:p>
            </table:table-cell>
            <table:table-cell table:style-name="Table5.A2" office:value-type="string">
              <text:p text:style-name="P19">-<text:span text:style-name="T55">1</text:span></text:p>
            </table:table-cell>
            <table:table-cell table:style-name="Table5.A2" office:value-type="string">
              <text:p text:style-name="P19">-<text:span text:style-name="T55">1</text:span></text:p>
            </table:table-cell>
            <table:table-cell table:style-name="Table5.A2" office:value-type="string">
              <text:p text:style-name="P19">-<text:span text:style-name="T55">1</text:span></text:p>
            </table:table-cell>
            <table:table-cell table:style-name="Table5.F2" office:value-type="string">
              <text:p text:style-name="P18">0</text:p>
            </table:table-cell>
          </table:table-row>
          <table:table-row>
            <table:table-cell table:style-name="Table5.A2" office:value-type="string">
              <text:p text:style-name="P3">Пл<text:span text:style-name="T55">3</text:span></text:p>
            </table:table-cell>
            <table:table-cell table:style-name="Table5.A2" office:value-type="string">
              <text:p text:style-name="P18">1</text:p>
            </table:table-cell>
            <table:table-cell table:style-name="Table5.A2" office:value-type="string">
              <text:p text:style-name="P19">-</text:p>
            </table:table-cell>
            <table:table-cell table:style-name="Table5.A2" office:value-type="string">
              <text:p text:style-name="P19">-<text:span text:style-name="T55">1</text:span></text:p>
            </table:table-cell>
            <table:table-cell table:style-name="Table5.A2" office:value-type="string">
              <text:p text:style-name="P18">1</text:p>
            </table:table-cell>
            <table:table-cell table:style-name="Table5.F2" office:value-type="string">
              <text:p text:style-name="P18">1</text:p>
            </table:table-cell>
          </table:table-row>
          <table:table-row>
            <table:table-cell table:style-name="Table5.A2" office:value-type="string">
              <text:p text:style-name="P3">Пл<text:span text:style-name="T55">4</text:span></text:p>
            </table:table-cell>
            <table:table-cell table:style-name="Table5.A2" office:value-type="string">
              <text:p text:style-name="P18">1</text:p>
            </table:table-cell>
            <table:table-cell table:style-name="Table5.A2" office:value-type="string">
              <text:p text:style-name="P18">1</text:p>
            </table:table-cell>
            <table:table-cell table:style-name="Table5.A2" office:value-type="string">
              <text:p text:style-name="P19">-</text:p>
            </table:table-cell>
            <table:table-cell table:style-name="Table5.A2" office:value-type="string">
              <text:p text:style-name="P18">1</text:p>
            </table:table-cell>
            <table:table-cell table:style-name="Table5.F2" office:value-type="string">
              <text:p text:style-name="P18">1</text:p>
            </table:table-cell>
          </table:table-row>
          <table:table-row>
            <table:table-cell table:style-name="Table5.A2" office:value-type="string">
              <text:p text:style-name="P3">Пл<text:span text:style-name="T55">5</text:span></text:p>
            </table:table-cell>
            <table:table-cell table:style-name="Table5.A2" office:value-type="string">
              <text:p text:style-name="P18">1</text:p>
            </table:table-cell>
            <table:table-cell table:style-name="Table5.A2" office:value-type="string">
              <text:p text:style-name="P19">-<text:span text:style-name="T55">1</text:span></text:p>
            </table:table-cell>
            <table:table-cell table:style-name="Table5.A2" office:value-type="string">
              <text:p text:style-name="P19">-<text:span text:style-name="T55">1</text:span></text:p>
            </table:table-cell>
            <table:table-cell table:style-name="Table5.A2" office:value-type="string">
              <text:p text:style-name="P19">-</text:p>
            </table:table-cell>
            <table:table-cell table:style-name="Table5.F2" office:value-type="string">
              <text:p text:style-name="P18">1</text:p>
            </table:table-cell>
          </table:table-row>
          <table:table-row>
            <table:table-cell table:style-name="Table5.A2" office:value-type="string">
              <text:p text:style-name="P3">Пл<text:span text:style-name="T55">6</text:span></text:p>
            </table:table-cell>
            <table:table-cell table:style-name="Table5.A2" office:value-type="string">
              <text:p text:style-name="P18">0</text:p>
            </table:table-cell>
            <table:table-cell table:style-name="Table5.A2" office:value-type="string">
              <text:p text:style-name="P19">-<text:span text:style-name="T55">1</text:span></text:p>
            </table:table-cell>
            <table:table-cell table:style-name="Table5.A2" office:value-type="string">
              <text:p text:style-name="P19">-<text:span text:style-name="T55">1</text:span></text:p>
            </table:table-cell>
            <table:table-cell table:style-name="Table5.A2" office:value-type="string">
              <text:p text:style-name="P19">-<text:span text:style-name="T55">1</text:span></text:p>
            </table:table-cell>
            <table:table-cell table:style-name="Table5.F2" office:value-type="string">
              <text:p text:style-name="P19">-</text:p>
            </table:table-cell>
          </table:table-row>
        </table:table>
        <text:p text:style-name="P59"/>
        <text:p text:style-name="P62"/>
        <text:p text:style-name="P6">Таблица 3.2.<text:span text:style-name="T55">5</text:span> — Парные сравнения по критерию К<text:span text:style-name="T55">2</text:span></text:p>
        <text:p text:style-name="P60"/>
        <table:table table:name="Table6" table:style-name="Table6">
          <table:table-column table:style-name="Table6.A" table:number-columns-repeated="6"/>
          <table:table-row table:style-name="Table6.1">
            <table:table-cell table:style-name="Table6.A1" office:value-type="string">
              <text:p text:style-name="P20"/>
            </table:table-cell>
            <table:table-cell table:style-name="Table6.A1" office:value-type="string">
              <text:p text:style-name="P3">Пл<text:span text:style-name="T55">2</text:span></text:p>
            </table:table-cell>
            <table:table-cell table:style-name="Table6.A1" office:value-type="string">
              <text:p text:style-name="P3">Пл<text:span text:style-name="T55">3</text:span></text:p>
            </table:table-cell>
            <table:table-cell table:style-name="Table6.A1" office:value-type="string">
              <text:p text:style-name="P3">Пл<text:span text:style-name="T55">4</text:span></text:p>
            </table:table-cell>
            <table:table-cell table:style-name="Table6.A1" office:value-type="string">
              <text:p text:style-name="P3">Пл<text:span text:style-name="T55">5</text:span></text:p>
            </table:table-cell>
            <table:table-cell table:style-name="Table6.F1" office:value-type="string">
              <text:p text:style-name="P3">Пл<text:span text:style-name="T55">6</text:span></text:p>
            </table:table-cell>
          </table:table-row>
          <table:table-row table:style-name="Table6.1">
            <table:table-cell table:style-name="Table6.A2" office:value-type="string">
              <text:p text:style-name="P3">Пл<text:span text:style-name="T55">2</text:span></text:p>
            </table:table-cell>
            <table:table-cell table:style-name="Table6.A2" office:value-type="string">
              <text:p text:style-name="P20">-</text:p>
            </table:table-cell>
            <table:table-cell table:style-name="Table6.A2" office:value-type="string">
              <text:p text:style-name="P18">1</text:p>
            </table:table-cell>
            <table:table-cell table:style-name="Table6.A2" office:value-type="string">
              <text:p text:style-name="P18">1</text:p>
            </table:table-cell>
            <table:table-cell table:style-name="Table6.A2" office:value-type="string">
              <text:p text:style-name="P20">-<text:span text:style-name="T55">1</text:span></text:p>
            </table:table-cell>
            <table:table-cell table:style-name="Table6.F2" office:value-type="string">
              <text:p text:style-name="P18">1</text:p>
            </table:table-cell>
          </table:table-row>
          <table:table-row table:style-name="Table6.1">
            <table:table-cell table:style-name="Table6.A2" office:value-type="string">
              <text:p text:style-name="P3">Пл<text:span text:style-name="T55">3</text:span></text:p>
            </table:table-cell>
            <table:table-cell table:style-name="Table6.A2" office:value-type="string">
              <text:p text:style-name="P18">-1</text:p>
            </table:table-cell>
            <table:table-cell table:style-name="Table6.A2" office:value-type="string">
              <text:p text:style-name="P20">-</text:p>
            </table:table-cell>
            <table:table-cell table:style-name="Table6.A2" office:value-type="string">
              <text:p text:style-name="P20">-<text:span text:style-name="T55">1</text:span></text:p>
            </table:table-cell>
            <table:table-cell table:style-name="Table6.A2" office:value-type="string">
              <text:p text:style-name="P18">-1</text:p>
            </table:table-cell>
            <table:table-cell table:style-name="Table6.F2" office:value-type="string">
              <text:p text:style-name="P18">-1</text:p>
            </table:table-cell>
          </table:table-row>
          <table:table-row table:style-name="Table6.1">
            <table:table-cell table:style-name="Table6.A2" office:value-type="string">
              <text:p text:style-name="P3">Пл<text:span text:style-name="T55">4</text:span></text:p>
            </table:table-cell>
            <table:table-cell table:style-name="Table6.A2" office:value-type="string">
              <text:p text:style-name="P18">-1</text:p>
            </table:table-cell>
            <table:table-cell table:style-name="Table6.A2" office:value-type="string">
              <text:p text:style-name="P18">1</text:p>
            </table:table-cell>
            <table:table-cell table:style-name="Table6.A2" office:value-type="string">
              <text:p text:style-name="P20">-</text:p>
            </table:table-cell>
            <table:table-cell table:style-name="Table6.A2" office:value-type="string">
              <text:p text:style-name="P18">-1</text:p>
            </table:table-cell>
            <table:table-cell table:style-name="Table6.F2" office:value-type="string">
              <text:p text:style-name="P18">0</text:p>
            </table:table-cell>
          </table:table-row>
          <table:table-row table:style-name="Table6.1">
            <table:table-cell table:style-name="Table6.A2" office:value-type="string">
              <text:p text:style-name="P3">Пл<text:span text:style-name="T55">5</text:span></text:p>
            </table:table-cell>
            <table:table-cell table:style-name="Table6.A2" office:value-type="string">
              <text:p text:style-name="P18">1</text:p>
            </table:table-cell>
            <table:table-cell table:style-name="Table6.A2" office:value-type="string">
              <text:p text:style-name="P18">1</text:p>
            </table:table-cell>
            <table:table-cell table:style-name="Table6.A2" office:value-type="string">
              <text:p text:style-name="P18">1</text:p>
            </table:table-cell>
            <table:table-cell table:style-name="Table6.A2" office:value-type="string">
              <text:p text:style-name="P20">-</text:p>
            </table:table-cell>
            <table:table-cell table:style-name="Table6.F2" office:value-type="string">
              <text:p text:style-name="P18">1</text:p>
            </table:table-cell>
          </table:table-row>
          <table:table-row table:style-name="Table6.1">
            <table:table-cell table:style-name="Table6.A2" office:value-type="string">
              <text:p text:style-name="P3">Пл<text:span text:style-name="T55">6</text:span></text:p>
            </table:table-cell>
            <table:table-cell table:style-name="Table6.A2" office:value-type="string">
              <text:p text:style-name="P18">-1</text:p>
            </table:table-cell>
            <table:table-cell table:style-name="Table6.A2" office:value-type="string">
              <text:p text:style-name="P18">1</text:p>
            </table:table-cell>
            <table:table-cell table:style-name="Table6.A2" office:value-type="string">
              <text:p text:style-name="P18">0</text:p>
            </table:table-cell>
            <table:table-cell table:style-name="Table6.A2" office:value-type="string">
              <text:p text:style-name="P20">-<text:span text:style-name="T55">1</text:span></text:p>
            </table:table-cell>
            <table:table-cell table:style-name="Table6.F2" office:value-type="string">
              <text:p text:style-name="P20">-</text:p>
            </table:table-cell>
          </table:table-row>
        </table:table>
        <text:p text:style-name="P61"/>
      </text:section>
      <text:p text:style-name="P56"><text:soft-page-break/></text:p>
      <text:p text:style-name="P56"/>
      <text:p text:style-name="P56"/>
      <text:p text:style-name="P56"/>
      <text:p text:style-name="P11"><text:tab/><text:tab/><text:tab/><text:tab/> <text:s text:c="2"/>Таблица 3.2.6 — Парны<text:span text:style-name="T55">е </text:span>сравнения</text:p>
      <text:p text:style-name="P11"><text:tab/><text:tab/><text:tab/><text:tab/> <text:s text:c="2"/>по критерию К<text:span text:style-name="T55">3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3">Пл<text:span text:style-name="T55">2</text:span></text:p>
          </table:table-cell>
          <table:table-cell table:style-name="Table7.A1" office:value-type="string">
            <text:p text:style-name="P3">Пл<text:span text:style-name="T55">3</text:span></text:p>
          </table:table-cell>
          <table:table-cell table:style-name="Table7.A1" office:value-type="string">
            <text:p text:style-name="P3">Пл<text:span text:style-name="T55">4</text:span></text:p>
          </table:table-cell>
          <table:table-cell table:style-name="Table7.A1" office:value-type="string">
            <text:p text:style-name="P3">Пл<text:span text:style-name="T55">5</text:span></text:p>
          </table:table-cell>
          <table:table-cell table:style-name="Table7.F1" office:value-type="string">
            <text:p text:style-name="P3">Пл<text:span text:style-name="T55">6</text:span></text:p>
          </table:table-cell>
        </table:table-row>
        <table:table-row>
          <table:table-cell table:style-name="Table7.A2" office:value-type="string">
            <text:p text:style-name="P3">Пл<text:span text:style-name="T55">2</text:span></text:p>
          </table:table-cell>
          <table:table-cell table:style-name="Table7.A2" office:value-type="string">
            <text:p text:style-name="P20">-</text:p>
          </table:table-cell>
          <table:table-cell table:style-name="Table7.A2" office:value-type="string">
            <text:p text:style-name="P18">1</text:p>
          </table:table-cell>
          <table:table-cell table:style-name="Table7.A2" office:value-type="string">
            <text:p text:style-name="P18">1</text:p>
          </table:table-cell>
          <table:table-cell table:style-name="Table7.A2" office:value-type="string">
            <text:p text:style-name="P18">1</text:p>
          </table:table-cell>
          <table:table-cell table:style-name="Table7.F2" office:value-type="string">
            <text:p text:style-name="P18">-1</text:p>
          </table:table-cell>
        </table:table-row>
        <table:table-row>
          <table:table-cell table:style-name="Table7.A2" office:value-type="string">
            <text:p text:style-name="P3">Пл<text:span text:style-name="T55">3</text:span></text:p>
          </table:table-cell>
          <table:table-cell table:style-name="Table7.A2" office:value-type="string">
            <text:p text:style-name="P18">-1</text:p>
          </table:table-cell>
          <table:table-cell table:style-name="Table7.A2" office:value-type="string">
            <text:p text:style-name="P20">-</text:p>
          </table:table-cell>
          <table:table-cell table:style-name="Table7.A2" office:value-type="string">
            <text:p text:style-name="P18">1</text:p>
          </table:table-cell>
          <table:table-cell table:style-name="Table7.A2" office:value-type="string">
            <text:p text:style-name="P18">0</text:p>
          </table:table-cell>
          <table:table-cell table:style-name="Table7.F2" office:value-type="string">
            <text:p text:style-name="P18">-1</text:p>
          </table:table-cell>
        </table:table-row>
        <table:table-row>
          <table:table-cell table:style-name="Table7.A2" office:value-type="string">
            <text:p text:style-name="P3">Пл<text:span text:style-name="T55">4</text:span></text:p>
          </table:table-cell>
          <table:table-cell table:style-name="Table7.A2" office:value-type="string">
            <text:p text:style-name="P18">-1</text:p>
          </table:table-cell>
          <table:table-cell table:style-name="Table7.A2" office:value-type="string">
            <text:p text:style-name="P18">-1</text:p>
          </table:table-cell>
          <table:table-cell table:style-name="Table7.A2" office:value-type="string">
            <text:p text:style-name="P20">-</text:p>
          </table:table-cell>
          <table:table-cell table:style-name="Table7.A2" office:value-type="string">
            <text:p text:style-name="P18">-1</text:p>
          </table:table-cell>
          <table:table-cell table:style-name="Table7.F2" office:value-type="string">
            <text:p text:style-name="P18">-1</text:p>
          </table:table-cell>
        </table:table-row>
        <table:table-row>
          <table:table-cell table:style-name="Table7.A2" office:value-type="string">
            <text:p text:style-name="P3">Пл<text:span text:style-name="T55">5</text:span></text:p>
          </table:table-cell>
          <table:table-cell table:style-name="Table7.A2" office:value-type="string">
            <text:p text:style-name="P18">-1</text:p>
          </table:table-cell>
          <table:table-cell table:style-name="Table7.A2" office:value-type="string">
            <text:p text:style-name="P18">0</text:p>
          </table:table-cell>
          <table:table-cell table:style-name="Table7.A2" office:value-type="string">
            <text:p text:style-name="P18">1</text:p>
          </table:table-cell>
          <table:table-cell table:style-name="Table7.A2" office:value-type="string">
            <text:p text:style-name="P20">-</text:p>
          </table:table-cell>
          <table:table-cell table:style-name="Table7.F2" office:value-type="string">
            <text:p text:style-name="P18">-1</text:p>
          </table:table-cell>
        </table:table-row>
        <table:table-row>
          <table:table-cell table:style-name="Table7.A2" office:value-type="string">
            <text:p text:style-name="P3">Пл<text:span text:style-name="T55">6</text:span></text:p>
          </table:table-cell>
          <table:table-cell table:style-name="Table7.A2" office:value-type="string">
            <text:p text:style-name="P18">1</text:p>
          </table:table-cell>
          <table:table-cell table:style-name="Table7.A2" office:value-type="string">
            <text:p text:style-name="P18">1</text:p>
          </table:table-cell>
          <table:table-cell table:style-name="Table7.A2" office:value-type="string">
            <text:p text:style-name="P18">1</text:p>
          </table:table-cell>
          <table:table-cell table:style-name="Table7.A2" office:value-type="string">
            <text:p text:style-name="P18">1</text:p>
          </table:table-cell>
          <table:table-cell table:style-name="Table7.F2" office:value-type="string">
            <text:p text:style-name="P20">-</text:p>
          </table:table-cell>
        </table:table-row>
      </table:table>
      <text:p text:style-name="P76"/>
      <text:p text:style-name="P79"><text:span text:style-name="T16">4</text:span><text:span text:style-name="T3"> Составляется матрица потерь. Размерность матрицы - </text:span><text:span text:style-name="T19">N</text:span><text:span text:style-name="T22">x</text:span><text:span text:style-name="T19">N</text:span><text:span text:style-name="T3">, где </text:span><text:span text:style-name="T19">N</text:span><text:span text:style-name="T3"> - количество альтернатив. Элементы матрицы потерь рассчитываются по следующей формуле:</text:span></text:p>
      <text:p text:style-name="P79"><draw:frame draw:style-name="fr1" draw:name="Object19" text:anchor-type="as-char" svg:width="4.233cm" svg:height="1.609cm" draw:z-index="1"><draw:object xlink:href="./Object 19" xlink:type="simple" xlink:show="embed" xlink:actuate="onLoad"/><draw:image xlink:href="./ObjectReplacements/Object 19" xlink:type="simple" xlink:show="embed" xlink:actuate="onLoad"/></draw:frame><text:span text:style-name="T3">,            </text:span><text:span text:style-name="T19">j</text:span><text:span text:style-name="T3">=1,...,</text:span><text:span text:style-name="T19">N</text:span><text:span text:style-name="T3">, <text:s/></text:span><text:span text:style-name="T19">k</text:span><text:span text:style-name="T3">=1,...,</text:span><text:span text:style-name="T19">N</text:span><text:span text:style-name="T3">.</text:span></text:p>
      <text:p text:style-name="P53">Матрица потерь для рассматриваемой задачи приведена в таблице 3.2.7.</text:p>
      <text:p text:style-name="P53"/>
      <text:p text:style-name="P52"><text:tab/><text:tab/><text:tab/> <text:s text:c="3"/><text:span text:style-name="T52">Таблица 3.2.</text:span><text:span text:style-name="T53">7</text:span><text:span text:style-name="T52"> — Матрица потерь</text:span>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/>
        <table:table-column table:style-name="Table8.D"/>
        <table:table-row>
          <table:table-cell table:style-name="Table8.A1" office:value-type="string">
            <text:p text:style-name="P19"/>
          </table:table-cell>
          <table:table-cell table:style-name="Table8.A1" office:value-type="string">
            <text:p text:style-name="P24">Пл<text:span text:style-name="T55">2</text:span></text:p>
          </table:table-cell>
          <table:table-cell table:style-name="Table8.A1" office:value-type="string">
            <text:p text:style-name="P24">Пл<text:span text:style-name="T55">3</text:span></text:p>
          </table:table-cell>
          <table:table-cell table:style-name="Table8.A1" office:value-type="string">
            <text:p text:style-name="P24">Пл<text:span text:style-name="T55">4</text:span></text:p>
          </table:table-cell>
          <table:table-cell table:style-name="Table8.A1" office:value-type="string">
            <text:p text:style-name="P24">Пл<text:span text:style-name="T55">5</text:span></text:p>
          </table:table-cell>
          <table:table-cell table:style-name="Table8.F1" office:value-type="string">
            <text:p text:style-name="P24">Пл<text:span text:style-name="T55">6</text:span></text:p>
          </table:table-cell>
        </table:table-row>
        <table:table-row>
          <table:table-cell table:style-name="Table8.A2" office:value-type="string">
            <text:p text:style-name="P24">Пл<text:span text:style-name="T55">2</text:span></text:p>
          </table:table-cell>
          <table:table-cell table:style-name="Table8.A2" office:value-type="string">
            <text:p text:style-name="P19">-</text:p>
          </table:table-cell>
          <table:table-cell table:style-name="Table8.A2" office:value-type="string">
            <text:p text:style-name="P19">0.8571</text:p>
          </table:table-cell>
          <table:table-cell table:style-name="Table8.A2" office:value-type="string">
            <text:p text:style-name="P19">0.8571</text:p>
          </table:table-cell>
          <table:table-cell table:style-name="Table8.A2" office:value-type="string">
            <text:p text:style-name="P19">1.1429</text:p>
          </table:table-cell>
          <table:table-cell table:style-name="Table8.F2" office:value-type="string">
            <text:p text:style-name="P19">1.2857</text:p>
          </table:table-cell>
        </table:table-row>
        <table:table-row>
          <table:table-cell table:style-name="Table8.A2" office:value-type="string">
            <text:p text:style-name="P24">Пл<text:span text:style-name="T55">3</text:span></text:p>
          </table:table-cell>
          <table:table-cell table:style-name="Table8.A2" office:value-type="string">
            <text:p text:style-name="P19">1.1429</text:p>
          </table:table-cell>
          <table:table-cell table:style-name="Table8.A2" office:value-type="string">
            <text:p text:style-name="P19">-</text:p>
          </table:table-cell>
          <table:table-cell table:style-name="Table8.A2" office:value-type="string">
            <text:p text:style-name="P19">1.1429</text:p>
          </table:table-cell>
          <table:table-cell table:style-name="Table8.A2" office:value-type="string">
            <text:p text:style-name="P19">0.7143</text:p>
          </table:table-cell>
          <table:table-cell table:style-name="Table8.F2" office:value-type="string">
            <text:p text:style-name="P19">1.1429</text:p>
          </table:table-cell>
        </table:table-row>
        <table:table-row>
          <table:table-cell table:style-name="Table8.A2" office:value-type="string">
            <text:p text:style-name="P24">Пл<text:span text:style-name="T55">4</text:span></text:p>
          </table:table-cell>
          <table:table-cell table:style-name="Table8.A2" office:value-type="string">
            <text:p text:style-name="P19">1.1429</text:p>
          </table:table-cell>
          <table:table-cell table:style-name="Table8.A2" office:value-type="string">
            <text:p text:style-name="P20">0.8571</text:p>
          </table:table-cell>
          <table:table-cell table:style-name="Table8.A2" office:value-type="string">
            <text:p text:style-name="P19">-</text:p>
          </table:table-cell>
          <table:table-cell table:style-name="Table8.A2" office:value-type="string">
            <text:p text:style-name="P20">1.1429</text:p>
          </table:table-cell>
          <table:table-cell table:style-name="Table8.F2" office:value-type="string">
            <text:p text:style-name="P18">1</text:p>
          </table:table-cell>
        </table:table-row>
        <table:table-row>
          <table:table-cell table:style-name="Table8.A2" office:value-type="string">
            <text:p text:style-name="P24">Пл<text:span text:style-name="T55">5</text:span></text:p>
          </table:table-cell>
          <table:table-cell table:style-name="Table8.A2" office:value-type="string">
            <text:p text:style-name="P20">0.8571</text:p>
          </table:table-cell>
          <table:table-cell table:style-name="Table8.A2" office:value-type="string">
            <text:p text:style-name="P20">1.2857</text:p>
          </table:table-cell>
          <table:table-cell table:style-name="Table8.A2" office:value-type="string">
            <text:p text:style-name="P20">0.8571</text:p>
          </table:table-cell>
          <table:table-cell table:style-name="Table8.A2" office:value-type="string">
            <text:p text:style-name="P19">-</text:p>
          </table:table-cell>
          <table:table-cell table:style-name="Table8.F2" office:value-type="string">
            <text:p text:style-name="P20">0.8571</text:p>
          </table:table-cell>
        </table:table-row>
        <table:table-row>
          <table:table-cell table:style-name="Table8.A2" office:value-type="string">
            <text:p text:style-name="P24">Пл<text:span text:style-name="T55">6</text:span></text:p>
          </table:table-cell>
          <table:table-cell table:style-name="Table8.A2" office:value-type="string">
            <text:p text:style-name="P19">0.7143</text:p>
          </table:table-cell>
          <table:table-cell table:style-name="Table8.A2" office:value-type="string">
            <text:p text:style-name="P20">0.8571</text:p>
          </table:table-cell>
          <table:table-cell table:style-name="Table8.A2" office:value-type="string">
            <text:p text:style-name="P18">1</text:p>
          </table:table-cell>
          <table:table-cell table:style-name="Table8.A2" office:value-type="string">
            <text:p text:style-name="P20">1.1429</text:p>
          </table:table-cell>
          <table:table-cell table:style-name="Table8.F2" office:value-type="string">
            <text:p text:style-name="P19">-</text:p>
          </table:table-cell>
        </table:table-row>
      </table:table>
      <text:p text:style-name="P45"/>
      <text:p text:style-name="P53">Приведем примеры расчета некоторых элементов матрицы потерь.</text:p>
      <text:p text:style-name="P79"><draw:frame draw:style-name="fr2" draw:name="Object20" text:anchor-type="as-char" svg:width="16.124cm" svg:height="0.651cm" draw:z-index="2"><draw:object xlink:href="./Object 20" xlink:type="simple" xlink:show="embed" xlink:actuate="onLoad"/><draw:image xlink:href="./ObjectReplacements/Object 20" xlink:type="simple" xlink:show="embed" xlink:actuate="onLoad"/></draw:frame><text:span text:style-name="T3"><text:s/></text:span></text:p>
      <text:p text:style-name="P79"><draw:frame draw:style-name="fr2" draw:name="Object21" text:anchor-type="as-char" svg:width="16.457cm" svg:height="0.651cm" draw:z-index="3"><draw:object xlink:href="./Object 21" xlink:type="simple" xlink:show="embed" xlink:actuate="onLoad"/><draw:image xlink:href="./ObjectReplacements/Object 21" xlink:type="simple" xlink:show="embed" xlink:actuate="onLoad"/></draw:frame><text:span text:style-name="T3"><text:s/></text:span></text:p>
      <text:p text:style-name="P80"><text:span text:style-name="T3">Смысл элементов матрицы потерь следующий: чем больше элемент </text:span><text:span text:style-name="T19">R</text:span><text:span text:style-name="T34">jk</text:span><text:span text:style-name="T3">, тем больше отставание </text:span><text:span text:style-name="T19">j</text:span><text:span text:style-name="T3">-й альтернативы от </text:span><text:span text:style-name="T19">k</text:span><text:span text:style-name="T3">-й (тем хуже </text:span><text:span text:style-name="T19">j</text:span><text:span text:style-name="T3">-я альтернатива по сравнению с </text:span><text:span text:style-name="T19">k</text:span><text:span text:style-name="T3">-й).</text:span></text:p>
      <text:p text:style-name="P79"><text:soft-page-break/><text:span text:style-name="T16">5</text:span><text:span text:style-name="T3"> Выполняется предварительное ранжирование альтернатив. Для этого находятся суммы строк матрицы потерь. Смысл этих сумм следующий: сумма </text:span><text:span text:style-name="T19">j</text:span><text:span text:style-name="T3">-й строки представляет собой оценку </text:span><text:span text:style-name="T19">отставания</text:span><text:span text:style-name="T3"> </text:span><text:span text:style-name="T19">j</text:span><text:span text:style-name="T3">-й альтернативы от </text:span><text:span text:style-name="T19">всех остальных</text:span><text:span text:style-name="T3"> альтернатив.</text:span></text:p>
      <text:p text:style-name="P79"><text:span text:style-name="T3">Альтернатива, которой соответствует </text:span><text:span text:style-name="T19">минимальная</text:span><text:span text:style-name="T3"> сумма, предварительно считается </text:span><text:span text:style-name="T19">лучшей</text:span><text:span text:style-name="T3">. Строка и столбец этой альтернативы исключаются из матрицы потерь.</text:span></text:p>
      <text:p text:style-name="P53">Суммирование строк матрицы потерь и исключение альтернатив выполняются до тех пор, пока не будет исключена вся матрица. Чем раньше исключена альтернатива, тем она лучше.</text:p>
      <text:p text:style-name="P53">Выполним предварительное ранжирование для рассматриваемой задачи. <text:span text:style-name="T57">C</text:span>уммы строк матрицы потерь:</text:p>
      <text:p text:style-name="P88"><text:span text:style-name="T19">P</text:span><text:span text:style-name="T36">2</text:span><text:span text:style-name="T3"> = <text:s/>4.1429 </text:span><text:span text:style-name="T19">P</text:span><text:span text:style-name="T36">3</text:span><text:span text:style-name="T3"> = <text:s/>4.1429 </text:span><text:span text:style-name="T19">P</text:span><text:span text:style-name="T36">4</text:span><text:span text:style-name="T3"> = <text:s/>4.142 </text:span><text:span text:style-name="T19">P</text:span><text:span text:style-name="T36">5</text:span><text:span text:style-name="T3"> = <text:s/>3.8571 </text:span><text:span text:style-name="T19">P</text:span><text:span text:style-name="T36">6</text:span><text:span text:style-name="T3"> = <text:s/>3.7143</text:span></text:p>
      <text:p text:style-name="P53">Предварительно лучшей считается альтернатива Пл6. Она исключается из матрицы потерь. Сокращенная матрица потерь приведена в таблице 3.2.8.</text:p>
      <text:p text:style-name="P53"/>
      <text:p text:style-name="P12"><text:tab/><text:tab/><text:tab/><text:tab/>Таблица 3.2.8 — Первая сокращенная</text:p>
      <text:p text:style-name="P12"><text:tab/><text:tab/><text:tab/><text:tab/>матрица потерь</text:p>
      <table:table table:name="Table9" table:style-name="Table9">
        <table:table-column table:style-name="Table9.A"/>
        <table:table-column table:style-name="Table9.B" table:number-columns-repeated="4"/>
        <table:table-row table:style-name="Table9.1">
          <table:table-cell table:style-name="Table9.A1" office:value-type="string">
            <text:p text:style-name="P99"/>
          </table:table-cell>
          <table:table-cell table:style-name="Table9.A1" office:value-type="string">
            <text:p text:style-name="P99">Пл2</text:p>
          </table:table-cell>
          <table:table-cell table:style-name="Table9.A1" office:value-type="string">
            <text:p text:style-name="P99">Пл3</text:p>
          </table:table-cell>
          <table:table-cell table:style-name="Table9.A1" office:value-type="string">
            <text:p text:style-name="P99">Пл4</text:p>
          </table:table-cell>
          <table:table-cell table:style-name="Table9.E1" office:value-type="string">
            <text:p text:style-name="P99">Пл5</text:p>
          </table:table-cell>
        </table:table-row>
        <table:table-row table:style-name="Table9.1">
          <table:table-cell table:style-name="Table9.A2" office:value-type="string">
            <text:p text:style-name="P99">Пл2</text:p>
          </table:table-cell>
          <table:table-cell table:style-name="Table9.A2" office:value-type="string">
            <text:p text:style-name="P99">—</text:p>
          </table:table-cell>
          <table:table-cell table:style-name="Table9.A2" office:value-type="string">
            <text:p text:style-name="P100">0.8571</text:p>
          </table:table-cell>
          <table:table-cell table:style-name="Table9.A2" office:value-type="string">
            <text:p text:style-name="P100">0.8571</text:p>
          </table:table-cell>
          <table:table-cell table:style-name="Table9.E2" office:value-type="string">
            <text:p text:style-name="P100">1.1429</text:p>
          </table:table-cell>
        </table:table-row>
        <table:table-row table:style-name="Table9.1">
          <table:table-cell table:style-name="Table9.A2" office:value-type="string">
            <text:p text:style-name="P99">Пл3</text:p>
          </table:table-cell>
          <table:table-cell table:style-name="Table9.A2" office:value-type="string">
            <text:p text:style-name="P100">1.1429</text:p>
          </table:table-cell>
          <table:table-cell table:style-name="Table9.A2" office:value-type="string">
            <text:p text:style-name="P99">—</text:p>
          </table:table-cell>
          <table:table-cell table:style-name="Table9.A2" office:value-type="string">
            <text:p text:style-name="P100">1.1429</text:p>
          </table:table-cell>
          <table:table-cell table:style-name="Table9.E2" office:value-type="string">
            <text:p text:style-name="P99">0.715</text:p>
          </table:table-cell>
        </table:table-row>
        <table:table-row table:style-name="Table9.1">
          <table:table-cell table:style-name="Table9.A2" office:value-type="string">
            <text:p text:style-name="P99">Пл4</text:p>
          </table:table-cell>
          <table:table-cell table:style-name="Table9.A2" office:value-type="string">
            <text:p text:style-name="P100">1.1429</text:p>
          </table:table-cell>
          <table:table-cell table:style-name="Table9.A2" office:value-type="string">
            <text:p text:style-name="P100">0.8571</text:p>
          </table:table-cell>
          <table:table-cell table:style-name="Table9.A2" office:value-type="string">
            <text:p text:style-name="P99">—</text:p>
          </table:table-cell>
          <table:table-cell table:style-name="Table9.E2" office:value-type="string">
            <text:p text:style-name="P100">1.1429</text:p>
          </table:table-cell>
        </table:table-row>
        <table:table-row table:style-name="Table9.1">
          <table:table-cell table:style-name="Table9.A2" office:value-type="string">
            <text:p text:style-name="P99">Пл5</text:p>
          </table:table-cell>
          <table:table-cell table:style-name="Table9.A2" office:value-type="string">
            <text:p text:style-name="P100">0.8571</text:p>
          </table:table-cell>
          <table:table-cell table:style-name="Table9.A2" office:value-type="string">
            <text:p text:style-name="P102"><text:span text:style-name="T58">1.2</text:span><text:span text:style-name="T59">87</text:span></text:p>
          </table:table-cell>
          <table:table-cell table:style-name="Table9.A2" office:value-type="string">
            <text:p text:style-name="P103">0.8571</text:p>
          </table:table-cell>
          <table:table-cell table:style-name="Table9.E2" office:value-type="string">
            <text:p text:style-name="P99">—</text:p>
          </table:table-cell>
        </table:table-row>
      </table:table>
      <text:p text:style-name="P46"/>
      <text:p text:style-name="P79"><text:span text:style-name="T3">Суммы строк этой матрицы: </text:span><text:span text:style-name="T19">P</text:span><text:span text:style-name="T36">2 </text:span><text:span text:style-name="T3">= 2.8571; </text:span><text:span text:style-name="T19">P</text:span><text:span text:style-name="T36">3 </text:span><text:span text:style-name="T3">= 3; </text:span><text:span text:style-name="T19">P</text:span><text:span text:style-name="T36">4 </text:span><text:span text:style-name="T3">= 3.1429; </text:span><text:span text:style-name="T19">P</text:span><text:span text:style-name="T36">5 </text:span><text:span text:style-name="T3">= 3. Исключается альтернатива Пл2. Вторая сокращенная матрица потерь приведена в таблице 3.2.9.</text:span></text:p>
      <text:p text:style-name="P15"><text:span text:style-name="T56"><text:tab/><text:tab/><text:tab/><text:tab/> <text:s text:c="4"/></text:span><text:span text:style-name="T60">Таблица 3.2.9 — Вторая</text:span></text:p>
      <text:p text:style-name="P117"><text:tab/><text:tab/><text:tab/><text:tab/> <text:s text:c="5"/>сокращенная матрица потерь</text:p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row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>Пл3</text:p>
          </table:table-cell>
          <table:table-cell table:style-name="Table10.A1" office:value-type="string">
            <text:p text:style-name="P25">Пл4</text:p>
          </table:table-cell>
          <table:table-cell table:style-name="Table10.D1" office:value-type="string">
            <text:p text:style-name="P25">Пл5</text:p>
          </table:table-cell>
        </table:table-row>
        <table:table-row>
          <table:table-cell table:style-name="Table10.A2" office:value-type="string">
            <text:p text:style-name="P25">Пл3</text:p>
          </table:table-cell>
          <table:table-cell table:style-name="Table10.A2" office:value-type="string">
            <text:p text:style-name="P25">—</text:p>
          </table:table-cell>
          <table:table-cell table:style-name="Table10.A2" office:value-type="string">
            <text:p text:style-name="P25">1.144</text:p>
          </table:table-cell>
          <table:table-cell table:style-name="Table10.D2" office:value-type="string">
            <text:p text:style-name="P25">0.715</text:p>
          </table:table-cell>
        </table:table-row>
        <table:table-row>
          <table:table-cell table:style-name="Table10.A2" office:value-type="string">
            <text:p text:style-name="P25">Пл4</text:p>
          </table:table-cell>
          <table:table-cell table:style-name="Table10.A2" office:value-type="string">
            <text:p text:style-name="P101">0.8571</text:p>
          </table:table-cell>
          <table:table-cell table:style-name="Table10.A2" office:value-type="string">
            <text:p text:style-name="P25">—</text:p>
          </table:table-cell>
          <table:table-cell table:style-name="Table10.D2" office:value-type="string">
            <text:p text:style-name="P25">1.144</text:p>
          </table:table-cell>
        </table:table-row>
        <table:table-row>
          <table:table-cell table:style-name="Table10.A2" office:value-type="string">
            <text:p text:style-name="P25">Пл5</text:p>
          </table:table-cell>
          <table:table-cell table:style-name="Table10.A2" office:value-type="string">
            <text:p text:style-name="P25">1.287</text:p>
          </table:table-cell>
          <table:table-cell table:style-name="Table10.A2" office:value-type="string">
            <text:p text:style-name="P101">0.8571</text:p>
          </table:table-cell>
          <table:table-cell table:style-name="Table10.D2" office:value-type="string">
            <text:p text:style-name="P25">—</text:p>
          </table:table-cell>
        </table:table-row>
      </table:table>
      <text:p text:style-name="P43"/>
      <text:p text:style-name="P79"><text:span text:style-name="T3">Суммы строк этой матрицы: </text:span><text:span text:style-name="T19">P</text:span><text:span text:style-name="T36">3 </text:span><text:span text:style-name="T3">= 1.8571; </text:span><text:span text:style-name="T19">P</text:span><text:span text:style-name="T36">4 </text:span><text:span text:style-name="T3">= 2; </text:span><text:span text:style-name="T19">P</text:span><text:span text:style-name="T36">5 </text:span><text:span text:style-name="T3">= 2.1429. Исключается альтернатива Пл3. Третья сокращенная матрица потерь приведена в таблице 3.2.10.</text:span></text:p>
      <text:p text:style-name="P13"><text:tab/><text:tab/><text:tab/><text:tab/> <text:s text:c="6"/>Таблица 3.2.10 — Третья</text:p>
      <text:p text:style-name="P13"><text:tab/><text:tab/><text:tab/><text:tab/> <text:s text:c="6"/>сокращенная матрица потерь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>Пл4</text:p>
          </table:table-cell>
          <table:table-cell table:style-name="Table12.C1" office:value-type="string">
            <text:p text:style-name="P25">Пл5</text:p>
          </table:table-cell>
        </table:table-row>
        <table:table-row>
          <table:table-cell table:style-name="Table12.A2" office:value-type="string">
            <text:p text:style-name="P25">Пл4</text:p>
          </table:table-cell>
          <table:table-cell table:style-name="Table12.A2" office:value-type="string">
            <text:p text:style-name="P25">—</text:p>
          </table:table-cell>
          <table:table-cell table:style-name="Table12.C2" office:value-type="string">
            <text:p text:style-name="P25">1.144</text:p>
          </table:table-cell>
        </table:table-row>
        <table:table-row>
          <table:table-cell table:style-name="Table12.A2" office:value-type="string">
            <text:p text:style-name="P25">Пл5</text:p>
          </table:table-cell>
          <table:table-cell table:style-name="Table12.A2" office:value-type="string">
            <text:p text:style-name="P101">0.8571</text:p>
          </table:table-cell>
          <table:table-cell table:style-name="Table12.C2" office:value-type="string">
            <text:p text:style-name="P25">—</text:p>
          </table:table-cell>
        </table:table-row>
      </table:table>
      <text:p text:style-name="P10"><text:soft-page-break/></text:p>
      <text:p text:style-name="P41"/>
      <text:p text:style-name="P79"><text:span text:style-name="T3">Суммы строк этой матрицы: </text:span><text:span text:style-name="T19">P</text:span><text:span text:style-name="T36">4 </text:span><text:span text:style-name="T3">= 1.1429; </text:span><text:span text:style-name="T19">P</text:span><text:span text:style-name="T36">5 </text:span><text:span text:style-name="T3">= 0.8571. Лучшая альтернатива (из двух оставшихся) – Пл5. </text:span></text:p>
      <text:p text:style-name="P55">Предварительное ранжирование альтернатив: Пл6, Пл2, Пл3, Пл5, Пл4.</text:p>
      <text:p text:style-name="P79"><text:span text:style-name="T16">6 </text:span><text:span text:style-name="T3">Выполняется окончательное ранжирование альтернатив. <text:s/>Для этого альтернативы сравниваются попарно, начиная с конца предварительного ранжирования. Если сравниваются </text:span><text:span text:style-name="T19">j</text:span><text:span text:style-name="T3">-я и </text:span><text:span text:style-name="T19">k</text:span><text:span text:style-name="T3">-я альтернативы (при этом </text:span><text:span text:style-name="T19">j</text:span><text:span text:style-name="T3">-я альтернатива в предварительном ранжировании находится выше </text:span><text:span text:style-name="T19">k</text:span><text:span text:style-name="T3">-й) и выполняется условие </text:span><text:span text:style-name="T19">R</text:span><text:span text:style-name="T34">jk </text:span><text:span text:style-name="T45"></text:span><text:span text:style-name="T3"> </text:span><text:span text:style-name="T19">R</text:span><text:span text:style-name="T34">kj</text:span><text:span text:style-name="T3"> (где </text:span><text:span text:style-name="T19">R</text:span><text:span text:style-name="T34">jk</text:span><text:span text:style-name="T3"> и </text:span><text:span text:style-name="T19">R</text:span><text:span text:style-name="T34">kj</text:span><text:span text:style-name="T3"> - элементы матрицы потерь), то альтернативы остаются в ранжировании на прежних местах (</text:span><text:span text:style-name="T19">j</text:span><text:span text:style-name="T3">-я альтернатива лучше </text:span><text:span text:style-name="T19">k</text:span><text:span text:style-name="T3">-й). Если </text:span><text:span text:style-name="T19">R</text:span><text:span text:style-name="T34">jk </text:span><text:span text:style-name="T3">&gt; </text:span><text:span text:style-name="T19">R</text:span><text:span text:style-name="T34">kj</text:span><text:span text:style-name="T3">, то альтернативы меняются местами (</text:span><text:span text:style-name="T19">j</text:span><text:span text:style-name="T3">-я альтернатива хуже </text:span><text:span text:style-name="T19">k</text:span><text:span text:style-name="T3">-й).</text:span></text:p>
      <text:p text:style-name="P53"><text:span text:style-name="T61">Посмотри как происходило ранжирование в программе MatLab</text:span>.</text:p>
      <text:p text:style-name="P53"/>
      <text:p text:style-name="P119">R43 is smaller than R34, so we do not swap them</text:p>
      <text:p text:style-name="P119">R24 is smaller than R42, so we do not swap them</text:p>
      <text:p text:style-name="P119">R12 is smaller than R21, so we do not swap them</text:p>
      <text:p text:style-name="P119">R51 is smaller than R15, so we do not swap them</text:p>
      <text:p text:style-name="P108"/>
      <text:p text:style-name="P74">Поскольку программа не знает об исчезновении Пл1 с помощью множества паррето, все индексы уменьшились на один, для нашего случая их нужно увеличить на один.</text:p>
      <text:p text:style-name="P79"><text:span text:style-name="T3">Таким образом, окончательное ранжирование альтернатив следующее: Пл6, Пл2, Пл3, Пл5, Пл4. Лучший вариант </text:span><text:span text:style-name="T26">строительства нового предприятия</text:span><text:span text:style-name="T3"> - площадка, обозначенная как Пл6.</text:span><text:span text:style-name="T26"> </text:span></text:p>
      <text:p text:style-name="P50"/>
      <text:p text:style-name="P50"/>
      <text:p text:style-name="P70">3.3 Метод ЭЛЕКТРА</text:p>
      <text:p text:style-name="P53">Метод предназначен для решения задач, в которых из имеющегося множества альтернатив требуется выбрать заданное количество лучших альтернатив с учетом их оценок по нескольким критериям, а также важности этих критериев.</text:p>
      <text:p text:style-name="P79"><text:span text:style-name="T3">Принцип работы метода следующий. Для каждой пары альтернатив (A</text:span><text:span text:style-name="T34">j</text:span><text:span text:style-name="T3"> и A</text:span><text:span text:style-name="T34">k</text:span><text:span text:style-name="T3">) выдвигается предположение (гипотеза) о том, что альтернатива A</text:span><text:span text:style-name="T34">j</text:span><text:span text:style-name="T3"> лучше, чем A</text:span><text:span text:style-name="T34">k</text:span><text:span text:style-name="T3">. Затем для каждой пары альтернатив находятся два индекса: индекс согласия (величина, подтверждающая предположение о превосходстве A</text:span><text:span text:style-name="T34">j</text:span><text:span text:style-name="T3"> над A</text:span><text:span text:style-name="T34">k</text:span><text:span text:style-name="T3">) и индекс несогласия (величина, опровергающая это предположение). На основе анализа этих индексов выбирается одна или несколько лучших альтернатив ("ядро" альтернатив). </text:span></text:p>
      <text:p text:style-name="P63">Исходные данные берутся из таблицы 3.2.1.</text:p>
      <text:p text:style-name="P41"/>
      <text:p text:style-name="P53"><text:soft-page-break/>С помощью одного из методов экспертных оценок находятся веса критериев, представляющие собой числовые оценки их важности. <text:s/>В данном примере использовался метод <text:span text:style-name="T62">предпочтений</text:span> (см. подраздел 3.1)</text:p>
      <text:p text:style-name="P54">Выбор лучших альтернатив по методу ЭЛЕКТРА реализуется в следующем порядке.</text:p>
      <text:p text:style-name="P89"><text:span text:style-name="T16">1</text:span><text:span text:style-name="T3"> Оценки альтернатив приводятся к безразмерному виду. Эта операция может выполняться разными способами, например, так же, как в методике экспресс-анализа альтернати</text:span><text:span text:style-name="T13">в</text:span><text:span text:style-name="T3">. </text:span></text:p>
      <text:p text:style-name="P65"><text:span text:style-name="T64">О</text:span><text:span text:style-name="T63">ценки по качественным критериям выражаются по пятибалльной шкале (“отлично”, “хорошо”, “удовлетворительно”, “плохо”, “очень плохо”), а затем выполняется переход к числовым оценкам с использованием </text:span><text:span text:style-name="T40">шкалы Харрингтона</text:span><text:span text:style-name="T63">. При этом оценке "отлично" соответствуют числовые оценки от 0,8 до 1; "хорошо" - от 0,63 до 0,8; "удовлетворительно" - от 0,37 до 0,63; "плохо" - от 0,2 до 0,37; "очень плохо" - от 0 до 0,2. Числовая оценка выставляется человеком: экспертом или лицом, принимающим решения (ЛПР). Например, если по некоторому критерию две альтернативы имеют оценку “хорошо”, но одна из них очень хорошая, а другая - немного хуже, то первой из альтернатив (лучшей) можно назначить оценку 0,8, а второй, например — 0,7;</text:span></text:p>
      <text:p text:style-name="P104"><text:span text:style-name="T15">Д</text:span><text:span text:style-name="T14">ля оценок, имеющих вид "да-нет" (т.е. выражающих наличие или отсутствие некоторого показателя), обычно используются следующие числовые оценки: "да" - 0,67, "нет" - 0,33 (здесь предполагается, что оценка “да” более желательна, чем ”нет”).</text:span></text:p>
      <text:p text:style-name="P104"><text:span text:style-name="T9">Исходя из информации выше, составим таблицу безразмерных оценок. </text:span><text:span text:style-name="T10">Так же для удобства переименуем критерии на К1, K2, K3.</text:span></text:p>
      <text:p text:style-name="P14"><text:tab/><text:tab/><text:tab/><text:tab/> <text:s text:c="3"/>Таблица 3.3.2 — Безразмерные</text:p>
      <text:p text:style-name="P14"><text:tab/><text:tab/><text:tab/><text:tab/> <text:s text:c="3"/>оценки альтернатив</text:p>
      <table:table table:name="Table14" table:style-name="Table14">
        <table:table-column table:style-name="Table14.A"/>
        <table:table-column table:style-name="Table14.B" table:number-columns-repeated="4"/>
        <table:table-column table:style-name="Table14.F"/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4">Пл<text:span text:style-name="T65">2</text:span></text:p>
          </table:table-cell>
          <table:table-cell table:style-name="Table14.A1" office:value-type="string">
            <text:p text:style-name="P4">Пл<text:span text:style-name="T65">3</text:span></text:p>
          </table:table-cell>
          <table:table-cell table:style-name="Table14.A1" office:value-type="string">
            <text:p text:style-name="P4">Пл<text:span text:style-name="T65">4</text:span></text:p>
          </table:table-cell>
          <table:table-cell table:style-name="Table14.A1" office:value-type="string">
            <text:p text:style-name="P4">Пл<text:span text:style-name="T65">5</text:span></text:p>
          </table:table-cell>
          <table:table-cell table:style-name="Table14.F1" office:value-type="string">
            <text:p text:style-name="P7">Пл6</text:p>
          </table:table-cell>
        </table:table-row>
        <table:table-row>
          <table:table-cell table:style-name="Table14.A2" office:value-type="string">
            <text:p text:style-name="P21">K1</text:p>
          </table:table-cell>
          <table:table-cell table:style-name="Table14.A2" office:value-type="string">
            <text:p text:style-name="P21">0.36</text:p>
          </table:table-cell>
          <table:table-cell table:style-name="Table14.A2" office:value-type="string">
            <text:p text:style-name="P21">0.8</text:p>
          </table:table-cell>
          <table:table-cell table:style-name="Table14.A2" office:value-type="string">
            <text:p text:style-name="P21">0.9</text:p>
          </table:table-cell>
          <table:table-cell table:style-name="Table14.A2" office:value-type="string">
            <text:p text:style-name="P21">0.62</text:p>
          </table:table-cell>
          <table:table-cell table:style-name="Table14.F2" office:value-type="string">
            <text:p text:style-name="P21">0.36</text:p>
          </table:table-cell>
        </table:table-row>
        <table:table-row>
          <table:table-cell table:style-name="Table14.A2" office:value-type="string">
            <text:p text:style-name="P21">K2</text:p>
          </table:table-cell>
          <table:table-cell table:style-name="Table14.A2" office:value-type="string">
            <text:p text:style-name="P21">0.7</text:p>
          </table:table-cell>
          <table:table-cell table:style-name="Table14.A2" office:value-type="string">
            <text:p text:style-name="P21">0.36</text:p>
          </table:table-cell>
          <table:table-cell table:style-name="Table14.A2" office:value-type="string">
            <text:p text:style-name="P21">0.2</text:p>
          </table:table-cell>
          <table:table-cell table:style-name="Table14.A2" office:value-type="string">
            <text:p text:style-name="P21">0.79</text:p>
          </table:table-cell>
          <table:table-cell table:style-name="Table14.F2" office:value-type="string">
            <text:p text:style-name="P21">0.62</text:p>
          </table:table-cell>
        </table:table-row>
        <table:table-row>
          <table:table-cell table:style-name="Table14.A2" office:value-type="string">
            <text:p text:style-name="P21">K3</text:p>
          </table:table-cell>
          <table:table-cell table:style-name="Table14.A2" office:value-type="string">
            <text:p text:style-name="P21">0.7</text:p>
          </table:table-cell>
          <table:table-cell table:style-name="Table14.A2" office:value-type="string">
            <text:p text:style-name="P21">0.62</text:p>
          </table:table-cell>
          <table:table-cell table:style-name="Table14.A2" office:value-type="string">
            <text:p text:style-name="P21">0.36</text:p>
          </table:table-cell>
          <table:table-cell table:style-name="Table14.A2" office:value-type="string">
            <text:p text:style-name="P21">0.62</text:p>
          </table:table-cell>
          <table:table-cell table:style-name="Table14.F2" office:value-type="string">
            <text:p text:style-name="P21">0.9</text:p>
          </table:table-cell>
        </table:table-row>
      </table:table>
      <text:p text:style-name="P47"/>
      <text:p text:style-name="P79"><text:span text:style-name="T16">2 </text:span><text:span text:style-name="T3">Определяются индексы согласия </text:span><text:span text:style-name="T19">C</text:span><text:span text:style-name="T34">jk</text:span><text:span text:style-name="T3">, </text:span><text:span text:style-name="T19">j</text:span><text:span text:style-name="T3">=1,...,</text:span><text:span text:style-name="T19">N</text:span><text:span text:style-name="T3">, <text:s/></text:span><text:span text:style-name="T19">k</text:span><text:span text:style-name="T3">=1,...,</text:span><text:span text:style-name="T19">N</text:span><text:span text:style-name="T3"> <text:s/>(где </text:span><text:span text:style-name="T19">N</text:span><text:span text:style-name="T3"> - количество альтернатив). Индекс согласия отражает степень согласия с предположением о том, что </text:span><text:span text:style-name="T19">j</text:span><text:span text:style-name="T3">-я альтернатива лучше </text:span><text:span text:style-name="T19">k</text:span><text:span text:style-name="T3">-й. В рассматриваемой реализации метода ЭЛЕКТРА индексы согласия находятся по формуле</text:span></text:p>
      <text:p text:style-name="P81"><text:soft-page-break/><draw:frame draw:style-name="fr1" draw:name="Object22" text:anchor-type="as-char" svg:width="2.794cm" svg:height="1.164cm" draw:z-index="4"><draw:object xlink:href="./Object 22" xlink:type="simple" xlink:show="embed" xlink:actuate="onLoad"/><draw:image xlink:href="./ObjectReplacements/Object 22" xlink:type="simple" xlink:show="embed" xlink:actuate="onLoad"/></draw:frame><text:span text:style-name="T3"><text:s text:c="12"/></text:span><text:span text:style-name="T24">j</text:span><text:span text:style-name="T3">=1,…,</text:span><text:span text:style-name="T24">N</text:span><text:span text:style-name="T3">, </text:span><text:span text:style-name="T24">k</text:span><text:span text:style-name="T3">=1,…,</text:span><text:span text:style-name="T24">N</text:span><text:span text:style-name="T3">,</text:span></text:p>
      <text:p text:style-name="P85"><text:span text:style-name="T3">где </text:span><text:span text:style-name="T19">V</text:span><text:span text:style-name="T35">i</text:span><text:span text:style-name="T3"> - веса критериев;</text:span></text:p>
      <text:p text:style-name="P84"><text:span text:style-name="T19">K</text:span><text:span text:style-name="T43">+</text:span><text:span text:style-name="T3"> - подмножество критериев, по которым </text:span><text:span text:style-name="T19">j</text:span><text:span text:style-name="T3">-я альтернатива не хуже </text:span><text:span text:style-name="T19">k</text:span><text:span text:style-name="T3">-й.</text:span></text:p>
      <text:p text:style-name="P79"><text:span text:style-name="T3">Таким образом, индекс согласия </text:span><text:span text:style-name="T19">C</text:span><text:span text:style-name="T34">jk</text:span><text:span text:style-name="T3"> находится как сумма весов критериев, по которым </text:span><text:span text:style-name="T19">j</text:span><text:span text:style-name="T3">-я альтернатива </text:span><text:span text:style-name="T19">не хуже</text:span><text:span text:style-name="T3"> </text:span><text:span text:style-name="T19">k</text:span><text:span text:style-name="T3">-й. Чем больше индекс согласия, тем более выражено превосходство </text:span><text:span text:style-name="T19">j</text:span><text:span text:style-name="T3">-й альтернативы над </text:span><text:span text:style-name="T19">k</text:span><text:span text:style-name="T3">-й.</text:span></text:p>
      <text:p text:style-name="P53">Индексы согласия для данной задачи приведены в таблице 3.3.3.</text:p>
      <text:p text:style-name="P53"/>
      <text:p text:style-name="P9"><text:tab/><text:tab/><text:tab/> <text:s text:c="3"/>Таблица 3.3.3 — Матрица индексов согласия</text:p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column table:style-name="Table15.B"/>
        <table:table-column table:style-name="Table15.D"/>
        <table:table-row table:style-name="Table15.1">
          <table:table-cell table:style-name="Table15.A1" office:value-type="string">
            <text:p text:style-name="P19"/>
          </table:table-cell>
          <table:table-cell table:style-name="Table15.A1" office:value-type="string">
            <text:p text:style-name="P138">Пл2</text:p>
          </table:table-cell>
          <table:table-cell table:style-name="Table15.A1" office:value-type="string">
            <text:p text:style-name="P138">Пл3</text:p>
          </table:table-cell>
          <table:table-cell table:style-name="Table15.A1" office:value-type="string">
            <text:p text:style-name="P138">Пл4</text:p>
          </table:table-cell>
          <table:table-cell table:style-name="Table15.A1" office:value-type="string">
            <text:p text:style-name="P138">Пл5</text:p>
          </table:table-cell>
          <table:table-cell table:style-name="Table15.F1" office:value-type="string">
            <text:p text:style-name="P138">Пл6</text:p>
          </table:table-cell>
        </table:table-row>
        <table:table-row table:style-name="Table15.1">
          <table:table-cell table:style-name="Table15.A2" office:value-type="string">
            <text:p text:style-name="P138">Пл2</text:p>
          </table:table-cell>
          <table:table-cell table:style-name="Table15.A2" office:value-type="string">
            <text:p text:style-name="P19">-</text:p>
          </table:table-cell>
          <table:table-cell table:style-name="Table15.A2" office:value-type="string">
            <text:p text:style-name="P19">0.4286</text:p>
          </table:table-cell>
          <table:table-cell table:style-name="Table15.A2" office:value-type="string">
            <text:p text:style-name="P19">0.4286</text:p>
          </table:table-cell>
          <table:table-cell table:style-name="Table15.A2" office:value-type="string">
            <text:p text:style-name="P19">0.5714</text:p>
          </table:table-cell>
          <table:table-cell table:style-name="Table15.F2" office:value-type="string">
            <text:p text:style-name="P19">0.4286</text:p>
          </table:table-cell>
        </table:table-row>
        <table:table-row table:style-name="Table15.1">
          <table:table-cell table:style-name="Table15.A2" office:value-type="string">
            <text:p text:style-name="P138">Пл3</text:p>
          </table:table-cell>
          <table:table-cell table:style-name="Table15.A2" office:value-type="string">
            <text:p text:style-name="P19">0.5714</text:p>
          </table:table-cell>
          <table:table-cell table:style-name="Table15.A2" office:value-type="string">
            <text:p text:style-name="P19">-</text:p>
          </table:table-cell>
          <table:table-cell table:style-name="Table15.A2" office:value-type="string">
            <text:p text:style-name="P19">0.428</text:p>
          </table:table-cell>
          <table:table-cell table:style-name="Table15.A2" office:value-type="string">
            <text:p text:style-name="P19">0.1429</text:p>
          </table:table-cell>
          <table:table-cell table:style-name="Table15.F2" office:value-type="string">
            <text:p text:style-name="P140">0.5714</text:p>
          </table:table-cell>
        </table:table-row>
        <table:table-row table:style-name="Table15.1">
          <table:table-cell table:style-name="Table15.A2" office:value-type="string">
            <text:p text:style-name="P138">Пл4</text:p>
          </table:table-cell>
          <table:table-cell table:style-name="Table15.A2" office:value-type="string">
            <text:p text:style-name="P140">0.5714</text:p>
          </table:table-cell>
          <table:table-cell table:style-name="Table15.A2" office:value-type="string">
            <text:p text:style-name="P140">0.5714</text:p>
          </table:table-cell>
          <table:table-cell table:style-name="Table15.A2" office:value-type="string">
            <text:p text:style-name="P19">-</text:p>
          </table:table-cell>
          <table:table-cell table:style-name="Table15.A2" office:value-type="string">
            <text:p text:style-name="P140">0.5714</text:p>
          </table:table-cell>
          <table:table-cell table:style-name="Table15.F2" office:value-type="string">
            <text:p text:style-name="P140">0.5714</text:p>
          </table:table-cell>
        </table:table-row>
        <table:table-row table:style-name="Table15.1">
          <table:table-cell table:style-name="Table15.A2" office:value-type="string">
            <text:p text:style-name="P138">Пл5</text:p>
          </table:table-cell>
          <table:table-cell table:style-name="Table15.A2" office:value-type="string">
            <text:p text:style-name="P19">0.4286</text:p>
          </table:table-cell>
          <table:table-cell table:style-name="Table15.A2" office:value-type="string">
            <text:p text:style-name="P19">0.4286</text:p>
          </table:table-cell>
          <table:table-cell table:style-name="Table15.A2" office:value-type="string">
            <text:p text:style-name="P19">0.4286</text:p>
          </table:table-cell>
          <table:table-cell table:style-name="Table15.A2" office:value-type="string">
            <text:p text:style-name="P19">-</text:p>
          </table:table-cell>
          <table:table-cell table:style-name="Table15.F2" office:value-type="string">
            <text:p text:style-name="P19">0.4286</text:p>
          </table:table-cell>
        </table:table-row>
        <table:table-row table:style-name="Table15.1">
          <table:table-cell table:style-name="Table15.A2" office:value-type="string">
            <text:p text:style-name="P138">Пл6</text:p>
          </table:table-cell>
          <table:table-cell table:style-name="Table15.A2" office:value-type="string">
            <text:p text:style-name="P19">0.1429</text:p>
          </table:table-cell>
          <table:table-cell table:style-name="Table15.A2" office:value-type="string">
            <text:p text:style-name="P140">0.4286</text:p>
          </table:table-cell>
          <table:table-cell table:style-name="Table15.A2" office:value-type="string">
            <text:p text:style-name="P140">0.4286</text:p>
          </table:table-cell>
          <table:table-cell table:style-name="Table15.A2" office:value-type="string">
            <text:p text:style-name="P140">0.5714</text:p>
          </table:table-cell>
          <table:table-cell table:style-name="Table15.F2" office:value-type="string">
            <text:p text:style-name="P19">-</text:p>
          </table:table-cell>
        </table:table-row>
      </table:table>
      <text:p text:style-name="P120"><text:span text:style-name="T3"/></text:p>
      <text:p text:style-name="P79"><text:span text:style-name="T16">3</text:span><text:span text:style-name="T3"> Определяются индексы несогласия </text:span><text:span text:style-name="T19">D</text:span><text:span text:style-name="T34">jk</text:span><text:span text:style-name="T3">, </text:span><text:span text:style-name="T19">j</text:span><text:span text:style-name="T3">=1,...,</text:span><text:span text:style-name="T19">N</text:span><text:span text:style-name="T3">, <text:s/></text:span><text:span text:style-name="T19">k</text:span><text:span text:style-name="T3">=1,...,</text:span><text:span text:style-name="T19">N</text:span><text:span text:style-name="T3">. Индекс несогласия отражает степень несогласия с предположением о том, что </text:span><text:span text:style-name="T19">j</text:span><text:span text:style-name="T3">-я альтернатива лучше </text:span><text:span text:style-name="T19">k</text:span><text:span text:style-name="T3">-й. Индексы </text:span><text:span text:style-name="T19">D</text:span><text:span text:style-name="T34">jk</text:span><text:span text:style-name="T3"> находятся по формуле:</text:span></text:p>
      <text:p text:style-name="P81"><draw:frame draw:style-name="fr1" draw:name="Object23" text:anchor-type="as-char" svg:width="4.826cm" svg:height="1.122cm" draw:z-index="5"><draw:object xlink:href="./Object 23" xlink:type="simple" xlink:show="embed" xlink:actuate="onLoad"/><draw:image xlink:href="./ObjectReplacements/Object 23" xlink:type="simple" xlink:show="embed" xlink:actuate="onLoad"/></draw:frame><text:span text:style-name="T3"><text:s text:c="13"/></text:span><text:span text:style-name="T19">j</text:span><text:span text:style-name="T3">=1,...,</text:span><text:span text:style-name="T19">N</text:span><text:span text:style-name="T3">, </text:span><text:span text:style-name="T19">k</text:span><text:span text:style-name="T3">=1,...,</text:span><text:span text:style-name="T19">N</text:span><text:span text:style-name="T3">,</text:span></text:p>
      <text:p text:style-name="P86"><text:span text:style-name="T3">где </text:span><text:span text:style-name="T19">P</text:span><text:span text:style-name="T34">ik</text:span><text:span text:style-name="T3">, </text:span><text:span text:style-name="T19">P</text:span><text:span text:style-name="T34">ij</text:span><text:span text:style-name="T3"> - безразмерные оценки альтернатив (для данного примера они приведены в таблице 3.3.2);</text:span></text:p>
      <text:p text:style-name="P87"><text:span text:style-name="T19">K</text:span><text:span text:style-name="T43">—</text:span><text:span text:style-name="T3"> - подмножество критериев, по которым </text:span><text:span text:style-name="T19">j</text:span><text:span text:style-name="T3">-я альтернатива не превосходит </text:span><text:span text:style-name="T19">k</text:span><text:span text:style-name="T3">-ю.</text:span></text:p>
      <text:p text:style-name="P79"><text:span text:style-name="T3">Таким образом, индекс несогласия </text:span><text:span text:style-name="T19">D</text:span><text:span text:style-name="T34">jk</text:span><text:span text:style-name="T3"> находится как максимальная из разностей оценок по критериям, по которым </text:span><text:span text:style-name="T19">j</text:span><text:span text:style-name="T3">-я альтернатива </text:span><text:span text:style-name="T19">не лучше</text:span><text:span text:style-name="T3"> </text:span><text:span text:style-name="T19">k</text:span><text:span text:style-name="T3">-й. Чем больше индекс несогласия, тем менее выражено превосходство </text:span><text:span text:style-name="T19">j</text:span><text:span text:style-name="T3">-й альтернативы над </text:span><text:span text:style-name="T19">k</text:span><text:span text:style-name="T3">-й.</text:span></text:p>
      <text:p text:style-name="P53">Индексы несогласия для данной задачи приведены в таблице 3.3.4.</text:p>
      <text:p text:style-name="P53"/>
      <text:p text:style-name="P9"><text:tab/><text:tab/><text:tab/> <text:s text:c="3"/>Таблица 3.3.<text:span text:style-name="T69">4</text:span> — Матрица индексов несогласия</text:p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B"/>
        <table:table-column table:style-name="Table16.D"/>
        <table:table-row>
          <table:table-cell table:style-name="Table16.A1" office:value-type="string">
            <text:p text:style-name="P19"/>
          </table:table-cell>
          <table:table-cell table:style-name="Table16.A1" office:value-type="string">
            <text:p text:style-name="P138">Пл2</text:p>
          </table:table-cell>
          <table:table-cell table:style-name="Table16.A1" office:value-type="string">
            <text:p text:style-name="P138">Пл3</text:p>
          </table:table-cell>
          <table:table-cell table:style-name="Table16.A1" office:value-type="string">
            <text:p text:style-name="P138">Пл4</text:p>
          </table:table-cell>
          <table:table-cell table:style-name="Table16.A1" office:value-type="string">
            <text:p text:style-name="P138">Пл5</text:p>
          </table:table-cell>
          <table:table-cell table:style-name="Table16.F1" office:value-type="string">
            <text:p text:style-name="P138">Пл6</text:p>
          </table:table-cell>
        </table:table-row>
        <table:table-row>
          <table:table-cell table:style-name="Table16.A2" office:value-type="string">
            <text:p text:style-name="P138">Пл2</text:p>
          </table:table-cell>
          <table:table-cell table:style-name="Table16.A2" office:value-type="string">
            <text:p text:style-name="P19">-</text:p>
          </table:table-cell>
          <table:table-cell table:style-name="Table16.A2" office:value-type="string">
            <text:p text:style-name="P19">0.4400</text:p>
          </table:table-cell>
          <table:table-cell table:style-name="Table16.A2" office:value-type="string">
            <text:p text:style-name="P19">0.5400</text:p>
          </table:table-cell>
          <table:table-cell table:style-name="Table16.A2" office:value-type="string">
            <text:p text:style-name="P19">0.3500</text:p>
          </table:table-cell>
          <table:table-cell table:style-name="Table16.F2" office:value-type="string">
            <text:p text:style-name="P19">0.2000</text:p>
          </table:table-cell>
        </table:table-row>
        <text:soft-page-break/>
        <table:table-row>
          <table:table-cell table:style-name="Table16.A2" office:value-type="string">
            <text:p text:style-name="P138">Пл3</text:p>
          </table:table-cell>
          <table:table-cell table:style-name="Table16.A2" office:value-type="string">
            <text:p text:style-name="P19">0.4200</text:p>
          </table:table-cell>
          <table:table-cell table:style-name="Table16.A2" office:value-type="string">
            <text:p text:style-name="P19">-</text:p>
          </table:table-cell>
          <table:table-cell table:style-name="Table16.A2" office:value-type="string">
            <text:p text:style-name="P19">0.1000</text:p>
          </table:table-cell>
          <table:table-cell table:style-name="Table16.A2" office:value-type="string">
            <text:p text:style-name="P19">0.4300</text:p>
          </table:table-cell>
          <table:table-cell table:style-name="Table16.F2" office:value-type="string">
            <text:p text:style-name="P19">0.5400</text:p>
          </table:table-cell>
        </table:table-row>
        <table:table-row>
          <table:table-cell table:style-name="Table16.A2" office:value-type="string">
            <text:p text:style-name="P138">Пл4</text:p>
          </table:table-cell>
          <table:table-cell table:style-name="Table16.A2" office:value-type="string">
            <text:p text:style-name="P19">0.8400</text:p>
          </table:table-cell>
          <table:table-cell table:style-name="Table16.A2" office:value-type="string">
            <text:p text:style-name="P19">0.4200</text:p>
          </table:table-cell>
          <table:table-cell table:style-name="Table16.A2" office:value-type="string">
            <text:p text:style-name="P19">-</text:p>
          </table:table-cell>
          <table:table-cell table:style-name="Table16.A2" office:value-type="string">
            <text:p text:style-name="P19">0.8500</text:p>
          </table:table-cell>
          <table:table-cell table:style-name="Table16.F2" office:value-type="string">
            <text:p text:style-name="P19">0.9600</text:p>
          </table:table-cell>
        </table:table-row>
        <table:table-row>
          <table:table-cell table:style-name="Table16.A2" office:value-type="string">
            <text:p text:style-name="P138">Пл5</text:p>
          </table:table-cell>
          <table:table-cell table:style-name="Table16.A2" office:value-type="string">
            <text:p text:style-name="P19">0.0800</text:p>
          </table:table-cell>
          <table:table-cell table:style-name="Table16.A2" office:value-type="string">
            <text:p text:style-name="P19">0.1800</text:p>
          </table:table-cell>
          <table:table-cell table:style-name="Table16.A2" office:value-type="string">
            <text:p text:style-name="P19">0.2800</text:p>
          </table:table-cell>
          <table:table-cell table:style-name="Table16.A2" office:value-type="string">
            <text:p text:style-name="P19">-</text:p>
          </table:table-cell>
          <table:table-cell table:style-name="Table16.F2" office:value-type="string">
            <text:p text:style-name="P19">0.2800</text:p>
          </table:table-cell>
        </table:table-row>
        <table:table-row>
          <table:table-cell table:style-name="Table16.A2" office:value-type="string">
            <text:p text:style-name="P138">Пл6</text:p>
          </table:table-cell>
          <table:table-cell table:style-name="Table16.A2" office:value-type="string">
            <text:p text:style-name="P19">0.0800</text:p>
          </table:table-cell>
          <table:table-cell table:style-name="Table16.A2" office:value-type="string">
            <text:p text:style-name="P19">0.4400</text:p>
          </table:table-cell>
          <table:table-cell table:style-name="Table16.A2" office:value-type="string">
            <text:p text:style-name="P140">0.5400</text:p>
          </table:table-cell>
          <table:table-cell table:style-name="Table16.A2" office:value-type="string">
            <text:p text:style-name="P19">0.4300</text:p>
          </table:table-cell>
          <table:table-cell table:style-name="Table16.F2" office:value-type="string">
            <text:p text:style-name="P19">-</text:p>
          </table:table-cell>
        </table:table-row>
      </table:table>
      <text:p text:style-name="P41"/>
      <text:p text:style-name="P83"><text:span text:style-name="T4"/></text:p>
      <text:p text:style-name="P79"><text:span text:style-name="T17">4</text:span><text:span text:style-name="T4"> Для каждой альтернативы находится предельное значение индекса согласия:</text:span></text:p>
      <text:p text:style-name="P79"><draw:frame draw:style-name="fr1" draw:name="Object24" text:anchor-type="as-char" svg:width="2.963cm" svg:height="0.995cm" draw:z-index="6"><draw:object xlink:href="./Object 24" xlink:type="simple" xlink:show="embed" xlink:actuate="onLoad"/><draw:image xlink:href="./ObjectReplacements/Object 24" xlink:type="simple" xlink:show="embed" xlink:actuate="onLoad"/></draw:frame><text:span text:style-name="T4"><text:s text:c="12"/></text:span><text:span text:style-name="T20">j</text:span><text:span text:style-name="T4">=1,...,</text:span><text:span text:style-name="T20">N</text:span><text:span text:style-name="T4">.</text:span></text:p>
      <text:p text:style-name="P79"><text:span text:style-name="T4"/></text:p>
      <text:p text:style-name="P79"><text:span text:style-name="T4">Для рассматриваемого примера С</text:span><text:span text:style-name="T31">2 </text:span><text:span text:style-name="T4">= 0.</text:span><text:span text:style-name="T12">4286</text:span><text:span text:style-name="T4">; С</text:span><text:span text:style-name="T31">3 </text:span><text:span text:style-name="T4">= 0.1429; С</text:span><text:span text:style-name="T32">4</text:span><text:span text:style-name="T31"> </text:span><text:span text:style-name="T4">= 0.5714</text:span><text:span text:style-name="T12">; C</text:span><text:span text:style-name="T32">5</text:span><text:span text:style-name="T68">=0.4286; C</text:span><text:span text:style-name="T32">6</text:span><text:span text:style-name="T68">=0.1429.</text:span></text:p>
      <text:p text:style-name="P79"><text:span text:style-name="T17">5</text:span><text:span text:style-name="T4"> Для каждой альтернативы находится предельное значение индекса несогласия:</text:span></text:p>
      <text:p text:style-name="P79"><draw:frame draw:style-name="fr1" draw:name="Object25" text:anchor-type="as-char" svg:width="3.069cm" svg:height="0.995cm" draw:z-index="7"><draw:object xlink:href="./Object 25" xlink:type="simple" xlink:show="embed" xlink:actuate="onLoad"/><draw:image xlink:href="./ObjectReplacements/Object 25" xlink:type="simple" xlink:show="embed" xlink:actuate="onLoad"/></draw:frame><text:span text:style-name="T4"><text:s text:c="13"/></text:span><text:span text:style-name="T20">j</text:span><text:span text:style-name="T4">=1,...,</text:span><text:span text:style-name="T20">N</text:span><text:span text:style-name="T4">.</text:span></text:p>
      <text:p text:style-name="P79"><text:span text:style-name="T4">Таким образом, предельное значение индекса несогласия для </text:span><text:span text:style-name="T20">j</text:span><text:span text:style-name="T4">-й альтернативы находится как </text:span><text:span text:style-name="T20">максимальный</text:span><text:span text:style-name="T4"> элемент </text:span><text:span text:style-name="T20">j</text:span><text:span text:style-name="T4">-й строки матрицы индексов несогласия. Эта величина отражает степень несогласия с предположением о превосходстве </text:span><text:span text:style-name="T20">j</text:span><text:span text:style-name="T4">-й альтернативы над другими альтернативами.</text:span></text:p>
      <text:p text:style-name="P123"><text:span text:style-name="T4">Для рассматриваемого примера </text:span><text:span text:style-name="T20">D</text:span><text:span text:style-name="T31">2 </text:span><text:span text:style-name="T4">= 0.</text:span><text:span text:style-name="T12">54</text:span><text:span text:style-name="T4">; </text:span><text:span text:style-name="T20">D</text:span><text:span text:style-name="T31">3 </text:span><text:span text:style-name="T4">= 0.</text:span><text:span text:style-name="T12">54</text:span><text:span text:style-name="T4">; </text:span><text:span text:style-name="T20">D</text:span><text:span text:style-name="T30">4</text:span><text:span text:style-name="T4">= 0.</text:span><text:span text:style-name="T12">96; </text:span><text:span text:style-name="T21">D</text:span><text:span text:style-name="T30">5</text:span><text:span text:style-name="T4">.</text:span><text:span text:style-name="T12">= 0.28 <text:s/></text:span><text:span text:style-name="T21">D</text:span><text:span text:style-name="T30">6</text:span><text:span text:style-name="T67">= 0.54.</text:span></text:p>
      <text:p text:style-name="P77"><text:span text:style-name="T39">6</text:span><text:span text:style-name="T37"> Выделяются лучшие альтернативы (“ядро” альтернатив), удовлетворяющие условиям:</text:span></text:p>
      <text:p text:style-name="P79"><text:span text:style-name="T4">С</text:span><text:span text:style-name="T29">j</text:span><text:span text:style-name="T4"> &gt; </text:span><text:span text:style-name="T20">C</text:span><text:span text:style-name="T44">*</text:span><text:span text:style-name="T4">,</text:span></text:p>
      <text:p text:style-name="P79"><text:span text:style-name="T20">D</text:span><text:span text:style-name="T29">j</text:span><text:span text:style-name="T4"> &lt; </text:span><text:span text:style-name="T20">D</text:span><text:span text:style-name="T44">*</text:span><text:span text:style-name="T4">,</text:span></text:p>
      <text:p text:style-name="P122"><text:span text:style-name="T4">где </text:span><text:span text:style-name="T20">C</text:span><text:span text:style-name="T44">*</text:span><text:span text:style-name="T4">, </text:span><text:span text:style-name="T20">D</text:span><text:span text:style-name="T44">*</text:span><text:span text:style-name="T4"> - пороговые значения индексов согласия и несогласия. Эти величины назначаются в зависимости от того, какое количество альтернатив требуется выбрать. </text:span><text:bookmark text:name="_GoBack"/><text:span text:style-name="T4"><text:s/>Обычно сначала принимаются пороговые значения С</text:span><text:span text:style-name="T44">* </text:span><text:span text:style-name="T4">= 0.5, </text:span><text:span text:style-name="T20">D</text:span><text:span text:style-name="T44">* </text:span><text:span text:style-name="T4">= 0.5</text:span><text:span text:style-name="T11">;</text:span><text:span text:style-name="T4"> затем они изменяются в соответствии с количеством отбираемых альтернатив. Выбираются альтернативы, удовлетворяющие </text:span><text:span text:style-name="T20">обоим</text:span><text:span text:style-name="T4"> условиям. <text:s/></text:span><text:span text:style-name="T11">В нашем случае, если выставить такие значения, то мы не сможем найти наилучшую альтернативу, поэтому уменьшим на 0.1 значение C.</text:span></text:p>
      <text:p text:style-name="P92"><text:span text:style-name="T4">Назначим пороговые значения С</text:span><text:span text:style-name="T44">* </text:span><text:span text:style-name="T4">= 0.4, </text:span><text:span text:style-name="T20">D</text:span><text:span text:style-name="T44">* </text:span><text:span text:style-name="T4">= 0.5. </text:span><text:span text:style-name="T11">Программа выдает результат 4, что в нашем случаем будет обозначать Пл5.</text:span></text:p>
      <text:p text:style-name="P38"/>
      <text:p text:style-name="P83"/>
      <text:p text:style-name="P124">Приложение А</text:p>
      <text:p text:style-name="P129">creatingFile.m</text:p>
      <text:p text:style-name="P125"/>
      <text:p text:style-name="P130">function creatingFile()</text:p>
      <text:p text:style-name="P131">file = fopen('condition.txt', 'w');</text:p>
      <text:p text:style-name="P131">fprintf(file, '# This is the file for your condition to run lab 4\n# All line starting with # will be ignored\n');</text:p>
      <text:p text:style-name="P131">fprintf(file, '# This program solve ONLY second way of calculating\n');</text:p>
      <text:p text:style-name="P131">fprintf(file, '# NOTE: the set of parreto must be already applied to your task\n');</text:p>
      <text:p text:style-name="P131">fprintf(file, '# There will be used preference method\n#\n');</text:p>
      <text:p text:style-name="P131">fprintf(file, '# Please write number of experts\n');</text:p>
      <text:p text:style-name="P131">fprintf(file, '2\n');</text:p>
      <text:p text:style-name="P131">fprintf(file, '# Please write number of alternatives\n');</text:p>
      <text:p text:style-name="P131">fprintf(file, '3\n');</text:p>
      <text:p text:style-name="P131">fprintf(file, '# Please write preferences of two experts\n');</text:p>
      <text:p text:style-name="P131">fprintf(file, '2 2 1\n1 3 2\n');</text:p>
      <text:p text:style-name="P131">fprintf(file, '# End of preferences method\n#\n');</text:p>
      <text:p text:style-name="P134"/>
      <text:p text:style-name="P131">fprintf(file, '# Modified Kemeny-Snell algorithm\n');</text:p>
      <text:p text:style-name="P131">fprintf(file, '# Please write number of criteria\n');</text:p>
      <text:p text:style-name="P131">fprintf(file, '5\n');</text:p>
      <text:p text:style-name="P131">fprintf(file, '# Write alternatives with ranking according to each of the criteria\n');</text:p>
      <text:p text:style-name="P131">fprintf(file, '4 2 1 3 4\n');</text:p>
      <text:p text:style-name="P131">fprintf(file, '2 4 3 1 3\n');</text:p>
      <text:p text:style-name="P131">fprintf(file, '2 3 4 3 1\n');</text:p>
      <text:p text:style-name="P131">fprintf(file, '# End of modified Kemeny-Snell algorithm\n#\n');</text:p>
      <text:p text:style-name="P134"/>
      <text:p text:style-name="P131">fprintf(file, '# ELECTRA method\n# Please, write dimensionless estimates\n');</text:p>
      <text:p text:style-name="P131">fprintf(file, '0.36 0.8 0.9 0.62 0.36\n');</text:p>
      <text:p text:style-name="P131">fprintf(file, '0.7 0.36 0.2 0.79 0.62\n');</text:p>
      <text:p text:style-name="P131">fprintf(file, '0.7 0.62 0.36 0.62 0.9\n');</text:p>
      <text:p text:style-name="P131">fprintf(file, "# Enter C* value\n");</text:p>
      <text:p text:style-name="P131">fprintf(file, '0.5\n');</text:p>
      <text:p text:style-name="P131">fprintf(file, '# Enter D* value\n');</text:p>
      <text:p text:style-name="P131">fprintf(file, '0.5\n');</text:p>
      <text:p text:style-name="P131">fprintf(file, '# End of ELECTRA method\n# End of file');</text:p>
      <text:p text:style-name="P131">end</text:p>
      <text:p text:style-name="P126"/>
      <text:p text:style-name="P129">electraMethod.m</text:p>
      <text:p text:style-name="P125"/>
      <text:p text:style-name="P130">function result = electraMethod(numericRatings, nAlternatives, nCriteria, alternativeWeights, c, d)</text:p>
      <text:p text:style-name="P131">agreementMatrix = <text:span text:style-name="T41">zeros</text:span>(nCriteria, nCriteria);</text:p>
      <text:p text:style-name="P135">% calculating agreement matrix</text:p>
      <text:p text:style-name="P131">for i = 1:nCriteria</text:p>
      <text:p text:style-name="P134"/>
      <text:p text:style-name="P131"><text:soft-page-break/>for j = 1:nCriteria</text:p>
      <text:p text:style-name="P134"/>
      <text:p text:style-name="P131">if i == j</text:p>
      <text:p text:style-name="P131">continue;</text:p>
      <text:p text:style-name="P131">end</text:p>
      <text:p text:style-name="P134"/>
      <text:p text:style-name="P131">for k = 1:nAlternatives</text:p>
      <text:p text:style-name="P134"/>
      <text:p text:style-name="P131">if numericRatings(k, i) &gt; numericRatings(k, j)</text:p>
      <text:p text:style-name="P131">agreementMatrix(i, j) = agreementMatrix(i, j) + alternativeWeights(k);</text:p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1">disp('Agreement Matrix');</text:p>
      <text:p text:style-name="P131">disp(agreementMatrix');</text:p>
      <text:p text:style-name="P134"/>
      <text:p text:style-name="P135">% calculating disagreement matrix</text:p>
      <text:p text:style-name="P131">disagreementMatrix = <text:span text:style-name="T41">zeros</text:span>(nCriteria, nCriteria);</text:p>
      <text:p text:style-name="P134"/>
      <text:p text:style-name="P131">for i = 1:nCriteria</text:p>
      <text:p text:style-name="P134"/>
      <text:p text:style-name="P131">for j = 1:nCriteria</text:p>
      <text:p text:style-name="P134"/>
      <text:p text:style-name="P131">if i == j</text:p>
      <text:p text:style-name="P131">continue;</text:p>
      <text:p text:style-name="P131">end</text:p>
      <text:p text:style-name="P134"/>
      <text:p text:style-name="P131">for k = 1:nAlternatives</text:p>
      <text:p text:style-name="P134"/>
      <text:p text:style-name="P131">if numericRatings(k, j) &lt; numericRatings(k, i)</text:p>
      <text:p text:style-name="P131">disagreementMatrix(i, j) = disagreementMatrix(i, j) + numericRatings(k, i) - numericRatings(k, j);</text:p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1">disp('Disagreement Matrix');</text:p>
      <text:p text:style-name="P131">disp(disagreementMatrix');</text:p>
      <text:p text:style-name="P134"/>
      <text:p text:style-name="P135">% finding limit value of the agreement index</text:p>
      <text:p text:style-name="P131">disp("Limit value of the agreement index");</text:p>
      <text:p text:style-name="P131"><text:soft-page-break/>agreementIndex = <text:span text:style-name="T41">zeros</text:span>(1, nCriteria);</text:p>
      <text:p text:style-name="P134"/>
      <text:p text:style-name="P131">for i = 1:nCriteria</text:p>
      <text:p text:style-name="P134"/>
      <text:p text:style-name="P131">for j = 1:nCriteria</text:p>
      <text:p text:style-name="P134"/>
      <text:p text:style-name="P131">if i == j</text:p>
      <text:p text:style-name="P131">continue;</text:p>
      <text:p text:style-name="P131">elseif agreementIndex(1, j) == 0</text:p>
      <text:p text:style-name="P131">agreementIndex(1, j) = agreementMatrix(i, j);</text:p>
      <text:p text:style-name="P131">elseif agreementIndex(1, j) &gt; agreementMatrix(i, j)</text:p>
      <text:p text:style-name="P131">agreementIndex(1, j) = agreementMatrix(i, j);</text:p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1">disp(agreementIndex);</text:p>
      <text:p text:style-name="P134"/>
      <text:p text:style-name="P135">% finding limit value of the disagreement index</text:p>
      <text:p text:style-name="P131">disp("Limit value of the disagreement index");</text:p>
      <text:p text:style-name="P131">disagreementIndex = <text:span text:style-name="T41">zeros</text:span>(1, nCriteria);</text:p>
      <text:p text:style-name="P134"/>
      <text:p text:style-name="P131">for i = 1:nCriteria</text:p>
      <text:p text:style-name="P134"/>
      <text:p text:style-name="P131">for j = 1:nCriteria</text:p>
      <text:p text:style-name="P134"/>
      <text:p text:style-name="P131">if i == j</text:p>
      <text:p text:style-name="P131">continue;</text:p>
      <text:p text:style-name="P131">elseif disagreementIndex(1, j) == 0</text:p>
      <text:p text:style-name="P131">disagreementIndex(1, j) = disagreementMatrix(i, j);</text:p>
      <text:p text:style-name="P131">elseif disagreementIndex(1, j) &lt; disagreementMatrix(i, j)</text:p>
      <text:p text:style-name="P131">disagreementIndex(1, j) = disagreementMatrix(i, j);</text:p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1">disp(disagreementIndex);</text:p>
      <text:p text:style-name="P134"/>
      <text:p text:style-name="P135">% calculating result</text:p>
      <text:p text:style-name="P131">result = 0;</text:p>
      <text:p text:style-name="P131">for i = 1:nCriteria</text:p>
      <text:p text:style-name="P131">if agreementIndex(i) &gt; c &amp;&amp; disagreementIndex(i) &lt; d</text:p>
      <text:p text:style-name="P131">disp(agreementIndex(i) + " &gt; " + c + " &amp;&amp; " + disagreementIndex(i) + " &lt; " + d);</text:p>
      <text:p text:style-name="P131">result = i;</text:p>
      <text:p text:style-name="P131">break;</text:p>
      <text:p text:style-name="P131">end</text:p>
      <text:p text:style-name="P131"><text:soft-page-break/>end</text:p>
      <text:p text:style-name="P126"/>
      <text:p text:style-name="P129">modifiedKemmenySnellMethod.m</text:p>
      <text:p text:style-name="P125"/>
      <text:p text:style-name="P130">function result = modifiedKemmenySnellMethod(rankingMatrix, nAlternatives, nCriteria, alternativeWeights)</text:p>
      <text:p text:style-name="P135">% modifiedKemmenySnellMethod - modified Kemmeny-Snell method</text:p>
      <text:p text:style-name="P131">matrcies = <text:span text:style-name="T41">zeros</text:span>(nCriteria, nCriteria, nAlternatives);</text:p>
      <text:p text:style-name="P134"/>
      <text:p text:style-name="P135">% Creating matrix of pairwise comparisons</text:p>
      <text:p text:style-name="P131">for curAlternative = 1:nAlternatives</text:p>
      <text:p text:style-name="P134"/>
      <text:p text:style-name="P131">for curCriteria = 1:nCriteria</text:p>
      <text:p text:style-name="P134"/>
      <text:p text:style-name="P131">for i = 1:nCriteria</text:p>
      <text:p text:style-name="P131">if curCriteria == i</text:p>
      <text:p text:style-name="P131">matrcies(curCriteria, i, curAlternative) = 9;</text:p>
      <text:p text:style-name="P131">elseif rankingMatrix(curAlternative, curCriteria) &gt; rankingMatrix(curAlternative, i)</text:p>
      <text:p text:style-name="P131">matrcies(curCriteria, i, curAlternative) = 1;</text:p>
      <text:p text:style-name="P131">elseif rankingMatrix(curAlternative, curCriteria) &lt; rankingMatrix(curAlternative, i)</text:p>
      <text:p text:style-name="P131">matrcies(curCriteria, i, curAlternative) = -1;</text:p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5">% displaying created matrix</text:p>
      <text:p text:style-name="P131">disp("Matrix of pairwise comparisons: ")</text:p>
      <text:p text:style-name="P131">disp("Note: 9 means that that comprasion was skipped")</text:p>
      <text:p text:style-name="P134"/>
      <text:p text:style-name="P131">for i = 1:nAlternatives</text:p>
      <text:p text:style-name="P131">disp(matrcies(:, :, i)');</text:p>
      <text:p text:style-name="P131">end</text:p>
      <text:p text:style-name="P134"/>
      <text:p text:style-name="P135">% creating matrix of lost</text:p>
      <text:p text:style-name="P131">lostMatrix = <text:span text:style-name="T41">zeros</text:span>(nCriteria, nCriteria);</text:p>
      <text:p text:style-name="P134"/>
      <text:p text:style-name="P131">for i = 1:nCriteria</text:p>
      <text:p text:style-name="P134"/>
      <text:p text:style-name="P131">for j = 1:nCriteria</text:p>
      <text:p text:style-name="P134"/>
      <text:p text:style-name="P131">if i == j</text:p>
      <text:p text:style-name="P131">lostMatrix(i, j) = 0;</text:p>
      <text:p text:style-name="P131">else</text:p>
      <text:p text:style-name="P134"/>
      <text:p text:style-name="P131"><text:soft-page-break/>for k = 1:nAlternatives</text:p>
      <text:p text:style-name="P131">lostMatrix(i, j) = lostMatrix(i, j) + (alternativeWeights(k) * abs(matrcies(i, j, k) - 1));</text:p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1">end</text:p>
      <text:p text:style-name="P134"/>
      <text:p text:style-name="P131">disp("Matrix of lost: ")</text:p>
      <text:p text:style-name="P131">disp("Note: 0 means that that comprasion was skipped")</text:p>
      <text:p text:style-name="P131">disp(lostMatrix');</text:p>
      <text:p text:style-name="P134"/>
      <text:p text:style-name="P135">% Calculating preliminary ranking of alternatives</text:p>
      <text:p text:style-name="P131">disp("Calculating preliminary ranking of alternatives: ");</text:p>
      <text:p text:style-name="P131">result = <text:span text:style-name="T41">zeros</text:span>(1, nCriteria);</text:p>
      <text:p text:style-name="P131">for prep = 1:nCriteria-1</text:p>
      <text:p text:style-name="P131">preliminary_ranking_of_alternatives = <text:span text:style-name="T41">zeros</text:span>(1, nCriteria);</text:p>
      <text:p text:style-name="P134"/>
      <text:p text:style-name="P131">for i = 1:nCriteria</text:p>
      <text:p text:style-name="P134"/>
      <text:p text:style-name="P131">for j = 1:nCriteria</text:p>
      <text:p text:style-name="P131">preliminary_ranking_of_alternatives(i) = preliminary_ranking_of_alternatives(i) + lostMatrix(j, i);</text:p>
      <text:p text:style-name="P131">end</text:p>
      <text:p text:style-name="P134"/>
      <text:p text:style-name="P131">end</text:p>
      <text:p text:style-name="P134"/>
      <text:p text:style-name="P135">% removing 0 (since its removed lines)</text:p>
      <text:p text:style-name="P131">without_zeros_preliminary_ranking_of_alternatives = preliminary_ranking_of_alternatives(preliminary_ranking_of_alternatives ~= 0);</text:p>
      <text:p text:style-name="P131">disp(without_zeros_preliminary_ranking_of_alternatives);</text:p>
      <text:p text:style-name="P134"/>
      <text:p text:style-name="P131">without_zeros_preliminary_ranking_of_alternatives = min(without_zeros_preliminary_ranking_of_alternatives);</text:p>
      <text:p text:style-name="P131">disp("The best is: " + without_zeros_preliminary_ranking_of_alternatives);</text:p>
      <text:p text:style-name="P131">idx = find(preliminary_ranking_of_alternatives == without_zeros_preliminary_ranking_of_alternatives);</text:p>
      <text:p text:style-name="P131">lostMatrix(:, idx(1)) = 0; <text:span text:style-name="T41">% setting all elements in column to 0</text:span></text:p>
      <text:p text:style-name="P131">lostMatrix(idx(1), :) = 0; <text:span text:style-name="T41">% setting all elements in row to 0</text:span></text:p>
      <text:p text:style-name="P131">result(prep) = idx(1);</text:p>
      <text:p text:style-name="P131">if(prep == nCriteria-1)</text:p>
      <text:p text:style-name="P131">disp("The last is: " + max(preliminary_ranking_of_alternatives));</text:p>
      <text:p text:style-name="P131">result(prep+1) = find(preliminary_ranking_of_alternatives == max(preliminary_ranking_of_alternatives));</text:p>
      <text:p text:style-name="P131">end</text:p>
      <text:p text:style-name="P131"><text:soft-page-break/>end</text:p>
      <text:p text:style-name="P134"/>
      <text:p text:style-name="P131">disp("Preliminary ranking of alternatives: ");</text:p>
      <text:p text:style-name="P131">disp("Note:remember, indexes might change since program does not know about criteria that was deleted by parreto");</text:p>
      <text:p text:style-name="P131">disp(result);</text:p>
      <text:p text:style-name="P134"/>
      <text:p text:style-name="P135">% calculating final ranking of alternatives</text:p>
      <text:p text:style-name="P131">disp("Calculating finel result: ");</text:p>
      <text:p text:style-name="P131">for i = nCriteria-1:-1:1</text:p>
      <text:p text:style-name="P131">if lostMatrix(result(i), result(i+1)) &gt; lostMatrix(result(i+1), result(i))</text:p>
      <text:p text:style-name="P131">disp("R"+result(i)+result(i+1)+" is bigger than R"+result(i+1)+result(i)+", so we swap them");</text:p>
      <text:p text:style-name="P131">temp = result(i);</text:p>
      <text:p text:style-name="P131">result(i) = result(i+1);</text:p>
      <text:p text:style-name="P131">result(i+1) = temp;</text:p>
      <text:p text:style-name="P131">else</text:p>
      <text:p text:style-name="P131">disp("R"+result(i)+result(i+1)+" is smaller than R"+result(i+1)+result(i)+", so we do not swap them");</text:p>
      <text:p text:style-name="P131">end</text:p>
      <text:p text:style-name="P131">end</text:p>
      <text:p text:style-name="P131">disp("Final result: ")</text:p>
      <text:p text:style-name="P131">disp(result);</text:p>
      <text:p text:style-name="P131">end</text:p>
      <text:p text:style-name="P131"/>
      <text:p text:style-name="P129">preferencesMethod.m</text:p>
      <text:p text:style-name="P127"/>
      <text:p text:style-name="P130">function alternativeWeights = preferencesMethod(nExperts, nAlternatives, methodPreference)</text:p>
      <text:p text:style-name="P135">% First, convert the methodPreference</text:p>
      <text:p text:style-name="P131">for i = 1:nExperts</text:p>
      <text:p text:style-name="P134"/>
      <text:p text:style-name="P131">for j = 1:nAlternatives</text:p>
      <text:p text:style-name="P131">methodPreference(i, j) = nAlternatives - methodPreference(i, j);</text:p>
      <text:p text:style-name="P131">end</text:p>
      <text:p text:style-name="P134"/>
      <text:p text:style-name="P131">end</text:p>
      <text:p text:style-name="P134"/>
      <text:p text:style-name="P135">% Second, get the sum of converted methodPreference</text:p>
      <text:p text:style-name="P131">sumConvertedOpinions = <text:span text:style-name="T41">zeros</text:span>(nAlternatives);</text:p>
      <text:p text:style-name="P134"/>
      <text:p text:style-name="P131">for j = 1:nAlternatives</text:p>
      <text:p text:style-name="P134"/>
      <text:p text:style-name="P131">for i = 1:nExperts</text:p>
      <text:p text:style-name="P131">sumConvertedOpinions(j) = sumConvertedOpinions(j) + methodPreference(i, j);</text:p>
      <text:p text:style-name="P131">end</text:p>
      <text:p text:style-name="P134"/>
      <text:p text:style-name="P131">end</text:p>
      <text:p text:style-name="P134"><text:soft-page-break/></text:p>
      <text:p text:style-name="P135">% Third, getting the sum of all</text:p>
      <text:p text:style-name="P131">sumAll = 0;</text:p>
      <text:p text:style-name="P131">for i = 1:nAlternatives</text:p>
      <text:p text:style-name="P131">sumAll = sumAll + sumConvertedOpinions(i);</text:p>
      <text:p text:style-name="P131">end</text:p>
      <text:p text:style-name="P134"/>
      <text:p text:style-name="P135">% Fourth, getting the alternative weights</text:p>
      <text:p text:style-name="P131">alternativeWeights = <text:span text:style-name="T41">zeros</text:span>(1, nAlternatives);</text:p>
      <text:p text:style-name="P134"/>
      <text:p text:style-name="P131">for j = 1:nAlternatives</text:p>
      <text:p text:style-name="P131">alternativeWeights(j) = sumConvertedOpinions(j) / sumAll;</text:p>
      <text:p text:style-name="P131">end</text:p>
      <text:p text:style-name="P134"/>
      <text:p text:style-name="P131">end</text:p>
      <text:p text:style-name="P127"/>
      <text:p text:style-name="P129">skipComments.m</text:p>
      <text:p text:style-name="P127"/>
      <text:p text:style-name="P130">function skipComments(fd)</text:p>
      <text:p text:style-name="P134"/>
      <text:p text:style-name="P131">while true</text:p>
      <text:p text:style-name="P131">data = fread(fd, 1, 'char');</text:p>
      <text:p text:style-name="P134"/>
      <text:p text:style-name="P131">if data == '#'</text:p>
      <text:p text:style-name="P131">fgetl(fd);</text:p>
      <text:p text:style-name="P131">else</text:p>
      <text:p text:style-name="P131">break;</text:p>
      <text:p text:style-name="P131">end</text:p>
      <text:p text:style-name="P134"/>
      <text:p text:style-name="P131">end</text:p>
      <text:p text:style-name="P134"/>
      <text:p text:style-name="P131">fseek(fd, -1, 'cof');</text:p>
      <text:p text:style-name="P131">end</text:p>
      <text:p text:style-name="P131"/>
      <text:p text:style-name="P132"><text:tab/><text:span text:style-name="T66">main.m</text:span></text:p>
      <text:p text:style-name="P126"/>
      <text:p text:style-name="P130">fprintf('Welcome to the program for calculating lab4!\n');</text:p>
      <text:p text:style-name="P134"/>
      <text:p text:style-name="P131">filename = 'condition.txt';</text:p>
      <text:p text:style-name="P134"/>
      <text:p text:style-name="P131">if exist(filename, 'file') ~= 2</text:p>
      <text:p text:style-name="P131">disp('File with your data was not found, now we will create it');</text:p>
      <text:p text:style-name="P131">disp('Please, fill up the file');</text:p>
      <text:p text:style-name="P131">creatingFile();</text:p>
      <text:p text:style-name="P131">return;</text:p>
      <text:p text:style-name="P131">end</text:p>
      <text:p text:style-name="P134"/>
      <text:p text:style-name="P131">disp('File with your data was found, now we will read it');</text:p>
      <text:p text:style-name="P131">fd = fopen(filename, 'r');</text:p>
      <text:p text:style-name="P134"><text:soft-page-break/></text:p>
      <text:p text:style-name="P131">if fd == -1</text:p>
      <text:p text:style-name="P131">disp('Error while opening file');</text:p>
      <text:p text:style-name="P131">return;</text:p>
      <text:p text:style-name="P131">end</text:p>
      <text:p text:style-name="P134"/>
      <text:p text:style-name="P135">% Read data from file</text:p>
      <text:p text:style-name="P131">skipComments(fd);</text:p>
      <text:p text:style-name="P131">nExperts = fscanf(fd, '%d', 1);</text:p>
      <text:p text:style-name="P131">fread(fd, 1, 'char'); <text:span text:style-name="T41">% skip newline</text:span></text:p>
      <text:p text:style-name="P131">skipComments(fd);</text:p>
      <text:p text:style-name="P134"/>
      <text:p text:style-name="P131">nAlternatives = fscanf(fd, '%d', 1);</text:p>
      <text:p text:style-name="P131">fread(fd, 1, 'char'); <text:span text:style-name="T41">% skip newline</text:span></text:p>
      <text:p text:style-name="P131">skipComments(fd);</text:p>
      <text:p text:style-name="P134"/>
      <text:p text:style-name="P135">% Reading array of experts</text:p>
      <text:p text:style-name="P131">methodPreference = <text:span text:style-name="T41">zeros</text:span>(nExperts, nAlternatives);</text:p>
      <text:p text:style-name="P134"/>
      <text:p text:style-name="P131">for i = 1:nExperts</text:p>
      <text:p text:style-name="P134"/>
      <text:p text:style-name="P131">for j = 1:nAlternatives</text:p>
      <text:p text:style-name="P131">methodPreference(i, j) = fscanf(fd, '%d', 1);</text:p>
      <text:p text:style-name="P131">fread(fd, 1, 'char');</text:p>
      <text:p text:style-name="P131">end</text:p>
      <text:p text:style-name="P134"/>
      <text:p text:style-name="P131">end</text:p>
      <text:p text:style-name="P134"/>
      <text:p text:style-name="P135">% Displaying readded info</text:p>
      <text:p text:style-name="P131">disp("Number of experts: " + nExperts);</text:p>
      <text:p text:style-name="P131">disp("Number of alternatives: " + nAlternatives);</text:p>
      <text:p text:style-name="P131">disp("Method of preference:")</text:p>
      <text:p text:style-name="P131">disp(methodPreference);</text:p>
      <text:p text:style-name="P134"/>
      <text:p text:style-name="P131">disp('Weights of alternatives:');</text:p>
      <text:p text:style-name="P131">alternativeWeights = preferencesMethod(nExperts, nAlternatives, methodPreference);</text:p>
      <text:p text:style-name="P131">disp(alternativeWeights)</text:p>
      <text:p text:style-name="P134"/>
      <text:p text:style-name="P135">% reading number of criteria for kememeny-snell mythod</text:p>
      <text:p text:style-name="P131">skipComments(fd);</text:p>
      <text:p text:style-name="P131">nCriteria = fscanf(fd, '%d', 1);</text:p>
      <text:p text:style-name="P131">fread(fd, 1, 'char'); <text:span text:style-name="T41">% skip newline</text:span></text:p>
      <text:p text:style-name="P131">skipComments(fd);</text:p>
      <text:p text:style-name="P134"/>
      <text:p text:style-name="P135">% reading array of criteria</text:p>
      <text:p text:style-name="P131">rankingMatrix = <text:span text:style-name="T41">zeros</text:span>(nAlternatives, nCriteria);</text:p>
      <text:p text:style-name="P134"/>
      <text:p text:style-name="P131">for i = 1:nAlternatives</text:p>
      <text:p text:style-name="P134"/>
      <text:p text:style-name="P131">for j = 1:nCriteria</text:p>
      <text:p text:style-name="P131"><text:soft-page-break/>rankingMatrix(i, j) = fscanf(fd, '%d', 1);</text:p>
      <text:p text:style-name="P131">fread(fd, 1, 'char');</text:p>
      <text:p text:style-name="P131">end</text:p>
      <text:p text:style-name="P134"/>
      <text:p text:style-name="P131">end</text:p>
      <text:p text:style-name="P134"/>
      <text:p text:style-name="P131">disp('Ranking matrix:');</text:p>
      <text:p text:style-name="P131">disp(rankingMatrix);</text:p>
      <text:p text:style-name="P134"/>
      <text:p text:style-name="P131">modifiedKemmenySnellMethod(rankingMatrix, nAlternatives, nCriteria, alternativeWeights);</text:p>
      <text:p text:style-name="P134"/>
      <text:p text:style-name="P135">% reading numeric ratings for electra method</text:p>
      <text:p text:style-name="P131">skipComments(fd);</text:p>
      <text:p text:style-name="P131">numericRatings = <text:span text:style-name="T41">zeros</text:span>(nAlternatives, nCriteria);</text:p>
      <text:p text:style-name="P134"/>
      <text:p text:style-name="P131">for i = 1:nAlternatives</text:p>
      <text:p text:style-name="P134"/>
      <text:p text:style-name="P131">for j = 1:nCriteria</text:p>
      <text:p text:style-name="P131">numericRatings(i, j) = fscanf(fd, '%f', 1);</text:p>
      <text:p text:style-name="P131">fread(fd, 1, 'char');</text:p>
      <text:p text:style-name="P131">end</text:p>
      <text:p text:style-name="P134"/>
      <text:p text:style-name="P131">end</text:p>
      <text:p text:style-name="P134"/>
      <text:p text:style-name="P131">skipComments(fd);</text:p>
      <text:p text:style-name="P131">c = fscanf(fd, '%f', 1);</text:p>
      <text:p text:style-name="P131">fread(fd, 1, 'char');</text:p>
      <text:p text:style-name="P131">skipComments(fd);</text:p>
      <text:p text:style-name="P131">d = fscanf(fd, '%f', 1);</text:p>
      <text:p text:style-name="P131">fread(fd, 1, 'char');</text:p>
      <text:p text:style-name="P134"/>
      <text:p text:style-name="P131">disp('Numeric ratings:');</text:p>
      <text:p text:style-name="P131">disp(numericRatings);</text:p>
      <text:p text:style-name="P134"/>
      <text:p text:style-name="P131">disp("C* = " + c);</text:p>
      <text:p text:style-name="P131">disp("D* = " + d);</text:p>
      <text:p text:style-name="P134"/>
      <text:p text:style-name="P131">electraResult = electraMethod(numericRatings, nAlternatives, nCriteria, alternativeWeights, c, d);</text:p>
      <text:p text:style-name="P131">disp('Electra result:');</text:p>
      <text:p text:style-name="P131">disp(electraResult);</text:p>
      <text:p text:style-name="P131">disp("Ended Calculations");</text:p>
      <text:p text:style-name="P127"/>
      <text:p text:style-name="P128">Приложение Б</text:p>
      <text:p text:style-name="P133"># This is the file for your condition to run lab 4</text:p>
      <text:p text:style-name="P133"># All line starting with # will be ignored</text:p>
      <text:p text:style-name="P133"># This program solve ONLY second way of calculating</text:p>
      <text:p text:style-name="P133"># NOTE: the set of parreto must be already applied to your task</text:p>
      <text:p text:style-name="P133"># There will be used preference method</text:p>
      <text:p text:style-name="P133">#</text:p>
      <text:p text:style-name="P133"># Please write number of experts</text:p>
      <text:p text:style-name="P133">2</text:p>
      <text:p text:style-name="P133"># Please write number of alternatives</text:p>
      <text:p text:style-name="P133">3</text:p>
      <text:p text:style-name="P133"># Please write preferences of two experts</text:p>
      <text:p text:style-name="P133">2 2 1</text:p>
      <text:p text:style-name="P133">1 3 2</text:p>
      <text:p text:style-name="P133"># End of preferences method</text:p>
      <text:p text:style-name="P133">#</text:p>
      <text:p text:style-name="P133"># Modified Kemeny-Snell algorithm</text:p>
      <text:p text:style-name="P133"># Please write number of criteria</text:p>
      <text:p text:style-name="P133">5</text:p>
      <text:p text:style-name="P133"># Write alternatives with ranking according to each of the criteria</text:p>
      <text:p text:style-name="P133">4 2 1 3 4</text:p>
      <text:p text:style-name="P133">2 4 3 1 3</text:p>
      <text:p text:style-name="P133">2 3 4 3 1</text:p>
      <text:p text:style-name="P133"># End of modified Kemeny-Snell algorithm</text:p>
      <text:p text:style-name="P133">#</text:p>
      <text:p text:style-name="P133"># ELECTRA method</text:p>
      <text:p text:style-name="P133"># Please, write dimensionless estimates</text:p>
      <text:p text:style-name="P133">0.36 0.8 0.9 0.62 0.36</text:p>
      <text:p text:style-name="P133">0.7 0.36 0.2 0.79 0.62</text:p>
      <text:p text:style-name="P133">0.7 0.62 0.36 0.62 0.9</text:p>
      <text:p text:style-name="P133"># Enter C* value</text:p>
      <text:p text:style-name="P133">0.4</text:p>
      <text:p text:style-name="P133"># Enter D* value</text:p>
      <text:p text:style-name="P133">0.5</text:p>
      <text:p text:style-name="P133"># End of ELECTRA method</text:p>
      <text:p text:style-name="P133"># End of file</text:p>
      <text:p text:style-name="P128">Приложение В</text:p>
      <text:p text:style-name="P133">&gt;&gt; run('./main.m')</text:p>
      <text:p text:style-name="P133">Welcome to the program for calculating lab4!</text:p>
      <text:p text:style-name="P133">File with your data was found, now we will read it</text:p>
      <text:p text:style-name="P133">Number of experts: 2</text:p>
      <text:p text:style-name="P133">Number of alternatives: 3</text:p>
      <text:p text:style-name="P133">Method of preference:</text:p>
      <text:p text:style-name="P133"><text:s text:c="5"/>2 <text:s text:c="4"/>2 <text:s text:c="4"/>1</text:p>
      <text:p text:style-name="P133"><text:s text:c="5"/>1 <text:s text:c="4"/>3 <text:s text:c="4"/>2</text:p>
      <text:p text:style-name="P133"/>
      <text:p text:style-name="P133">Weights of alternatives:</text:p>
      <text:p text:style-name="P133"><text:s text:c="4"/>0.4286 <text:s text:c="3"/>0.1429 <text:s text:c="3"/>0.4286</text:p>
      <text:p text:style-name="P133"/>
      <text:p text:style-name="P133">Ranking matrix:</text:p>
      <text:p text:style-name="P133"><text:s text:c="5"/>4 <text:s text:c="4"/>2 <text:s text:c="4"/>1 <text:s text:c="4"/>3 <text:s text:c="4"/>4</text:p>
      <text:p text:style-name="P133"><text:s text:c="5"/>2 <text:s text:c="4"/>4 <text:s text:c="4"/>3 <text:s text:c="4"/>1 <text:s text:c="4"/>3</text:p>
      <text:p text:style-name="P133"><text:s text:c="5"/>2 <text:s text:c="4"/>3 <text:s text:c="4"/>4 <text:s text:c="4"/>3 <text:s text:c="4"/>1</text:p>
      <text:p text:style-name="P133"/>
      <text:p text:style-name="P133">Matrix of pairwise comparisons: </text:p>
      <text:p text:style-name="P133">Note: 9 means that that comprasion was skipped</text:p>
      <text:p text:style-name="P133"><text:s text:c="5"/>9 <text:s text:c="3"/>-1 <text:s text:c="3"/>-1 <text:s text:c="3"/>-1 <text:s text:c="4"/>0</text:p>
      <text:p text:style-name="P133"><text:s text:c="5"/>1 <text:s text:c="4"/>9 <text:s text:c="3"/>-1 <text:s text:c="4"/>1 <text:s text:c="4"/>1</text:p>
      <text:p text:style-name="P133"><text:s text:c="5"/>1 <text:s text:c="4"/>1 <text:s text:c="4"/>9 <text:s text:c="4"/>1 <text:s text:c="4"/>1</text:p>
      <text:p text:style-name="P133"><text:s text:c="5"/>1 <text:s text:c="3"/>-1 <text:s text:c="3"/>-1 <text:s text:c="4"/>9 <text:s text:c="4"/>1</text:p>
      <text:p text:style-name="P133"><text:s text:c="5"/>0 <text:s text:c="3"/>-1 <text:s text:c="3"/>-1 <text:s text:c="3"/>-1 <text:s text:c="4"/>9</text:p>
      <text:p text:style-name="P133"/>
      <text:p text:style-name="P133"><text:s text:c="5"/>9 <text:s text:c="4"/>1 <text:s text:c="4"/>1 <text:s text:c="3"/>-1 <text:s text:c="4"/>1</text:p>
      <text:p text:style-name="P133"><text:s text:c="4"/>-1 <text:s text:c="4"/>9 <text:s text:c="3"/>-1 <text:s text:c="3"/>-1 <text:s text:c="3"/>-1</text:p>
      <text:p text:style-name="P133"><text:s text:c="4"/>-1 <text:s text:c="4"/>1 <text:s text:c="4"/>9 <text:s text:c="3"/>-1 <text:s text:c="4"/>0</text:p>
      <text:p text:style-name="P133"><text:s text:c="5"/>1 <text:s text:c="4"/>1 <text:s text:c="4"/>1 <text:s text:c="4"/>9 <text:s text:c="4"/>1</text:p>
      <text:p text:style-name="P133"><text:s text:c="4"/>-1 <text:s text:c="4"/>1 <text:s text:c="4"/>0 <text:s text:c="3"/>-1 <text:s text:c="4"/>9</text:p>
      <text:p text:style-name="P133"/>
      <text:p text:style-name="P133"><text:s text:c="5"/>9 <text:s text:c="4"/>1 <text:s text:c="4"/>1 <text:s text:c="4"/>1 <text:s text:c="3"/>-1</text:p>
      <text:p text:style-name="P133"><text:s text:c="4"/>-1 <text:s text:c="4"/>9 <text:s text:c="4"/>1 <text:s text:c="4"/>0 <text:s text:c="3"/>-1</text:p>
      <text:p text:style-name="P133"><text:s text:c="4"/>-1 <text:s text:c="3"/>-1 <text:s text:c="4"/>9 <text:s text:c="3"/>-1 <text:s text:c="3"/>-1</text:p>
      <text:p text:style-name="P133"><text:s text:c="4"/>-1 <text:s text:c="4"/>0 <text:s text:c="4"/>1 <text:s text:c="4"/>9 <text:s text:c="3"/>-1</text:p>
      <text:p text:style-name="P133"><text:s text:c="5"/>1 <text:s text:c="4"/>1 <text:s text:c="4"/>1 <text:s text:c="4"/>1 <text:s text:c="4"/>9</text:p>
      <text:p text:style-name="P133"/>
      <text:p text:style-name="P133">Matrix of lost: </text:p>
      <text:p text:style-name="P133">Note: 0 means that that comprasion was skipped</text:p>
      <text:p text:style-name="P133"><text:s text:c="9"/>0 <text:s text:c="3"/>0.8571 <text:s text:c="3"/>0.8571 <text:s text:c="3"/>1.1429 <text:s text:c="3"/>1.2857</text:p>
      <text:p text:style-name="P133"><text:s text:c="4"/>1.1429 <text:s text:c="8"/>0 <text:s text:c="3"/>1.1429 <text:s text:c="3"/>0.7143 <text:s text:c="3"/>1.1429</text:p>
      <text:p text:style-name="P133"><text:s text:c="4"/>1.1429 <text:s text:c="3"/>0.8571 <text:s text:c="8"/>0 <text:s text:c="3"/>1.1429 <text:s text:c="3"/>1.0000</text:p>
      <text:p text:style-name="P133"><text:s text:c="4"/>0.8571 <text:s text:c="3"/>1.2857 <text:s text:c="3"/>0.8571 <text:s text:c="8"/>0 <text:s text:c="3"/>0.8571</text:p>
      <text:p text:style-name="P133"><text:s text:c="4"/>0.7143 <text:s text:c="3"/>0.8571 <text:s text:c="3"/>1.0000 <text:s text:c="3"/>1.1429 <text:s text:c="8"/>0</text:p>
      <text:p text:style-name="P133"/>
      <text:p text:style-name="P133">Calculating preliminary ranking of alternatives: </text:p>
      <text:p text:style-name="P133"><text:s text:c="4"/>4.1429 <text:s text:c="3"/>4.1429 <text:s text:c="3"/>4.1429 <text:s text:c="3"/>3.8571 <text:s text:c="3"/>3.7143</text:p>
      <text:p text:style-name="P133"/>
      <text:p text:style-name="P133">The best is: 3.7143</text:p>
      <text:p text:style-name="P133"><text:s text:c="4"/>2.8571 <text:s text:c="3"/>3.0000 <text:s text:c="3"/>3.1429 <text:s text:c="3"/>3.0000</text:p>
      <text:p text:style-name="P133"/>
      <text:p text:style-name="P133">The best is: 2.8571</text:p>
      <text:p text:style-name="P133"><text:soft-page-break/><text:s text:c="4"/>1.8571 <text:s text:c="3"/>2.0000 <text:s text:c="3"/>2.1429</text:p>
      <text:p text:style-name="P133"/>
      <text:p text:style-name="P133">The best is: 1.8571</text:p>
      <text:p text:style-name="P133"><text:s text:c="4"/>1.1429 <text:s text:c="3"/>0.8571</text:p>
      <text:p text:style-name="P133"/>
      <text:p text:style-name="P133">The best is: 0.85714</text:p>
      <text:p text:style-name="P133">The last is: 1.1429</text:p>
      <text:p text:style-name="P133">Preliminary ranking of alternatives: </text:p>
      <text:p text:style-name="P133">Note:remember, indexes might change since program does not know about criteria that was deleted by parreto</text:p>
      <text:p text:style-name="P133"><text:s text:c="5"/>5 <text:s text:c="4"/>1 <text:s text:c="4"/>2 <text:s text:c="4"/>4 <text:s text:c="4"/>3</text:p>
      <text:p text:style-name="P133"/>
      <text:p text:style-name="P133">Calculating finel result: </text:p>
      <text:p text:style-name="P133">R43 is smaller than R34, so we do not swap them</text:p>
      <text:p text:style-name="P133">R24 is smaller than R42, so we do not swap them</text:p>
      <text:p text:style-name="P133">R12 is smaller than R21, so we do not swap them</text:p>
      <text:p text:style-name="P133">R51 is smaller than R15, so we do not swap them</text:p>
      <text:p text:style-name="P133">Final result: </text:p>
      <text:p text:style-name="P133"><text:s text:c="5"/>5 <text:s text:c="4"/>1 <text:s text:c="4"/>2 <text:s text:c="4"/>4 <text:s text:c="4"/>3</text:p>
      <text:p text:style-name="P133"/>
      <text:p text:style-name="P133">Numeric ratings:</text:p>
      <text:p text:style-name="P133"><text:s text:c="4"/>0.3600 <text:s text:c="3"/>0.8000 <text:s text:c="3"/>0.9000 <text:s text:c="3"/>0.6200 <text:s text:c="3"/>0.3600</text:p>
      <text:p text:style-name="P133"><text:s text:c="4"/>0.7000 <text:s text:c="3"/>0.3600 <text:s text:c="3"/>0.2000 <text:s text:c="3"/>0.7900 <text:s text:c="3"/>0.6200</text:p>
      <text:p text:style-name="P133"><text:s text:c="4"/>0.7000 <text:s text:c="3"/>0.6200 <text:s text:c="3"/>0.3600 <text:s text:c="3"/>0.6200 <text:s text:c="3"/>0.9000</text:p>
      <text:p text:style-name="P133"/>
      <text:p text:style-name="P133">C* = 0.4</text:p>
      <text:p text:style-name="P133">D* = 0.5</text:p>
      <text:p text:style-name="P133">Agreement Matrix</text:p>
      <text:p text:style-name="P133"><text:s text:c="9"/>0 <text:s text:c="3"/>0.4286 <text:s text:c="3"/>0.4286 <text:s text:c="3"/>0.5714 <text:s text:c="3"/>0.4286</text:p>
      <text:p text:style-name="P133"><text:s text:c="4"/>0.5714 <text:s text:c="8"/>0 <text:s text:c="3"/>0.4286 <text:s text:c="3"/>0.1429 <text:s text:c="3"/>0.5714</text:p>
      <text:p text:style-name="P133"><text:s text:c="4"/>0.5714 <text:s text:c="3"/>0.5714 <text:s text:c="8"/>0 <text:s text:c="3"/>0.5714 <text:s text:c="3"/>0.5714</text:p>
      <text:p text:style-name="P133"><text:s text:c="4"/>0.4286 <text:s text:c="3"/>0.4286 <text:s text:c="3"/>0.4286 <text:s text:c="8"/>0 <text:s text:c="3"/>0.4286</text:p>
      <text:p text:style-name="P133"><text:s text:c="4"/>0.1429 <text:s text:c="3"/>0.4286 <text:s text:c="3"/>0.4286 <text:s text:c="3"/>0.5714 <text:s text:c="8"/>0</text:p>
      <text:p text:style-name="P133"/>
      <text:p text:style-name="P133">Disagreement Matrix</text:p>
      <text:p text:style-name="P133"><text:s text:c="9"/>0 <text:s text:c="3"/>0.4400 <text:s text:c="3"/>0.5400 <text:s text:c="3"/>0.3500 <text:s text:c="3"/>0.2000</text:p>
      <text:p text:style-name="P133"><text:s text:c="4"/>0.4200 <text:s text:c="8"/>0 <text:s text:c="3"/>0.1000 <text:s text:c="3"/>0.4300 <text:s text:c="3"/>0.5400</text:p>
      <text:p text:style-name="P133"><text:s text:c="4"/>0.8400 <text:s text:c="3"/>0.4200 <text:s text:c="8"/>0 <text:s text:c="3"/>0.8500 <text:s text:c="3"/>0.9600</text:p>
      <text:p text:style-name="P133"><text:s text:c="4"/>0.0800 <text:s text:c="3"/>0.1800 <text:s text:c="3"/>0.2800 <text:s text:c="8"/>0 <text:s text:c="3"/>0.2800</text:p>
      <text:p text:style-name="P133"><text:s text:c="4"/>0.0800 <text:s text:c="3"/>0.4400 <text:s text:c="3"/>0.5400 <text:s text:c="3"/>0.4300 <text:s text:c="8"/>0</text:p>
      <text:p text:style-name="P133"/>
      <text:p text:style-name="P133">Limit value of the agreement index</text:p>
      <text:p text:style-name="P133"><text:s text:c="4"/>0.4286 <text:s text:c="3"/>0.1429 <text:s text:c="3"/>0.5714 <text:s text:c="3"/>0.4286 <text:s text:c="3"/>0.1429</text:p>
      <text:p text:style-name="P133"/>
      <text:p text:style-name="P133">Limit value of the disagreement index</text:p>
      <text:p text:style-name="P133"><text:s text:c="4"/>0.5400 <text:s text:c="3"/>0.5400 <text:s text:c="3"/>0.9600 <text:s text:c="3"/>0.2800 <text:s text:c="3"/>0.5400</text:p>
      <text:p text:style-name="P133"/>
      <text:p text:style-name="P133">0.42857 &gt; 0.4 &amp;&amp; 0.28 &lt; 0.5</text:p>
      <text:p text:style-name="P133">Index is 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gBlue Terminal 437TT" svg:font-family="'BigBlue Terminal 437TT', monospace, monospace, 'Droid Sans Mono', monospace, monospac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основной_20_гост" style:display-name="основной гост" style:family="paragraph" style:parent-style-name="Standard" loext:linked-style-name="основной_20_гост_20_Знак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en" style:country-asian="US" style:font-name-complex="Noto Sans Arabic UI" style:font-family-complex="'Noto Sans Arabic UI'" style:font-family-generic-complex="system" style:font-pitch-complex="variabl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2" style:display-name="Основной текст 22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Body_20_Text_20_2" style:display-name="Body Text 2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основной_20_гост_20_Знак" style:display-name="основной гост Знак" style:family="text" style:parent-style-name="Default_20_Paragraph_20_Font" loext:linked-style-name="основной_20_гост">
      <style:text-properties style:font-name="Times New Roman" fo:font-family="'Times New Roman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fo:color="#000000" loext:opacity="100%"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−" style:num-suffix="−" text:bullet-char="−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2cm" fo:margin-bottom="0.74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9cm" fo:margin-left="0cm" fo:margin-right="0cm" fo:margin-top="1.15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желика Деркач</meta:initial-creator>
    <meta:editing-cycles>121</meta:editing-cycles>
    <meta:print-date>2023-04-05T13:29:49.527257814</meta:print-date>
    <meta:creation-date>2022-02-07T09:37:00</meta:creation-date>
    <dc:date>2023-04-05T13:41:04.085224160</dc:date>
    <meta:editing-duration>PT2H24M48S</meta:editing-duration>
    <meta:generator>LibreOffice/7.3.7.2$Linux_X86_64 LibreOffice_project/30$Build-2</meta:generator>
    <meta:document-statistic meta:table-count="16" meta:image-count="0" meta:object-count="8" meta:page-count="24" meta:paragraph-count="975" meta:word-count="4182" meta:character-count="29248" meta:non-whitespace-character-count="24633"/>
    <meta:user-defined meta:name="AppVersion">16.0000</meta:user-defined>
    <meta:template xlink:type="simple" xlink:actuate="onRequest" xlink:title="Normal.dotm" xlink:href=""/>
  </office:meta>
</office:document-meta>
</file>

<file path=Object 18/content.xml><?xml version="1.0" encoding="utf-8"?>
<math xmlns="http://www.w3.org/1998/Math/MathML" display="block">
  <semantics>
    <mrow>
      <mstyle mathsize="12pt">
        <msubsup>
          <mi>R</mi>
          <mstyle mathsize="8pt">
            <mstyle mathvariant="italic">
              <mtext>jk</mtext>
            </mstyle>
          </mstyle>
          <mstyle mathsize="8pt">
            <mi>i</mi>
          </mstyle>
        </msubsup>
      </mstyle>
      <mrow/>
    </mrow>
    <annotation encoding="StarMath 5.0"> size 12{R rSub { size 8{ ital "jk"} }  rSup { size 8{i} } } {}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style mathvariant="italic">
                <mtext>jk</mtext>
              </mstyle>
            </mstyle>
          </msub>
          <mo stretchy="false">=</mo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M</mi>
              </mstyle>
            </munderover>
            <mrow>
              <msub>
                <mi>V</mi>
                <mstyle mathsize="8pt">
                  <mi>i</mi>
                </mstyle>
              </msub>
              <mo stretchy="false">⋅</mo>
              <mrow>
                <mo fence="true" form="prefix" stretchy="false">|</mo>
                <mrow>
                  <mrow>
                    <msubsup>
                      <mi>R</mi>
                      <mstyle mathsize="8pt">
                        <mstyle mathvariant="italic">
                          <mtext>jk</mtext>
                        </mstyle>
                      </mstyle>
                      <mstyle mathsize="8pt">
                        <mi>i</mi>
                      </mstyle>
                    </msubsup>
                    <mo stretchy="false">−</mo>
                    <mn>1</mn>
                  </mrow>
                </mrow>
                <mo fence="true" form="postfix" stretchy="false">|</mo>
              </mrow>
            </mrow>
          </mrow>
        </mrow>
      </mstyle>
      <mrow/>
    </mrow>
    <annotation encoding="StarMath 5.0"> size 12{R rSub { size 8{ ital "jk"} } = Sum cSub { size 8{i=1} }  cSup { size 8{M} }  {V rSub { size 8{i} }  cdot  lline R rSub { size 8{ ital "jk"} }  rSup { size 8{i} }  - 1 rline } } {}</annotation>
  </semantics>
</math>
</file>

<file path=Object 20/content.xml><?xml version="1.0" encoding="utf-8"?>
<math xmlns="http://www.w3.org/1998/Math/MathML" display="block">
  <semantics>
    <mrow>
      <mrow>
        <msub>
          <mi>R</mi>
          <mn>23</mn>
        </msub>
        <mo stretchy="false">=</mo>
        <msub>
          <mi>V</mi>
          <mn>1</mn>
        </msub>
      </mrow>
      <mi>∙</mi>
      <mrow>
        <mrow>
          <mo fence="true" form="prefix" stretchy="true">|</mo>
          <mrow>
            <mrow>
              <msubsup>
                <mi>R</mi>
                <mn>23</mn>
                <mn>1</mn>
              </msubsup>
              <mo stretchy="false">−</mo>
              <mn>1</mn>
            </mrow>
          </mrow>
          <mo fence="true" form="postfix" stretchy="true">|</mo>
        </mrow>
        <mo stretchy="false">+</mo>
        <msub>
          <mi>V</mi>
          <mn>2</mn>
        </msub>
      </mrow>
      <mi>∙</mi>
      <mrow>
        <mrow>
          <mo fence="true" form="prefix" stretchy="true">|</mo>
          <mrow>
            <mrow>
              <msubsup>
                <mi>R</mi>
                <mn>23</mn>
                <mn>2</mn>
              </msubsup>
              <mo stretchy="false">−</mo>
              <mn>1</mn>
            </mrow>
          </mrow>
          <mo fence="true" form="postfix" stretchy="true">|</mo>
        </mrow>
        <mo stretchy="false">+</mo>
        <msub>
          <mi>V</mi>
          <mn>3</mn>
        </msub>
      </mrow>
      <mi>∙</mi>
      <mrow>
        <mrow>
          <mo fence="true" form="prefix" stretchy="true">|</mo>
          <mrow>
            <mrow>
              <msubsup>
                <mi>R</mi>
                <mn>23</mn>
                <mn>3</mn>
              </msubsup>
              <mo stretchy="false">−</mo>
              <mn>1</mn>
            </mrow>
          </mrow>
          <mo fence="true" form="postfix" stretchy="true">|</mo>
        </mrow>
        <mo stretchy="false">=</mo>
        <mn>0.429</mn>
      </mrow>
      <mi>∙</mi>
      <mrow>
        <mrow>
          <mo fence="true" form="prefix" stretchy="true">|</mo>
          <mrow>
            <mrow>
              <mrow>
                <mo stretchy="false">−</mo>
                <mn>1</mn>
              </mrow>
              <mo stretchy="false">−</mo>
              <mn>1</mn>
            </mrow>
          </mrow>
          <mo fence="true" form="postfix" stretchy="true">|</mo>
        </mrow>
        <mo stretchy="false">+</mo>
        <mn>0.143</mn>
      </mrow>
      <mi>∙</mi>
      <mrow>
        <mrow>
          <mo fence="true" form="prefix" stretchy="true">|</mo>
          <mrow>
            <mrow>
              <mn>1</mn>
              <mo stretchy="false">−</mo>
              <mn>1</mn>
            </mrow>
          </mrow>
          <mo fence="true" form="postfix" stretchy="true">|</mo>
        </mrow>
        <mo stretchy="false">+</mo>
        <mn>0.429</mn>
      </mrow>
      <mi>∙</mi>
      <mrow>
        <mrow>
          <mo fence="true" form="prefix" stretchy="true">|</mo>
          <mrow>
            <mrow>
              <mn>1</mn>
              <mo stretchy="false">−</mo>
              <mn>1</mn>
            </mrow>
          </mrow>
          <mo fence="true" form="postfix" stretchy="true">|</mo>
        </mrow>
        <mo stretchy="false">=</mo>
        <mn>0.858</mn>
      </mrow>
    </mrow>
    <annotation encoding="StarMath 5.0">{R} rsub {23} = {V} rsub {1} ∙ left lline {R} rsub {23} rsup {1} -1 right rline + {V} rsub {2} ∙ left lline {R} rsub {23} rsup {2} -1 right rline + {V} rsub {3} ∙ left lline {R} rsub {23} rsup {3} -1 right rline =0.429∙ left lline -1-1 right rline +0.143∙ left lline 1-1 right rline +0.429∙ left lline 1-1 right rline =0.858</annotation>
  </semantics>
</math>
</file>

<file path=Object 21/content.xml><?xml version="1.0" encoding="utf-8"?>
<math xmlns="http://www.w3.org/1998/Math/MathML" display="block">
  <semantics>
    <mrow>
      <mrow>
        <msub>
          <mi>R</mi>
          <mn>36</mn>
        </msub>
        <mo stretchy="false">=</mo>
        <msub>
          <mi>V</mi>
          <mn>1</mn>
        </msub>
      </mrow>
      <mi>∙</mi>
      <mrow>
        <mrow>
          <mo fence="true" form="prefix" stretchy="true">|</mo>
          <mrow>
            <mrow>
              <msubsup>
                <mi>R</mi>
                <mn>36</mn>
                <mn>1</mn>
              </msubsup>
              <mo stretchy="false">−</mo>
              <mn>1</mn>
            </mrow>
          </mrow>
          <mo fence="true" form="postfix" stretchy="true">|</mo>
        </mrow>
        <mo stretchy="false">+</mo>
        <msub>
          <mi>V</mi>
          <mn>2</mn>
        </msub>
      </mrow>
      <mi>∙</mi>
      <mrow>
        <mrow>
          <mo fence="true" form="prefix" stretchy="true">|</mo>
          <mrow>
            <mrow>
              <msubsup>
                <mi>R</mi>
                <mn>36</mn>
                <mn>2</mn>
              </msubsup>
              <mo stretchy="false">−</mo>
              <mn>1</mn>
            </mrow>
          </mrow>
          <mo fence="true" form="postfix" stretchy="true">|</mo>
        </mrow>
        <mo stretchy="false">+</mo>
        <msub>
          <mi>V</mi>
          <mn>3</mn>
        </msub>
      </mrow>
      <mi>∙</mi>
      <mrow>
        <mrow>
          <mo fence="true" form="prefix" stretchy="true">|</mo>
          <mrow>
            <mrow>
              <msubsup>
                <mi>R</mi>
                <mn>36</mn>
                <mn>3</mn>
              </msubsup>
              <mo stretchy="false">−</mo>
              <mn>1</mn>
            </mrow>
          </mrow>
          <mo fence="true" form="postfix" stretchy="true">|</mo>
        </mrow>
        <mo stretchy="false">=</mo>
        <mn>0.429</mn>
      </mrow>
      <mi>∙</mi>
      <mrow>
        <mrow>
          <mo fence="true" form="prefix" stretchy="true">|</mo>
          <mrow>
            <mrow>
              <mn>1</mn>
              <mo stretchy="false">−</mo>
              <mn>1</mn>
            </mrow>
          </mrow>
          <mo fence="true" form="postfix" stretchy="true">|</mo>
        </mrow>
        <mo stretchy="false">+</mo>
        <mn>0.143</mn>
      </mrow>
      <mi>∙</mi>
      <mrow>
        <mrow>
          <mo fence="true" form="prefix" stretchy="true">|</mo>
          <mrow>
            <mrow>
              <mrow>
                <mo stretchy="false">−</mo>
                <mn>1</mn>
              </mrow>
              <mo stretchy="false">−</mo>
              <mn>1</mn>
            </mrow>
          </mrow>
          <mo fence="true" form="postfix" stretchy="true">|</mo>
        </mrow>
        <mo stretchy="false">+</mo>
        <mn>0.429</mn>
      </mrow>
      <mi>∙</mi>
      <mrow>
        <mrow>
          <mo fence="true" form="prefix" stretchy="true">|</mo>
          <mrow>
            <mrow>
              <mrow>
                <mo stretchy="false">−</mo>
                <mn>1</mn>
              </mrow>
              <mo stretchy="false">−</mo>
              <mn>1</mn>
            </mrow>
          </mrow>
          <mo fence="true" form="postfix" stretchy="true">|</mo>
        </mrow>
        <mo stretchy="false">=</mo>
        <mn>1.144</mn>
      </mrow>
    </mrow>
    <annotation encoding="StarMath 5.0">{R} rsub {36} = {V} rsub {1} ∙ left lline {R} rsub {36} rsup {1} -1 right rline + {V} rsub {2} ∙ left lline {R} rsub {36} rsup {2} -1 right rline + {V} rsub {3} ∙ left lline {R} rsub {36} rsup {3} -1 right rline =0.429∙ left lline 1-1 right rline +0.143∙ left lline -1-1 right rline +0.429∙ left lline -1-1 right rline =1.144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style mathvariant="italic">
                  <mtext>jk</mtext>
                </mstyle>
              </mstyle>
            </msub>
            <mo stretchy="false">=</mo>
            <mrow>
              <munder>
                <mo stretchy="false">∑</mo>
                <mstyle mathsize="8pt">
                  <mrow>
                    <mi>i</mi>
                    <mi mathvariant="normal">∈</mi>
                    <msup>
                      <mi>K</mi>
                      <mstyle mathsize="6pt">
                        <mrow>
                          <mo stretchy="false">+</mo>
                          <mrow/>
                        </mrow>
                      </mstyle>
                    </msup>
                  </mrow>
                </mstyle>
              </munder>
              <msub>
                <mi>V</mi>
                <mstyle mathsize="8pt">
                  <mi>i</mi>
                </mstyle>
              </msub>
            </mrow>
          </mrow>
          <mi>,</mi>
          <mspace width="1.5em"/>
        </mrow>
      </mstyle>
      <mrow/>
    </mrow>
    <annotation encoding="StarMath 5.0"> size 12{C rSub { size 8{ ital "jk"} } = Sum cSub { size 8{i func ∈ K rSup { size 6{+{}} } } }  {V rSub { size 8{i} } } ,```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style mathvariant="italic">
                  <mtext>jk</mtext>
                </mstyle>
              </mstyle>
            </msub>
            <mo stretchy="false">=</mo>
            <munder>
              <mtext>max</mtext>
              <mstyle mathsize="8pt">
                <mrow>
                  <mi>i</mi>
                  <mi mathvariant="normal">∈</mi>
                  <msup>
                    <mi>K</mi>
                    <mstyle mathsize="8pt">
                      <mrow>
                        <mo stretchy="false">−</mo>
                        <mrow/>
                      </mrow>
                    </mstyle>
                  </msup>
                </mrow>
              </mstyle>
            </munder>
          </mrow>
          <mo stretchy="false">(</mo>
          <mrow>
            <msub>
              <mi>P</mi>
              <mstyle mathsize="8pt">
                <mstyle mathvariant="italic">
                  <mtext>ik</mtext>
                </mstyle>
              </mstyle>
            </msub>
            <mo stretchy="false">−</mo>
            <msub>
              <mi>P</mi>
              <mstyle mathsize="8pt">
                <mstyle mathvariant="italic">
                  <mtext>ij</mtext>
                </mstyle>
              </mstyle>
            </msub>
          </mrow>
          <mo stretchy="false">)</mo>
          <mi>,</mi>
        </mrow>
      </mstyle>
      <mrow/>
    </mrow>
    <annotation encoding="StarMath 5.0"> size 12{D rSub { size 8{ ital "jk"} } = {"max"}  cSub { size 8{i func ∈ K rSup { size 8{ - {}} } } }  \( P rSub { size 8{ ital "ik"} }  - P rSub { size 8{ ital "ij"} }  \) ,} {}</annotation>
  </semantics>
</math>
</file>

<file path=Object 24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j</mi>
              </mstyle>
            </msub>
            <mo stretchy="false">=</mo>
            <munder>
              <mtext>min</mtext>
              <mstyle mathsize="8pt">
                <mi>k</mi>
              </mstyle>
            </munder>
          </mrow>
          <msub>
            <mi>C</mi>
            <mstyle mathsize="8pt">
              <mstyle mathvariant="italic">
                <mtext>jk</mtext>
              </mstyle>
            </mstyle>
          </msub>
          <mi>,</mi>
        </mrow>
      </mstyle>
      <mrow/>
    </mrow>
    <annotation encoding="StarMath 5.0"> size 12{C rSub { size 8{j} } = {"min"}  cSub { size 8{k} } C rSub { size 8{ ital "jk"} } ,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j</mi>
              </mstyle>
            </msub>
            <mo stretchy="false">=</mo>
            <munder>
              <mtext>max</mtext>
              <mstyle mathsize="8pt">
                <mi>k</mi>
              </mstyle>
            </munder>
          </mrow>
          <msub>
            <mi>D</mi>
            <mstyle mathsize="8pt">
              <mstyle mathvariant="italic">
                <mtext>jk</mtext>
              </mstyle>
            </mstyle>
          </msub>
          <mi>,</mi>
        </mrow>
      </mstyle>
      <mrow/>
    </mrow>
    <annotation encoding="StarMath 5.0"> size 12{D rSub { size 8{j} } = {"max"}  cSub { size 8{k} } D rSub { size 8{ ital "jk"} } ,} {}</annotation>
  </semantics>
</math>
</file>